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89.59pt"/>
    </style:style>
    <style:style style:name="co8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2.91pt"/>
    </style:style>
    <style:style style:name="co13" style:family="table-column">
      <style:table-column-properties fo:break-before="auto" style:column-width="76.96pt"/>
    </style:style>
    <style:style style:name="co1" style:family="table-column">
      <style:table-column-properties fo:break-before="auto" style:column-width="81.01pt"/>
    </style:style>
    <style:style style:name="co2" style:family="table-column">
      <style:table-column-properties fo:break-before="auto" style:column-width="94.51pt"/>
    </style:style>
    <style:style style:name="co14" style:family="table-column">
      <style:table-column-properties fo:break-before="auto" style:column-width="115.46pt"/>
    </style:style>
    <style:style style:name="co15" style:family="table-column">
      <style:table-column-properties fo:break-before="auto" style:column-width="83pt"/>
    </style:style>
    <style:style style:name="co16" style:family="table-column">
      <style:table-column-properties fo:break-before="auto" style:column-width="79.65pt"/>
    </style:style>
    <style:style style:name="co17" style:family="table-column">
      <style:table-column-properties fo:break-before="auto" style:column-width="55.36pt"/>
    </style:style>
    <style:style style:name="co18" style:family="table-column">
      <style:table-column-properties fo:break-before="auto" style:column-width="58.31pt"/>
    </style:style>
    <style:style style:name="co19" style:family="table-column">
      <style:table-column-properties fo:break-before="auto" style:column-width="66.16pt"/>
    </style:style>
    <style:style style:name="co20" style:family="table-column">
      <style:table-column-properties fo:break-before="auto" style:column-width="68.14pt"/>
    </style:style>
    <style:style style:name="co21" style:family="table-column">
      <style:table-column-properties fo:break-before="auto" style:column-width="65.45pt"/>
    </style:style>
    <style:style style:name="co22" style:family="table-column">
      <style:table-column-properties fo:break-before="auto" style:column-width="52.64pt"/>
    </style:style>
    <style:style style:name="co23" style:family="table-column">
      <style:table-column-properties fo:break-before="auto" style:column-width="66.81pt"/>
    </style:style>
    <style:style style:name="co24" style:family="table-column">
      <style:table-column-properties fo:break-before="auto" style:column-width="72pt"/>
    </style:style>
    <style:style style:name="co25" style:family="table-column">
      <style:table-column-properties fo:break-before="auto" style:column-width="81.75pt"/>
    </style:style>
    <style:style style:name="co26" style:family="table-column">
      <style:table-column-properties fo:break-before="auto" style:column-width="91.81pt"/>
    </style:style>
    <style:style style:name="co27" style:family="table-column">
      <style:table-column-properties fo:break-before="auto" style:column-width="600.86pt"/>
    </style:style>
    <style:style style:name="ro4" style:family="table-row">
      <style:table-row-properties style:row-height="38.61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1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.65pt" fo:break-before="auto" style:use-optimal-row-height="true"/>
    </style:style>
    <style:style style:name="ro7" style:family="table-row">
      <style:table-row-properties style:row-height="33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32pt" style:font-size-asian="32pt" style:font-size-complex="32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Courier"/>
    </style:style>
    <style:style style:name="ce12" style:family="table-cell" style:parent-style-name="Default">
      <style:text-properties style:font-name="Courier" style:font-name-asian="SimSun" style:font-name-complex="Lucida Sans"/>
    </style:style>
    <style:style style:name="ce13" style:family="table-cell" style:parent-style-name="Default">
      <style:table-cell-properties fo:background-color="transparent"/>
      <style:text-properties style:font-name="Courier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ce14" style:family="table-cell" style:parent-style-name="Default">
      <style:table-cell-properties fo:background-color="#ffff00"/>
      <style:text-properties style:font-name="Courier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e15" style:family="table-cell" style:parent-style-name="Default">
      <style:table-cell-properties fo:background-color="#ffff00"/>
      <style:text-properties style:font-name="Courier" fo:font-size="16pt" style:font-size-asian="16pt" style:font-size-complex="16pt"/>
    </style:style>
    <style:style style:name="ce16" style:family="table-cell" style:parent-style-name="Default" style:data-style-name="N121">
      <style:table-cell-properties fo:background-color="#ff6633"/>
    </style:style>
    <style:style style:name="ce17" style:family="table-cell" style:parent-style-name="Default" style:data-style-name="N121"/>
    <style:style style:name="ce18" style:family="table-cell" style:parent-style-name="Default" style:data-style-name="N11">
      <style:table-cell-properties fo:border-bottom="1.25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633"/>
    </style:style>
    <style:style style:name="ce2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 style:data-style-name="N11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">
      <style:table-cell-properties fo:border-bottom="1.25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1.25pt solid #000000" fo:border-left="none" fo:border-right="none" fo:border-top="none"/>
    </style:style>
    <style:style style:name="ce3" style:family="table-cell" style:parent-style-name="Default">
      <style:text-properties style:font-name="Courier"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style:font-name="Courier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00"/>
      <style:text-properties style:font-name="Courier" fo:font-size="16pt" fo:font-weight="bold" style:font-name-asian="SimSun" style:font-size-asian="16pt" style:font-weight-asian="bold" style:font-name-complex="Lucida Sans" style:font-size-complex="16pt" style:font-weight-complex="bold"/>
    </style:style>
    <style:style style:name="ce7" style:family="table-cell" style:parent-style-name="Default">
      <style:text-properties style:font-name="Liberation Sans" style:font-name-asian="SimSun" style:font-name-complex="Lucida Sans"/>
    </style:style>
    <style:style style:name="ce8" style:family="table-cell" style:parent-style-name="Default">
      <style:table-cell-properties fo:border-bottom="none" fo:border-left="none" fo:border-right="none" fo:border-top="1.25pt solid #000000"/>
    </style:style>
    <style:style style:name="ce9" style:family="table-cell" style:parent-style-name="Default">
      <style:table-cell-properties fo:border-bottom="1.25pt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/>
    </style:style>
    <style:style style:name="ce36" style:family="table-cell" style:parent-style-name="Default">
      <style:table-cell-properties fo:border-bottom="none" fo:border-left="none" fo:border-right="none" fo:border-top="0.74pt solid #000000"/>
    </style:style>
    <style:style style:name="ce79" style:family="table-cell" style:parent-style-name="Default">
      <style:table-cell-properties fo:border-bottom="none" fo:border-left="0.74pt solid #000000" fo:border-right="none" fo:border-top="0.74pt solid #000000"/>
    </style:style>
    <style:style style:name="ce80" style:family="table-cell" style:parent-style-name="Default">
      <style:table-cell-properties fo:border-bottom="none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order-left="0.74pt solid #000000" fo:border-right="none" fo:border-top="none"/>
    </style:style>
    <style:style style:name="ce83" style:family="table-cell" style:parent-style-name="Default">
      <style:table-cell-properties fo:border-bottom="0.74pt solid #000000" fo:border-left="none" fo:border-right="none" fo:border-top="none"/>
    </style:style>
    <style:style style:name="ce84" style:family="table-cell" style:parent-style-name="Default">
      <style:table-cell-properties fo:border-bottom="none" fo:border-left="none" fo:border-right="0.74pt solid #000000" fo:border-top="0.74pt solid #000000"/>
    </style:style>
    <style:style style:name="ce85" style:family="table-cell" style:parent-style-name="Default">
      <style:table-cell-properties fo:border-bottom="none" fo:border-left="none" fo:border-right="0.74pt solid #000000" fo:border-top="none"/>
    </style:style>
    <style:style style:name="ce86" style:family="table-cell" style:parent-style-name="Default">
      <style:table-cell-properties fo:border-bottom="0.74pt solid #000000" fo:border-left="none" fo:border-right="0.74pt solid #000000" fo:border-top="none"/>
    </style:style>
    <style:style style:name="ce7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end"/>
    </style:style>
    <style:style style:name="ce101" style:family="table-cell" style:parent-style-name="Default">
      <style:table-cell-properties fo:background-color="transparent"/>
    </style:style>
    <style:style style:name="ce9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2">
      <style:table-cell-properties fo:background-color="#00b8ff"/>
    </style:style>
    <style:style style:name="ce32" style:family="table-cell" style:parent-style-name="Default" style:data-style-name="N2">
      <style:table-cell-properties fo:background-color="#ffff00"/>
    </style:style>
    <style:style style:name="ce33" style:family="table-cell" style:parent-style-name="Default" style:data-style-name="N2">
      <style:table-cell-properties fo:background-color="#008000"/>
    </style:style>
    <style:style style:name="ce31" style:family="table-cell" style:parent-style-name="Default" style:data-style-name="N2">
      <style:table-cell-properties fo:background-color="#33a3a3"/>
    </style:style>
    <style:style style:name="ce95" style:family="table-cell" style:parent-style-name="Default" style:data-style-name="N2">
      <style:table-cell-properties fo:background-color="#cfe7e5"/>
    </style:style>
    <style:style style:name="ce96" style:family="table-cell" style:parent-style-name="Default" style:data-style-name="N11">
      <style:table-cell-properties fo:background-color="#cccc00"/>
    </style:style>
    <style:style style:name="ce28" style:family="table-cell" style:parent-style-name="Default" style:data-style-name="N2"/>
    <style:style style:name="ce47" style:family="table-cell" style:parent-style-name="Default" style:data-style-name="N11"/>
    <style:style style:name="ce44" style:family="table-cell" style:parent-style-name="Default">
      <style:table-cell-properties fo:background-color="#00b8ff"/>
      <style:text-properties fo:font-weight="bold" style:font-weight-asian="bold" style:font-weight-complex="bold"/>
    </style:style>
    <style:style style:name="ce48" style:family="table-cell" style:parent-style-name="Default" style:data-style-name="N11">
      <style:table-cell-properties fo:background-color="#00b8ff"/>
    </style:style>
    <style:style style:name="ce49" style:family="table-cell" style:parent-style-name="Default" style:data-style-name="N61">
      <style:table-cell-properties fo:background-color="#00b8ff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39" style:family="table-cell" style:parent-style-name="Default" style:data-style-name="N2">
      <style:table-cell-properties fo:background-color="transparent"/>
    </style:style>
    <style:style style:name="ce106" style:family="table-cell" style:parent-style-name="Default">
      <style:text-properties fo:font-size="32pt" style:font-size-asian="32pt" style:font-size-complex="32pt"/>
    </style:style>
    <style:style style:name="ce107" style:family="table-cell" style:parent-style-name="Default">
      <style:text-properties fo:font-size="14pt" style:font-size-asian="14pt" style:font-size-complex="14pt"/>
    </style:style>
    <style:style style:name="ce108" style:family="table-cell" style:parent-style-name="Default">
      <style:text-properties style:font-name="Courier" fo:font-size="14pt" style:font-size-asian="14pt" style:font-size-complex="14pt"/>
    </style:style>
    <style:style style:name="ce109" style:family="table-cell" style:parent-style-name="Default">
      <style:text-properties style:font-name="Courier"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background-color="#ffff00"/>
      <style:text-properties style:font-name="Courier" fo:font-size="16pt" fo:font-weight="bold" style:font-name-asian="SimSun" style:font-size-asian="16pt" style:font-weight-asian="bold" style:font-name-complex="Lucida Sans" style:font-size-complex="16pt" style:font-weight-complex="bold"/>
    </style:style>
    <style:style style:name="ce111" style:family="table-cell" style:parent-style-name="Default">
      <style:text-properties style:font-name="Liberation Sans" style:font-name-asian="SimSun" style:font-name-complex="Lucida Sans"/>
    </style:style>
    <style:style style:name="ce112" style:family="table-cell" style:parent-style-name="Default">
      <style:table-cell-properties fo:border-bottom="none" fo:border-left="none" fo:border-right="none" fo:border-top="1.25pt solid #000000"/>
    </style:style>
    <style:style style:name="ce113" style:family="table-cell" style:parent-style-name="Default">
      <style:table-cell-properties fo:border-bottom="1.25pt solid #000000" fo:border-left="none" fo:border-right="none" fo:border-top="none"/>
      <style:text-properties fo:font-weight="bold" style:font-weight-asian="bold" style:font-weight-complex="bold"/>
    </style:style>
    <style:style style:name="ce114" style:family="table-cell" style:parent-style-name="Default">
      <style:text-properties style:font-name="Courier"/>
    </style:style>
    <style:style style:name="ce115" style:family="table-cell" style:parent-style-name="Default">
      <style:text-properties style:font-name="Courier" style:font-name-asian="SimSun" style:font-name-complex="Lucida Sans"/>
    </style:style>
    <style:style style:name="ce116" style:family="table-cell" style:parent-style-name="Default">
      <style:table-cell-properties fo:background-color="transparent"/>
      <style:text-properties style:font-name="Courier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ce117" style:family="table-cell" style:parent-style-name="Default">
      <style:table-cell-properties fo:background-color="#ffff00"/>
      <style:text-properties style:font-name="Courier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e118" style:family="table-cell" style:parent-style-name="Default">
      <style:table-cell-properties fo:background-color="#ffff00"/>
      <style:text-properties style:font-name="Courier" fo:font-size="16pt" style:font-size-asian="16pt" style:font-size-complex="16pt"/>
    </style:style>
    <style:style style:name="ce119" style:family="table-cell" style:parent-style-name="Default" style:data-style-name="N121">
      <style:table-cell-properties fo:background-color="#ff6633"/>
    </style:style>
    <style:style style:name="ce120" style:family="table-cell" style:parent-style-name="Default" style:data-style-name="N121"/>
    <style:style style:name="ce121" style:family="table-cell" style:parent-style-name="Default" style:data-style-name="N11">
      <style:table-cell-properties fo:border-bottom="1.25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6633"/>
    </style:style>
    <style:style style:name="ce123" style:family="table-cell" style:parent-style-name="Default" style:data-style-name="N11"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ff00"/>
    </style:style>
    <style:style style:name="ce125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11">
      <style:table-cell-properties fo:border-bottom="1.25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1.25pt solid #000000" fo:border-left="none" fo:border-right="none" fo:border-top="none"/>
    </style:style>
    <style:style style:name="ce128" style:family="table-cell" style:parent-style-name="Default">
      <style:table-cell-properties fo:border-bottom="none" fo:border-left="0.74pt solid #000000" fo:border-right="none" fo:border-top="0.74pt solid #000000"/>
    </style:style>
    <style:style style:name="ce129" style:family="table-cell" style:parent-style-name="Default">
      <style:table-cell-properties fo:border-bottom="none" fo:border-left="0.74pt solid #000000" fo:border-right="none" fo:border-top="none"/>
    </style:style>
    <style:style style:name="ce130" style:family="table-cell" style:parent-style-name="Default">
      <style:table-cell-properties fo:border-bottom="0.74pt solid #000000" fo:border-left="0.74pt solid #000000" fo:border-right="none" fo:border-top="none"/>
    </style:style>
    <style:style style:name="ce131" style:family="table-cell" style:parent-style-name="Default">
      <style:table-cell-properties fo:border-bottom="none" fo:border-left="none" fo:border-right="none" fo:border-top="0.74pt solid #000000"/>
    </style:style>
    <style:style style:name="ce132" style:family="table-cell" style:parent-style-name="Default">
      <style:table-cell-properties fo:border-bottom="0.74pt solid #000000" fo:border-left="none" fo:border-right="none" fo:border-top="none"/>
    </style:style>
    <style:style style:name="ce133" style:family="table-cell" style:parent-style-name="Default">
      <style:table-cell-properties fo:border-bottom="none" fo:border-left="none" fo:border-right="0.74pt solid #000000" fo:border-top="0.74pt solid #000000"/>
    </style:style>
    <style:style style:name="ce134" style:family="table-cell" style:parent-style-name="Default">
      <style:table-cell-properties fo:border-bottom="none" fo:border-left="none" fo:border-right="0.74pt solid #000000" fo:border-top="none"/>
    </style:style>
    <style:style style:name="ce135" style:family="table-cell" style:parent-style-name="Default">
      <style:table-cell-properties fo:border-bottom="0.74pt solid #000000" fo:border-left="none" fo:border-right="0.74pt solid #000000" fo:border-top="none"/>
    </style:style>
    <style:style style:name="ce87" style:family="table-cell" style:parent-style-name="Default">
      <style:table-cell-properties fo:background-color="#ff0000"/>
    </style:style>
    <style:style style:name="ce88" style:family="table-cell" style:parent-style-name="Default" style:data-style-name="N2"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ackground-color="#3deb3d"/>
    </style:style>
    <style:style style:name="ce89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ommon baud r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18" table:default-cell-style-name="ce47"/>
        <table:table-column table:style-name="co19" table:default-cell-style-name="ce48"/>
        <table:table-column table:style-name="co20" table:default-cell-style-name="ce45"/>
        <table:table-column table:style-name="co21" table:default-cell-style-name="ce49"/>
        <table:table-column table:style-name="co22" table:default-cell-style-name="Default"/>
        <table:table-column table:style-name="co8" table:default-cell-style-name="Default"/>
        <table:table-column table:style-name="co8" table:default-cell-style-name="ce78"/>
        <table:table-column table:style-name="co8" table:default-cell-style-name="Default"/>
        <table:table-column table:style-name="co8" table:default-cell-style-name="ce31"/>
        <table:table-column table:style-name="co8" table:default-cell-style-name="Default"/>
        <table:table-column table:style-name="co8" table:number-columns-repeated="3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8" table:number-columns-repeated="1004" table:default-cell-style-name="Default"/>
        <table:table-row table:style-name="ro1">
          <table:table-cell table:style-name="ce76" office:value-type="string" calcext:value-type="string">
            <text:p>Crystal</text:p>
          </table:table-cell>
          <table:table-cell table:style-name="ce76" office:value-type="float" office:value="12000000" calcext:value-type="float">
            <text:p>12000000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ce76" office:value-type="string" calcext:value-type="string">
            <text:p>Div=(1 + 2*crystal / prescaler / baud) / 2</text:p>
          </table:table-cell>
          <table:table-cell table:style-name="Default" table:number-columns-repeated="3"/>
          <table:table-cell table:style-name="Default" office:value-type="string" calcext:value-type="string">
            <text:p>must be between 4 and 256 with special handling of values between 4 and 8 (half divisor)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ce76" office:value-type="string" calcext:value-type="string">
            <text:p>MOD=(12Mhz / 4 / baud + 1650 + 255) / 256</text:p>
          </table:table-cell>
          <table:table-cell table:style-name="Default" table:number-columns-repeated="3"/>
          <table:table-cell table:style-name="Default" office:value-type="string" calcext:value-type="string">
            <text:p>unknown purpose, see FreeBSD kernel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ce76"/>
          <table:table-cell table:style-name="Default" table:number-columns-repeated="5"/>
          <table:table-cell table:style-name="ce77"/>
          <table:table-cell table:style-name="ce77" office:value-type="string" calcext:value-type="string">
            <text:p>divider value based on prescaler (only integer values can be exactly represented; must be be between 2 and 256)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style-name="ce77" office:value-type="string" calcext:value-type="string">
            <text:p>Target baud</text:p>
          </table:table-cell>
          <table:table-cell table:style-name="ce77" office:value-type="string" calcext:value-type="string">
            <text:p>Calculated</text:p>
            <text:p>real baud</text:p>
          </table:table-cell>
          <table:table-cell table:style-name="ce77" office:value-type="string" calcext:value-type="string">
            <text:p>Calculated</text:p>
            <text:p>baud error</text:p>
          </table:table-cell>
          <table:table-cell table:style-name="ce44" office:value-type="string" calcext:value-type="string">
            <text:p>Measured</text:p>
            <text:p>Baud error</text:p>
          </table:table-cell>
          <table:table-cell table:style-name="ce44" office:value-type="string" calcext:value-type="string">
            <text:p>Measured</text:p>
            <text:p>Real baud</text:p>
          </table:table-cell>
          <table:table-cell table:style-name="ce44" office:value-type="string" calcext:value-type="string">
            <text:p>9 bit times</text:p>
            <text:p>Measured</text:p>
          </table:table-cell>
          <table:table-cell table:style-name="ce77" office:value-type="string" calcext:value-type="string">
            <text:p>prescaler</text:p>
          </table:table-cell>
          <table:table-cell table:style-name="ce77" office:value-type="string" calcext:value-type="string">
            <text:p>divider</text:p>
          </table:table-cell>
          <table:table-cell table:style-name="ce77" office:value-type="string" calcext:value-type="string">
            <text:p>Divider reg</text:p>
            <text:p>HEX</text:p>
          </table:table-cell>
          <table:table-cell table:style-name="ce77" office:value-type="string" calcext:value-type="string">
            <text:p>MOD reg</text:p>
          </table:table-cell>
          <table:table-cell table:style-name="ce77" office:value-type="string" calcext:value-type="string">
            <text:p>Prescale 1</text:p>
          </table:table-cell>
          <table:table-cell table:style-name="ce77" office:value-type="string" calcext:value-type="string">
            <text:p>Prescale 2</text:p>
          </table:table-cell>
          <table:table-cell table:style-name="ce77" office:value-type="string" calcext:value-type="string">
            <text:p>Prescale 8</text:p>
          </table:table-cell>
          <table:table-cell table:style-name="ce77" office:value-type="string" calcext:value-type="string">
            <text:p>Prescale 16</text:p>
          </table:table-cell>
          <table:table-cell table:style-name="ce77" office:value-type="string" calcext:value-type="string">
            <text:p>Prescale 64</text:p>
          </table:table-cell>
          <table:table-cell table:style-name="ce77" office:value-type="string" calcext:value-type="string">
            <text:p>Prescale 128</text:p>
          </table:table-cell>
          <table:table-cell table:style-name="ce77" office:value-type="string" calcext:value-type="string">
            <text:p>Prescale 512</text:p>
          </table:table-cell>
          <table:table-cell table:style-name="ce77" office:value-type="string" calcext:value-type="string">
            <text:p>Prescale 1024</text:p>
          </table:table-cell>
          <table:table-cell table:style-name="ce77" office:value-type="string" calcext:value-type="string">
            <text:p>Kernel trace message of used values</text:p>
          </table:table-cell>
          <table:table-cell table:style-name="ce77" table:number-columns-repeated="1003"/>
        </table:table-row>
        <table:table-row table:style-name="ro3">
          <table:table-cell table:style-name="ce78" office:value-type="float" office:value="46" calcext:value-type="float">
            <text:p>46</text:p>
          </table:table-cell>
          <table:table-cell table:formula="of:=[.$B$1]/[.G6]/[.H6]" office:value-type="float" office:value="45.9558823529412" calcext:value-type="float">
            <text:p>45.96</text:p>
          </table:table-cell>
          <table:table-cell table:formula="of:=([.B6]/[.A6])-1" office:value-type="percentage" office:value="-0.000959079283886943" calcext:value-type="percentage">
            <text:p>-0.10%</text:p>
          </table:table-cell>
          <table:table-cell table:formula="of:=([.E6]/[.A6])-1" office:value-type="percentage" office:value="-0.00075498512235217" calcext:value-type="percentage">
            <text:p>-0.08%</text:p>
          </table:table-cell>
          <table:table-cell table:formula="of:=9/[.F6]" office:value-type="float" office:value="45.9652706843718" calcext:value-type="float">
            <text:p>45.97</text:p>
          </table:table-cell>
          <table:table-cell office:value-type="float" office:value="0.1958" calcext:value-type="float">
            <text:p>1.96E-01</text:p>
          </table:table-cell>
          <table:table-cell office:value-type="float" office:value="1024" calcext:value-type="float">
            <text:p>1024</text:p>
          </table:table-cell>
          <table:table-cell table:formula="of:=ROUND([.K6]/[.G6];0)" office:value-type="float" office:value="255" calcext:value-type="float">
            <text:p>255</text:p>
          </table:table-cell>
          <table:table-cell table:formula="of:=&quot;0x&quot; &amp; DEC2HEX(256-[.H6];2)" office:value-type="string" office:string-value="0x01" calcext:value-type="string">
            <text:p>0x01</text:p>
          </table:table-cell>
          <table:table-cell table:formula="of:=TRUNC(([.$B$1]/4/[.A6]+1650+255)/256)" office:value-type="float" office:value="262" calcext:value-type="float">
            <text:p>262</text:p>
          </table:table-cell>
          <table:table-cell table:formula="of:=[.$B$1]/[.A6]" office:value-type="float" office:value="260869.565217391" calcext:value-type="float">
            <text:p>260869.57</text:p>
          </table:table-cell>
          <table:table-cell table:style-name="ce31" table:formula="of:=[.K6]/2" office:value-type="float" office:value="130434.782608696" calcext:value-type="float">
            <text:p>130434.78</text:p>
          </table:table-cell>
          <table:table-cell table:formula="of:=[.K6]/8" office:value-type="float" office:value="32608.6956521739" calcext:value-type="float">
            <text:p>32608.70</text:p>
          </table:table-cell>
          <table:table-cell table:formula="of:=[.K6]/16" office:value-type="float" office:value="16304.347826087" calcext:value-type="float">
            <text:p>16304.35</text:p>
          </table:table-cell>
          <table:table-cell table:formula="of:=[.K6]/64" office:value-type="float" office:value="4076.08695652174" calcext:value-type="float">
            <text:p>4076.09</text:p>
          </table:table-cell>
          <table:table-cell table:formula="of:=[.K6]/128" office:value-type="float" office:value="2038.04347826087" calcext:value-type="float">
            <text:p>2038.04</text:p>
          </table:table-cell>
          <table:table-cell table:formula="of:=[.K6]/512" office:value-type="float" office:value="509.510869565217" calcext:value-type="float">
            <text:p>509.51</text:p>
          </table:table-cell>
          <table:table-cell table:style-name="ce32" table:formula="of:=[.K6]/1024" office:value-type="float" office:value="254.755434782609" calcext:value-type="float">
            <text:p>254.76</text:p>
          </table:table-cell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50" calcext:value-type="float">
            <text:p>50</text:p>
          </table:table-cell>
          <table:table-cell table:formula="of:=[.$B$1]/[.G7]/[.H7]" office:value-type="float" office:value="50.0801282051282" calcext:value-type="float">
            <text:p>50.08</text:p>
          </table:table-cell>
          <table:table-cell table:formula="of:=([.B7]/[.A7])-1" office:value-type="percentage" office:value="0.00160256410256387" calcext:value-type="percentage">
            <text:p>0.16%</text:p>
          </table:table-cell>
          <table:table-cell table:formula="of:=([.E7]/[.A7])-1" office:value-type="percentage" office:value="0.00111234705228003" calcext:value-type="percentage">
            <text:p>0.11%</text:p>
          </table:table-cell>
          <table:table-cell table:formula="of:=9/[.F7]" office:value-type="float" office:value="50.055617352614" calcext:value-type="float">
            <text:p>50.06</text:p>
          </table:table-cell>
          <table:table-cell office:value-type="float" office:value="0.1798" calcext:value-type="float">
            <text:p>1.80E-01</text:p>
          </table:table-cell>
          <table:table-cell office:value-type="float" office:value="1024" calcext:value-type="float">
            <text:p>1024</text:p>
          </table:table-cell>
          <table:table-cell table:formula="of:=ROUND([.K7]/[.G7];0)" office:value-type="float" office:value="234" calcext:value-type="float">
            <text:p>234</text:p>
          </table:table-cell>
          <table:table-cell table:formula="of:=&quot;0x&quot; &amp; DEC2HEX(256-[.H7];2)" office:value-type="string" office:string-value="0x16" calcext:value-type="string">
            <text:p>0x16</text:p>
          </table:table-cell>
          <table:table-cell table:formula="of:=TRUNC(([.$B$1]/4/[.A7]+1650+255)/256)" office:value-type="float" office:value="241" calcext:value-type="float">
            <text:p>241</text:p>
          </table:table-cell>
          <table:table-cell table:formula="of:=[.$B$1]/[.A7]" office:value-type="float" office:value="240000" calcext:value-type="float">
            <text:p>240000.00</text:p>
          </table:table-cell>
          <table:table-cell table:style-name="ce31" table:formula="of:=[.K7]/2" office:value-type="float" office:value="120000" calcext:value-type="float">
            <text:p>120000.00</text:p>
          </table:table-cell>
          <table:table-cell table:formula="of:=[.K7]/8" office:value-type="float" office:value="30000" calcext:value-type="float">
            <text:p>30000.00</text:p>
          </table:table-cell>
          <table:table-cell table:formula="of:=[.K7]/16" office:value-type="float" office:value="15000" calcext:value-type="float">
            <text:p>15000.00</text:p>
          </table:table-cell>
          <table:table-cell table:formula="of:=[.K7]/64" office:value-type="float" office:value="3750" calcext:value-type="float">
            <text:p>3750.00</text:p>
          </table:table-cell>
          <table:table-cell table:formula="of:=[.K7]/128" office:value-type="float" office:value="1875" calcext:value-type="float">
            <text:p>1875.00</text:p>
          </table:table-cell>
          <table:table-cell table:formula="of:=[.K7]/512" office:value-type="float" office:value="468.75" calcext:value-type="float">
            <text:p>468.75</text:p>
          </table:table-cell>
          <table:table-cell table:style-name="ce32" table:formula="of:=[.K7]/1024" office:value-type="float" office:value="234.375" calcext:value-type="float">
            <text:p>234.38</text:p>
          </table:table-cell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75" calcext:value-type="float">
            <text:p>75</text:p>
          </table:table-cell>
          <table:table-cell table:formula="of:=[.$B$1]/[.G8]/[.H8]" office:value-type="float" office:value="75.1201923076923" calcext:value-type="float">
            <text:p>75.12</text:p>
          </table:table-cell>
          <table:table-cell table:formula="of:=([.B8]/[.A8])-1" office:value-type="percentage" office:value="0.0016025641025641" calcext:value-type="percentage">
            <text:p>0.16%</text:p>
          </table:table-cell>
          <table:table-cell table:formula="of:=([.E8]/[.A8])-1" office:value-type="percentage" office:value="0.00166944908180278" calcext:value-type="percentage">
            <text:p>0.17%</text:p>
          </table:table-cell>
          <table:table-cell table:formula="of:=9/[.F8]" office:value-type="float" office:value="75.1252086811352" calcext:value-type="float">
            <text:p>75.13</text:p>
          </table:table-cell>
          <table:table-cell office:value-type="float" office:value="0.1198" calcext:value-type="float">
            <text:p>1.20E-01</text:p>
          </table:table-cell>
          <table:table-cell office:value-type="float" office:value="1024" calcext:value-type="float">
            <text:p>1024</text:p>
          </table:table-cell>
          <table:table-cell table:formula="of:=ROUND([.K8]/[.G8];0)" office:value-type="float" office:value="156" calcext:value-type="float">
            <text:p>156</text:p>
          </table:table-cell>
          <table:table-cell table:formula="of:=&quot;0x&quot; &amp; DEC2HEX(256-[.H8];2)" office:value-type="string" office:string-value="0x64" calcext:value-type="string">
            <text:p>0x64</text:p>
          </table:table-cell>
          <table:table-cell table:formula="of:=TRUNC(([.$B$1]/4/[.A8]+1650+255)/256)" office:value-type="float" office:value="163" calcext:value-type="float">
            <text:p>163</text:p>
          </table:table-cell>
          <table:table-cell table:formula="of:=[.$B$1]/[.A8]" office:value-type="float" office:value="160000" calcext:value-type="float">
            <text:p>160000.00</text:p>
          </table:table-cell>
          <table:table-cell table:style-name="ce31" table:formula="of:=[.K8]/2" office:value-type="float" office:value="80000" calcext:value-type="float">
            <text:p>80000.00</text:p>
          </table:table-cell>
          <table:table-cell table:formula="of:=[.K8]/8" office:value-type="float" office:value="20000" calcext:value-type="float">
            <text:p>20000.00</text:p>
          </table:table-cell>
          <table:table-cell table:formula="of:=[.K8]/16" office:value-type="float" office:value="10000" calcext:value-type="float">
            <text:p>10000.00</text:p>
          </table:table-cell>
          <table:table-cell table:formula="of:=[.K8]/64" office:value-type="float" office:value="2500" calcext:value-type="float">
            <text:p>2500.00</text:p>
          </table:table-cell>
          <table:table-cell table:formula="of:=[.K8]/128" office:value-type="float" office:value="1250" calcext:value-type="float">
            <text:p>1250.00</text:p>
          </table:table-cell>
          <table:table-cell table:formula="of:=[.K8]/512" office:value-type="float" office:value="312.5" calcext:value-type="float">
            <text:p>312.50</text:p>
          </table:table-cell>
          <table:table-cell table:style-name="ce32" table:formula="of:=[.K8]/1024" office:value-type="float" office:value="156.25" calcext:value-type="float">
            <text:p>156.25</text:p>
          </table:table-cell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10" calcext:value-type="float">
            <text:p>110</text:p>
          </table:table-cell>
          <table:table-cell table:formula="of:=[.$B$1]/[.G9]/[.H9]" office:value-type="float" office:value="110.035211267606" calcext:value-type="float">
            <text:p>110.04</text:p>
          </table:table-cell>
          <table:table-cell table:formula="of:=([.B9]/[.A9])-1" office:value-type="percentage" office:value="0.00032010243278191" calcext:value-type="percentage">
            <text:p>0.03%</text:p>
          </table:table-cell>
          <table:table-cell table:formula="of:=([.E9]/[.A9])-1" office:value-type="percentage" office:value="0.000222271615918146" calcext:value-type="percentage">
            <text:p>0.02%</text:p>
          </table:table-cell>
          <table:table-cell table:formula="of:=9/[.F9]" office:value-type="float" office:value="110.024449877751" calcext:value-type="float">
            <text:p>110.02</text:p>
          </table:table-cell>
          <table:table-cell office:value-type="float" office:value="0.0818" calcext:value-type="float">
            <text:p>8.18E-02</text:p>
          </table:table-cell>
          <table:table-cell office:value-type="float" office:value="512" calcext:value-type="float">
            <text:p>512</text:p>
          </table:table-cell>
          <table:table-cell table:formula="of:=ROUND([.K9]/[.G9];0)" office:value-type="float" office:value="213" calcext:value-type="float">
            <text:p>213</text:p>
          </table:table-cell>
          <table:table-cell table:formula="of:=&quot;0x&quot; &amp; DEC2HEX(256-[.H9];2)" office:value-type="string" office:string-value="0x2B" calcext:value-type="string">
            <text:p>0x2B</text:p>
          </table:table-cell>
          <table:table-cell table:formula="of:=TRUNC(([.$B$1]/4/[.A9]+1650+255)/256)" office:value-type="float" office:value="113" calcext:value-type="float">
            <text:p>113</text:p>
          </table:table-cell>
          <table:table-cell table:formula="of:=[.$B$1]/[.A9]" office:value-type="float" office:value="109090.909090909" calcext:value-type="float">
            <text:p>109090.91</text:p>
          </table:table-cell>
          <table:table-cell table:style-name="ce31" table:formula="of:=[.K9]/2" office:value-type="float" office:value="54545.4545454545" calcext:value-type="float">
            <text:p>54545.45</text:p>
          </table:table-cell>
          <table:table-cell table:formula="of:=[.K9]/8" office:value-type="float" office:value="13636.3636363636" calcext:value-type="float">
            <text:p>13636.36</text:p>
          </table:table-cell>
          <table:table-cell table:formula="of:=[.K9]/16" office:value-type="float" office:value="6818.18181818182" calcext:value-type="float">
            <text:p>6818.18</text:p>
          </table:table-cell>
          <table:table-cell table:formula="of:=[.K9]/64" office:value-type="float" office:value="1704.54545454545" calcext:value-type="float">
            <text:p>1704.55</text:p>
          </table:table-cell>
          <table:table-cell table:formula="of:=[.K9]/128" office:value-type="float" office:value="852.272727272727" calcext:value-type="float">
            <text:p>852.27</text:p>
          </table:table-cell>
          <table:table-cell table:style-name="ce32" table:formula="of:=[.K9]/512" office:value-type="float" office:value="213.068181818182" calcext:value-type="float">
            <text:p>213.07</text:p>
          </table:table-cell>
          <table:table-cell table:style-name="ce39" table:formula="of:=[.K9]/1024" office:value-type="float" office:value="106.534090909091" calcext:value-type="float">
            <text:p>106.53</text:p>
          </table:table-cell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35" calcext:value-type="float">
            <text:p>135</text:p>
          </table:table-cell>
          <table:table-cell table:formula="of:=[.$B$1]/[.G10]/[.H10]" office:value-type="float" office:value="134.698275862069" calcext:value-type="float">
            <text:p>134.70</text:p>
          </table:table-cell>
          <table:table-cell table:formula="of:=([.B10]/[.A10])-1" office:value-type="percentage" office:value="-0.00223499361430357" calcext:value-type="percentage">
            <text:p>-0.22%</text:p>
          </table:table-cell>
          <table:table-cell table:formula="of:=([.E10]/[.A10])-1" office:value-type="percentage" office:value="-0.00199600798402966" calcext:value-type="percentage">
            <text:p>-0.20%</text:p>
          </table:table-cell>
          <table:table-cell table:formula="of:=9/[.F10]" office:value-type="float" office:value="134.730538922156" calcext:value-type="float">
            <text:p>134.73</text:p>
          </table:table-cell>
          <table:table-cell office:value-type="float" office:value="0.0668" calcext:value-type="float">
            <text:p>6.68E-02</text:p>
          </table:table-cell>
          <table:table-cell office:value-type="float" office:value="512" calcext:value-type="float">
            <text:p>512</text:p>
          </table:table-cell>
          <table:table-cell table:formula="of:=ROUND([.K10]/[.G10];0)" office:value-type="float" office:value="174" calcext:value-type="float">
            <text:p>174</text:p>
          </table:table-cell>
          <table:table-cell table:formula="of:=&quot;0x&quot; &amp; DEC2HEX(256-[.H10];2)" office:value-type="string" office:string-value="0x52" calcext:value-type="string">
            <text:p>0x52</text:p>
          </table:table-cell>
          <table:table-cell table:formula="of:=TRUNC(([.$B$1]/4/[.A10]+1650+255)/256)" office:value-type="float" office:value="94" calcext:value-type="float">
            <text:p>94</text:p>
          </table:table-cell>
          <table:table-cell table:formula="of:=[.$B$1]/[.A10]" office:value-type="float" office:value="88888.8888888889" calcext:value-type="float">
            <text:p>88888.89</text:p>
          </table:table-cell>
          <table:table-cell table:style-name="ce31" table:formula="of:=[.K10]/2" office:value-type="float" office:value="44444.4444444444" calcext:value-type="float">
            <text:p>44444.44</text:p>
          </table:table-cell>
          <table:table-cell table:formula="of:=[.K10]/8" office:value-type="float" office:value="11111.1111111111" calcext:value-type="float">
            <text:p>11111.11</text:p>
          </table:table-cell>
          <table:table-cell table:formula="of:=[.K10]/16" office:value-type="float" office:value="5555.55555555556" calcext:value-type="float">
            <text:p>5555.56</text:p>
          </table:table-cell>
          <table:table-cell table:formula="of:=[.K10]/64" office:value-type="float" office:value="1388.88888888889" calcext:value-type="float">
            <text:p>1388.89</text:p>
          </table:table-cell>
          <table:table-cell table:formula="of:=[.K10]/128" office:value-type="float" office:value="694.444444444444" calcext:value-type="float">
            <text:p>694.44</text:p>
          </table:table-cell>
          <table:table-cell table:style-name="ce32" table:formula="of:=[.K10]/512" office:value-type="float" office:value="173.611111111111" calcext:value-type="float">
            <text:p>173.61</text:p>
          </table:table-cell>
          <table:table-cell table:style-name="ce39" table:formula="of:=[.K10]/1024" office:value-type="float" office:value="86.8055555555556" calcext:value-type="float">
            <text:p>86.81</text:p>
          </table:table-cell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50" calcext:value-type="float">
            <text:p>150</text:p>
          </table:table-cell>
          <table:table-cell table:formula="of:=[.$B$1]/[.G11]/[.H11]" office:value-type="float" office:value="150.240384615385" calcext:value-type="float">
            <text:p>150.24</text:p>
          </table:table-cell>
          <table:table-cell table:formula="of:=([.B11]/[.A11])-1" office:value-type="percentage" office:value="0.00160256410256676" calcext:value-type="percentage">
            <text:p>0.16%</text:p>
          </table:table-cell>
          <table:table-cell table:formula="of:=([.E11]/[.A11])-1" office:value-type="percentage" office:value="0.00166944908180011" calcext:value-type="percentage">
            <text:p>0.17%</text:p>
          </table:table-cell>
          <table:table-cell table:formula="of:=9/[.F11]" office:value-type="float" office:value="150.25041736227" calcext:value-type="float">
            <text:p>150.25</text:p>
          </table:table-cell>
          <table:table-cell office:value-type="float" office:value="0.0599" calcext:value-type="float">
            <text:p>5.99E-02</text:p>
          </table:table-cell>
          <table:table-cell office:value-type="float" office:value="512" calcext:value-type="float">
            <text:p>512</text:p>
          </table:table-cell>
          <table:table-cell table:formula="of:=ROUND([.K11]/[.G11];0)" office:value-type="float" office:value="156" calcext:value-type="float">
            <text:p>156</text:p>
          </table:table-cell>
          <table:table-cell table:formula="of:=&quot;0x&quot; &amp; DEC2HEX(256-[.H11];2)" office:value-type="string" office:string-value="0x64" calcext:value-type="string">
            <text:p>0x64</text:p>
          </table:table-cell>
          <table:table-cell table:formula="of:=TRUNC(([.$B$1]/4/[.A11]+1650+255)/256)" office:value-type="float" office:value="85" calcext:value-type="float">
            <text:p>85</text:p>
          </table:table-cell>
          <table:table-cell table:formula="of:=[.$B$1]/[.A11]" office:value-type="float" office:value="80000" calcext:value-type="float">
            <text:p>80000.00</text:p>
          </table:table-cell>
          <table:table-cell table:style-name="ce31" table:formula="of:=[.K11]/2" office:value-type="float" office:value="40000" calcext:value-type="float">
            <text:p>40000.00</text:p>
          </table:table-cell>
          <table:table-cell table:formula="of:=[.K11]/8" office:value-type="float" office:value="10000" calcext:value-type="float">
            <text:p>10000.00</text:p>
          </table:table-cell>
          <table:table-cell table:formula="of:=[.K11]/16" office:value-type="float" office:value="5000" calcext:value-type="float">
            <text:p>5000.00</text:p>
          </table:table-cell>
          <table:table-cell table:formula="of:=[.K11]/64" office:value-type="float" office:value="1250" calcext:value-type="float">
            <text:p>1250.00</text:p>
          </table:table-cell>
          <table:table-cell table:formula="of:=[.K11]/128" office:value-type="float" office:value="625" calcext:value-type="float">
            <text:p>625.00</text:p>
          </table:table-cell>
          <table:table-cell table:style-name="ce32" table:formula="of:=[.K11]/512" office:value-type="float" office:value="156.25" calcext:value-type="float">
            <text:p>156.25</text:p>
          </table:table-cell>
          <table:table-cell table:style-name="ce39" table:formula="of:=[.K11]/1024" office:value-type="float" office:value="78.125" calcext:value-type="float">
            <text:p>78.13</text:p>
          </table:table-cell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[.$B$1]/[.G12]/[.H12]" office:value-type="float" office:value="300.480769230769" calcext:value-type="float">
            <text:p>300.48</text:p>
          </table:table-cell>
          <table:table-cell table:formula="of:=([.B12]/[.A12])-1" office:value-type="percentage" office:value="0.00160256410256343" calcext:value-type="percentage">
            <text:p>0.16%</text:p>
          </table:table-cell>
          <table:table-cell table:formula="of:=([.E12]/[.A12])-1" office:value-type="percentage" office:value="0.00468854655057016" calcext:value-type="percentage">
            <text:p>0.47%</text:p>
          </table:table-cell>
          <table:table-cell table:formula="of:=9/[.F12]" office:value-type="float" office:value="301.406563965171" calcext:value-type="float">
            <text:p>301.41</text:p>
          </table:table-cell>
          <table:table-cell office:value-type="float" office:value="0.02986" calcext:value-type="float">
            <text:p>2.99E-02</text:p>
          </table:table-cell>
          <table:table-cell office:value-type="float" office:value="512" calcext:value-type="float">
            <text:p>512</text:p>
          </table:table-cell>
          <table:table-cell table:formula="of:=ROUND([.K12]/[.G12];0)" office:value-type="float" office:value="78" calcext:value-type="float">
            <text:p>78</text:p>
          </table:table-cell>
          <table:table-cell table:formula="of:=&quot;0x&quot; &amp; DEC2HEX(256-[.H12];2)" office:value-type="string" office:string-value="0xB2" calcext:value-type="string">
            <text:p>0xB2</text:p>
          </table:table-cell>
          <table:table-cell table:formula="of:=TRUNC(([.$B$1]/4/[.A12]+1650+255)/256)" office:value-type="float" office:value="46" calcext:value-type="float">
            <text:p>46</text:p>
          </table:table-cell>
          <table:table-cell table:formula="of:=[.$B$1]/[.A12]" office:value-type="float" office:value="40000" calcext:value-type="float">
            <text:p>40000.00</text:p>
          </table:table-cell>
          <table:table-cell table:style-name="ce31" table:formula="of:=[.K12]/2" office:value-type="float" office:value="20000" calcext:value-type="float">
            <text:p>20000.00</text:p>
          </table:table-cell>
          <table:table-cell table:formula="of:=[.K12]/8" office:value-type="float" office:value="5000" calcext:value-type="float">
            <text:p>5000.00</text:p>
          </table:table-cell>
          <table:table-cell table:formula="of:=[.K12]/16" office:value-type="float" office:value="2500" calcext:value-type="float">
            <text:p>2500.00</text:p>
          </table:table-cell>
          <table:table-cell table:formula="of:=[.K12]/64" office:value-type="float" office:value="625" calcext:value-type="float">
            <text:p>625.00</text:p>
          </table:table-cell>
          <table:table-cell table:formula="of:=[.K12]/128" office:value-type="float" office:value="312.5" calcext:value-type="float">
            <text:p>312.50</text:p>
          </table:table-cell>
          <table:table-cell table:style-name="ce32" table:formula="of:=[.K12]/512" office:value-type="float" office:value="78.125" calcext:value-type="float">
            <text:p>78.13</text:p>
          </table:table-cell>
          <table:table-cell table:style-name="ce39" table:formula="of:=[.K12]/1024" office:value-type="float" office:value="39.0625" calcext:value-type="float">
            <text:p>39.06</text:p>
          </table:table-cell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600" calcext:value-type="float">
            <text:p>600</text:p>
          </table:table-cell>
          <table:table-cell table:formula="of:=[.$B$1]/[.G13]/[.H13]" office:value-type="float" office:value="600.961538461538" calcext:value-type="float">
            <text:p>600.96</text:p>
          </table:table-cell>
          <table:table-cell table:formula="of:=([.B13]/[.A13])-1" office:value-type="percentage" office:value="0.00160256410256343" calcext:value-type="percentage">
            <text:p>0.16%</text:p>
          </table:table-cell>
          <table:table-cell table:formula="of:=([.E13]/[.A13])-1" office:value-type="percentage" office:value="0.00133511348464666" calcext:value-type="percentage">
            <text:p>0.13%</text:p>
          </table:table-cell>
          <table:table-cell table:formula="of:=9/[.F13]" office:value-type="float" office:value="600.801068090788" calcext:value-type="float">
            <text:p>600.80</text:p>
          </table:table-cell>
          <table:table-cell office:value-type="float" office:value="0.01498" calcext:value-type="float">
            <text:p>1.50E-02</text:p>
          </table:table-cell>
          <table:table-cell office:value-type="float" office:value="128" calcext:value-type="float">
            <text:p>128</text:p>
          </table:table-cell>
          <table:table-cell table:formula="of:=ROUND([.K13]/[.G13];0)" office:value-type="float" office:value="156" calcext:value-type="float">
            <text:p>156</text:p>
          </table:table-cell>
          <table:table-cell table:formula="of:=&quot;0x&quot; &amp; DEC2HEX(256-[.H13];2)" office:value-type="string" office:string-value="0x64" calcext:value-type="string">
            <text:p>0x64</text:p>
          </table:table-cell>
          <table:table-cell table:formula="of:=TRUNC(([.$B$1]/4/[.A13]+1650+255)/256)" office:value-type="float" office:value="26" calcext:value-type="float">
            <text:p>26</text:p>
          </table:table-cell>
          <table:table-cell table:formula="of:=[.$B$1]/[.A13]" office:value-type="float" office:value="20000" calcext:value-type="float">
            <text:p>20000.00</text:p>
          </table:table-cell>
          <table:table-cell table:style-name="ce31" table:formula="of:=[.K13]/2" office:value-type="float" office:value="10000" calcext:value-type="float">
            <text:p>10000.00</text:p>
          </table:table-cell>
          <table:table-cell table:formula="of:=[.K13]/8" office:value-type="float" office:value="2500" calcext:value-type="float">
            <text:p>2500.00</text:p>
          </table:table-cell>
          <table:table-cell table:formula="of:=[.K13]/16" office:value-type="float" office:value="1250" calcext:value-type="float">
            <text:p>1250.00</text:p>
          </table:table-cell>
          <table:table-cell table:formula="of:=[.K13]/64" office:value-type="float" office:value="312.5" calcext:value-type="float">
            <text:p>312.50</text:p>
          </table:table-cell>
          <table:table-cell table:style-name="ce32" table:formula="of:=[.K13]/128" office:value-type="float" office:value="156.25" calcext:value-type="float">
            <text:p>156.25</text:p>
          </table:table-cell>
          <table:table-cell table:style-name="ce39" table:formula="of:=[.K13]/512" office:value-type="float" office:value="39.0625" calcext:value-type="float">
            <text:p>39.06</text:p>
          </table:table-cell>
          <table:table-cell table:style-name="ce28" table:formula="of:=[.K13]/1024" office:value-type="float" office:value="19.53125" calcext:value-type="float">
            <text:p>19.53</text:p>
          </table:table-cell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$B$1]/[.G14]/[.H14]" office:value-type="float" office:value="1201.92307692308" calcext:value-type="float">
            <text:p>1201.92</text:p>
          </table:table-cell>
          <table:table-cell table:formula="of:=([.B14]/[.A14])-1" office:value-type="percentage" office:value="0.00160256410256676" calcext:value-type="percentage">
            <text:p>0.16%</text:p>
          </table:table-cell>
          <table:table-cell table:formula="of:=([.E14]/[.A14])-1" office:value-type="percentage" office:value="0.00133511348464999" calcext:value-type="percentage">
            <text:p>0.13%</text:p>
          </table:table-cell>
          <table:table-cell table:formula="of:=9/[.F14]" office:value-type="float" office:value="1201.60213618158" calcext:value-type="float">
            <text:p>1201.60</text:p>
          </table:table-cell>
          <table:table-cell office:value-type="float" office:value="0.00749" calcext:value-type="float">
            <text:p>7.49E-03</text:p>
          </table:table-cell>
          <table:table-cell office:value-type="float" office:value="64" calcext:value-type="float">
            <text:p>64</text:p>
          </table:table-cell>
          <table:table-cell table:formula="of:=ROUND([.K14]/[.G14];0)" office:value-type="float" office:value="156" calcext:value-type="float">
            <text:p>156</text:p>
          </table:table-cell>
          <table:table-cell table:formula="of:=&quot;0x&quot; &amp; DEC2HEX(256-[.H14];2)" office:value-type="string" office:string-value="0x64" calcext:value-type="string">
            <text:p>0x64</text:p>
          </table:table-cell>
          <table:table-cell table:formula="of:=TRUNC(([.$B$1]/4/[.A14]+1650+255)/256)" office:value-type="float" office:value="17" calcext:value-type="float">
            <text:p>17</text:p>
          </table:table-cell>
          <table:table-cell table:formula="of:=[.$B$1]/[.A14]" office:value-type="float" office:value="10000" calcext:value-type="float">
            <text:p>10000.00</text:p>
          </table:table-cell>
          <table:table-cell table:style-name="ce31" table:formula="of:=[.K14]/2" office:value-type="float" office:value="5000" calcext:value-type="float">
            <text:p>5000.00</text:p>
          </table:table-cell>
          <table:table-cell table:formula="of:=[.K14]/8" office:value-type="float" office:value="1250" calcext:value-type="float">
            <text:p>1250.00</text:p>
          </table:table-cell>
          <table:table-cell table:formula="of:=[.K14]/16" office:value-type="float" office:value="625" calcext:value-type="float">
            <text:p>625.00</text:p>
          </table:table-cell>
          <table:table-cell table:style-name="ce32" table:formula="of:=[.K14]/64" office:value-type="float" office:value="156.25" calcext:value-type="float">
            <text:p>156.25</text:p>
          </table:table-cell>
          <table:table-cell table:style-name="ce39" table:formula="of:=[.K14]/128" office:value-type="float" office:value="78.125" calcext:value-type="float">
            <text:p>78.13</text:p>
          </table:table-cell>
          <table:table-cell table:style-name="ce39" table:formula="of:=[.K14]/512" office:value-type="float" office:value="19.53125" calcext:value-type="float">
            <text:p>19.53</text:p>
          </table:table-cell>
          <table:table-cell table:style-name="ce28" table:formula="of:=[.K14]/1024" office:value-type="float" office:value="9.765625" calcext:value-type="float">
            <text:p>9.77</text:p>
          </table:table-cell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800" calcext:value-type="float">
            <text:p>1800</text:p>
          </table:table-cell>
          <table:table-cell table:formula="of:=[.$B$1]/[.G15]/[.H15]" office:value-type="float" office:value="1802.88461538462" calcext:value-type="float">
            <text:p>1802.88</text:p>
          </table:table-cell>
          <table:table-cell table:formula="of:=([.B15]/[.A15])-1" office:value-type="percentage" office:value="0.00160256410256676" calcext:value-type="percentage">
            <text:p>0.16%</text:p>
          </table:table-cell>
          <table:table-cell table:formula="of:=([.E15]/[.A15])-1" office:value-type="percentage" office:value="0.00160256410256676" calcext:value-type="percentage">
            <text:p>0.16%</text:p>
          </table:table-cell>
          <table:table-cell table:formula="of:=9/[.F15]" office:value-type="float" office:value="1802.88461538462" calcext:value-type="float">
            <text:p>1802.88</text:p>
          </table:table-cell>
          <table:table-cell office:value-type="float" office:value="0.004992" calcext:value-type="float">
            <text:p>4.99E-03</text:p>
          </table:table-cell>
          <table:table-cell office:value-type="float" office:value="64" calcext:value-type="float">
            <text:p>64</text:p>
          </table:table-cell>
          <table:table-cell table:formula="of:=ROUND([.K15]/[.G15];0)" office:value-type="float" office:value="104" calcext:value-type="float">
            <text:p>104</text:p>
          </table:table-cell>
          <table:table-cell table:formula="of:=&quot;0x&quot; &amp; DEC2HEX(256-[.H15];2)" office:value-type="string" office:string-value="0x98" calcext:value-type="string">
            <text:p>0x98</text:p>
          </table:table-cell>
          <table:table-cell table:formula="of:=TRUNC(([.$B$1]/4/[.A15]+1650+255)/256)" office:value-type="float" office:value="13" calcext:value-type="float">
            <text:p>13</text:p>
          </table:table-cell>
          <table:table-cell table:formula="of:=[.$B$1]/[.A15]" office:value-type="float" office:value="6666.66666666667" calcext:value-type="float">
            <text:p>6666.67</text:p>
          </table:table-cell>
          <table:table-cell table:style-name="ce31" table:formula="of:=[.K15]/2" office:value-type="float" office:value="3333.33333333333" calcext:value-type="float">
            <text:p>3333.33</text:p>
          </table:table-cell>
          <table:table-cell table:formula="of:=[.K15]/8" office:value-type="float" office:value="833.333333333333" calcext:value-type="float">
            <text:p>833.33</text:p>
          </table:table-cell>
          <table:table-cell table:formula="of:=[.K15]/16" office:value-type="float" office:value="416.666666666667" calcext:value-type="float">
            <text:p>416.67</text:p>
          </table:table-cell>
          <table:table-cell table:style-name="ce32" table:formula="of:=[.K15]/64" office:value-type="float" office:value="104.166666666667" calcext:value-type="float">
            <text:p>104.17</text:p>
          </table:table-cell>
          <table:table-cell table:style-name="ce39" table:formula="of:=[.K15]/128" office:value-type="float" office:value="52.0833333333333" calcext:value-type="float">
            <text:p>52.08</text:p>
          </table:table-cell>
          <table:table-cell table:style-name="ce39" table:formula="of:=[.K15]/512" office:value-type="float" office:value="13.0208333333333" calcext:value-type="float">
            <text:p>13.02</text:p>
          </table:table-cell>
          <table:table-cell table:style-name="ce28" table:formula="of:=[.K15]/1024" office:value-type="float" office:value="6.51041666666667" calcext:value-type="float">
            <text:p>6.51</text:p>
          </table:table-cell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03"/>
        </table:table-row>
        <table:table-row table:style-name="ro3">
          <table:table-cell office:value-type="float" office:value="2400" calcext:value-type="float">
            <text:p>2400</text:p>
          </table:table-cell>
          <table:table-cell table:formula="of:=[.$B$1]/[.G16]/[.H16]" office:value-type="float" office:value="2403.84615384615" calcext:value-type="float">
            <text:p>2403.85</text:p>
          </table:table-cell>
          <table:table-cell table:formula="of:=([.B16]/[.A16])-1" office:value-type="percentage" office:value="0.00160256410256254" calcext:value-type="percentage">
            <text:p>0.16%</text:p>
          </table:table-cell>
          <table:table-cell table:formula="of:=([.E16]/[.A16])-1" office:value-type="percentage" office:value="0.00160256410256254" calcext:value-type="percentage">
            <text:p>0.16%</text:p>
          </table:table-cell>
          <table:table-cell table:formula="of:=9/[.F16]" office:value-type="float" office:value="2403.84615384615" calcext:value-type="float">
            <text:p>2403.85</text:p>
          </table:table-cell>
          <table:table-cell office:value-type="float" office:value="0.003744" calcext:value-type="float">
            <text:p>3.74E-03</text:p>
          </table:table-cell>
          <table:table-cell office:value-type="float" office:value="64" calcext:value-type="float">
            <text:p>64</text:p>
          </table:table-cell>
          <table:table-cell table:formula="of:=ROUND([.K16]/[.G16];0)" office:value-type="float" office:value="78" calcext:value-type="float">
            <text:p>78</text:p>
          </table:table-cell>
          <table:table-cell table:formula="of:=&quot;0x&quot; &amp; DEC2HEX(256-[.H16];2)" office:value-type="string" office:string-value="0xB2" calcext:value-type="string">
            <text:p>0xB2</text:p>
          </table:table-cell>
          <table:table-cell table:formula="of:=TRUNC(([.$B$1]/4/[.A16]+1650+255)/256)" office:value-type="float" office:value="12" calcext:value-type="float">
            <text:p>12</text:p>
          </table:table-cell>
          <table:table-cell table:formula="of:=[.$B$1]/[.A16]" office:value-type="float" office:value="5000" calcext:value-type="float">
            <text:p>5000.00</text:p>
          </table:table-cell>
          <table:table-cell table:style-name="ce31" table:formula="of:=[.K16]/2" office:value-type="float" office:value="2500" calcext:value-type="float">
            <text:p>2500.00</text:p>
          </table:table-cell>
          <table:table-cell table:formula="of:=[.K16]/8" office:value-type="float" office:value="625" calcext:value-type="float">
            <text:p>625.00</text:p>
          </table:table-cell>
          <table:table-cell table:formula="of:=[.K16]/16" office:value-type="float" office:value="312.5" calcext:value-type="float">
            <text:p>312.50</text:p>
          </table:table-cell>
          <table:table-cell table:style-name="ce32" table:formula="of:=[.K16]/64" office:value-type="float" office:value="78.125" calcext:value-type="float">
            <text:p>78.13</text:p>
          </table:table-cell>
          <table:table-cell table:style-name="ce39" table:formula="of:=[.K16]/128" office:value-type="float" office:value="39.0625" calcext:value-type="float">
            <text:p>39.06</text:p>
          </table:table-cell>
          <table:table-cell table:style-name="ce39" table:formula="of:=[.K16]/512" office:value-type="float" office:value="9.765625" calcext:value-type="float">
            <text:p>9.77</text:p>
          </table:table-cell>
          <table:table-cell table:style-name="ce28" table:formula="of:=[.K16]/1024" office:value-type="float" office:value="4.8828125" calcext:value-type="float">
            <text:p>4.88</text:p>
          </table:table-cell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03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formula="of:=[.$B$1]/[.G17]/[.H17]" office:value-type="float" office:value="4807.69230769231" calcext:value-type="float">
            <text:p>4807.69</text:p>
          </table:table-cell>
          <table:table-cell table:formula="of:=([.B17]/[.A17])-1" office:value-type="percentage" office:value="0.00160256410256476" calcext:value-type="percentage">
            <text:p>0.16%</text:p>
          </table:table-cell>
          <table:table-cell table:formula="of:=([.E17]/[.A17])-1" office:value-type="percentage" office:value="0.00160256410256476" calcext:value-type="percentage">
            <text:p>0.16%</text:p>
          </table:table-cell>
          <table:table-cell table:formula="of:=9/[.F17]" office:value-type="float" office:value="4807.69230769231" calcext:value-type="float">
            <text:p>4807.69</text:p>
          </table:table-cell>
          <table:table-cell office:value-type="float" office:value="0.001872" calcext:value-type="float">
            <text:p>1.87E-03</text:p>
          </table:table-cell>
          <table:table-cell office:value-type="float" office:value="16" calcext:value-type="float">
            <text:p>16</text:p>
          </table:table-cell>
          <table:table-cell table:formula="of:=ROUND([.K17]/[.G17];0)" office:value-type="float" office:value="156" calcext:value-type="float">
            <text:p>156</text:p>
          </table:table-cell>
          <table:table-cell table:formula="of:=&quot;0x&quot; &amp; DEC2HEX(256-[.H17];2)" office:value-type="string" office:string-value="0x64" calcext:value-type="string">
            <text:p>0x64</text:p>
          </table:table-cell>
          <table:table-cell table:formula="of:=TRUNC(([.$B$1]/4/[.A17]+1650+255)/256)" office:value-type="float" office:value="9" calcext:value-type="float">
            <text:p>9</text:p>
          </table:table-cell>
          <table:table-cell table:formula="of:=[.$B$1]/[.A17]" office:value-type="float" office:value="2500" calcext:value-type="float">
            <text:p>2500.00</text:p>
          </table:table-cell>
          <table:table-cell table:style-name="ce31" table:formula="of:=[.K17]/2" office:value-type="float" office:value="1250" calcext:value-type="float">
            <text:p>1250.00</text:p>
          </table:table-cell>
          <table:table-cell table:formula="of:=[.K17]/8" office:value-type="float" office:value="312.5" calcext:value-type="float">
            <text:p>312.50</text:p>
          </table:table-cell>
          <table:table-cell table:style-name="ce32" table:formula="of:=[.K17]/16" office:value-type="float" office:value="156.25" calcext:value-type="float">
            <text:p>156.25</text:p>
          </table:table-cell>
          <table:table-cell table:style-name="ce39" table:formula="of:=[.K17]/64" office:value-type="float" office:value="39.0625" calcext:value-type="float">
            <text:p>39.06</text:p>
          </table:table-cell>
          <table:table-cell table:style-name="ce28" table:formula="of:=[.K17]/128" office:value-type="float" office:value="19.53125" calcext:value-type="float">
            <text:p>19.53</text:p>
          </table:table-cell>
          <table:table-cell table:style-name="ce39" table:formula="of:=[.K17]/512" office:value-type="float" office:value="4.8828125" calcext:value-type="float">
            <text:p>4.88</text:p>
          </table:table-cell>
          <table:table-cell table:style-name="ce39" table:formula="of:=[.K17]/1024" office:value-type="float" office:value="2.44140625" calcext:value-type="float">
            <text:p>2.44</text:p>
          </table:table-cell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7200" calcext:value-type="float">
            <text:p>7200</text:p>
          </table:table-cell>
          <table:table-cell table:formula="of:=[.$B$1]/[.G18]/[.H18]" office:value-type="float" office:value="7211.53846153846" calcext:value-type="float">
            <text:p>7211.54</text:p>
          </table:table-cell>
          <table:table-cell table:formula="of:=([.B18]/[.A18])-1" office:value-type="percentage" office:value="0.00160256410256387" calcext:value-type="percentage">
            <text:p>0.16%</text:p>
          </table:table-cell>
          <table:table-cell table:formula="of:=([.E18]/[.A18])-1" office:value-type="percentage" office:value="0.00160256410256387" calcext:value-type="percentage">
            <text:p>0.16%</text:p>
          </table:table-cell>
          <table:table-cell table:formula="of:=9/[.F18]" office:value-type="float" office:value="7211.53846153846" calcext:value-type="float">
            <text:p>7211.54</text:p>
          </table:table-cell>
          <table:table-cell office:value-type="float" office:value="0.001248" calcext:value-type="float">
            <text:p>1.25E-03</text:p>
          </table:table-cell>
          <table:table-cell office:value-type="float" office:value="8" calcext:value-type="float">
            <text:p>8</text:p>
          </table:table-cell>
          <table:table-cell table:formula="of:=ROUND([.K18]/[.G18];0)" office:value-type="float" office:value="208" calcext:value-type="float">
            <text:p>208</text:p>
          </table:table-cell>
          <table:table-cell table:formula="of:=&quot;0x&quot; &amp; DEC2HEX(256-[.H18];2)" office:value-type="string" office:string-value="0x30" calcext:value-type="string">
            <text:p>0x30</text:p>
          </table:table-cell>
          <table:table-cell table:formula="of:=TRUNC(([.$B$1]/4/[.A18]+1650+255)/256)" office:value-type="float" office:value="9" calcext:value-type="float">
            <text:p>9</text:p>
          </table:table-cell>
          <table:table-cell table:formula="of:=[.$B$1]/[.A18]" office:value-type="float" office:value="1666.66666666667" calcext:value-type="float">
            <text:p>1666.67</text:p>
          </table:table-cell>
          <table:table-cell table:style-name="ce31" table:formula="of:=[.K18]/2" office:value-type="float" office:value="833.333333333333" calcext:value-type="float">
            <text:p>833.33</text:p>
          </table:table-cell>
          <table:table-cell table:style-name="ce32" table:formula="of:=[.K18]/8" office:value-type="float" office:value="208.333333333333" calcext:value-type="float">
            <text:p>208.33</text:p>
          </table:table-cell>
          <table:table-cell table:style-name="ce39" table:formula="of:=[.K18]/16" office:value-type="float" office:value="104.166666666667" calcext:value-type="float">
            <text:p>104.17</text:p>
          </table:table-cell>
          <table:table-cell table:style-name="ce39" table:formula="of:=[.K18]/64" office:value-type="float" office:value="26.0416666666667" calcext:value-type="float">
            <text:p>26.04</text:p>
          </table:table-cell>
          <table:table-cell table:style-name="ce28" table:formula="of:=[.K18]/128" office:value-type="float" office:value="13.0208333333333" calcext:value-type="float">
            <text:p>13.02</text:p>
          </table:table-cell>
          <table:table-cell table:style-name="ce39" table:formula="of:=[.K18]/512" office:value-type="float" office:value="3.25520833333334" calcext:value-type="float">
            <text:p>3.26</text:p>
          </table:table-cell>
          <table:table-cell table:style-name="ce39" table:formula="of:=[.K18]/1024" office:value-type="float" office:value="1.62760416666667" calcext:value-type="float">
            <text:p>1.63</text:p>
          </table:table-cell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03"/>
        </table:table-row>
        <table:table-row table:style-name="ro3">
          <table:table-cell office:value-type="float" office:value="9600" calcext:value-type="float">
            <text:p>9600</text:p>
          </table:table-cell>
          <table:table-cell table:formula="of:=[.$B$1]/[.G19]/[.H19]" office:value-type="float" office:value="9615.38461538462" calcext:value-type="float">
            <text:p>9615.38</text:p>
          </table:table-cell>
          <table:table-cell table:formula="of:=([.B19]/[.A19])-1" office:value-type="percentage" office:value="0.00160256410256476" calcext:value-type="percentage">
            <text:p>0.16%</text:p>
          </table:table-cell>
          <table:table-cell table:formula="of:=([.E19]/[.A19])-1" office:value-type="percentage" office:value="0.00160256410256476" calcext:value-type="percentage">
            <text:p>0.16%</text:p>
          </table:table-cell>
          <table:table-cell table:formula="of:=9/[.F19]" office:value-type="float" office:value="9615.38461538462" calcext:value-type="float">
            <text:p>9615.38</text:p>
          </table:table-cell>
          <table:table-cell office:value-type="float" office:value="0.000936" calcext:value-type="float">
            <text:p>9.36E-04</text:p>
          </table:table-cell>
          <table:table-cell office:value-type="float" office:value="8" calcext:value-type="float">
            <text:p>8</text:p>
          </table:table-cell>
          <table:table-cell table:formula="of:=ROUND([.K19]/[.G19];0)" office:value-type="float" office:value="156" calcext:value-type="float">
            <text:p>156</text:p>
          </table:table-cell>
          <table:table-cell table:formula="of:=&quot;0x&quot; &amp; DEC2HEX(256-[.H19];2)" office:value-type="string" office:string-value="0x64" calcext:value-type="string">
            <text:p>0x64</text:p>
          </table:table-cell>
          <table:table-cell table:formula="of:=TRUNC(([.$B$1]/4/[.A19]+1650+255)/256)" office:value-type="float" office:value="8" calcext:value-type="float">
            <text:p>8</text:p>
          </table:table-cell>
          <table:table-cell table:formula="of:=[.$B$1]/[.A19]" office:value-type="float" office:value="1250" calcext:value-type="float">
            <text:p>1250.00</text:p>
          </table:table-cell>
          <table:table-cell table:style-name="ce31" table:formula="of:=[.K19]/2" office:value-type="float" office:value="625" calcext:value-type="float">
            <text:p>625.00</text:p>
          </table:table-cell>
          <table:table-cell table:style-name="ce32" table:formula="of:=[.K19]/8" office:value-type="float" office:value="156.25" calcext:value-type="float">
            <text:p>156.25</text:p>
          </table:table-cell>
          <table:table-cell table:style-name="ce39" table:formula="of:=[.K19]/16" office:value-type="float" office:value="78.125" calcext:value-type="float">
            <text:p>78.13</text:p>
          </table:table-cell>
          <table:table-cell table:style-name="ce39" table:formula="of:=[.K19]/64" office:value-type="float" office:value="19.53125" calcext:value-type="float">
            <text:p>19.53</text:p>
          </table:table-cell>
          <table:table-cell table:style-name="ce28" table:formula="of:=[.K19]/128" office:value-type="float" office:value="9.765625" calcext:value-type="float">
            <text:p>9.77</text:p>
          </table:table-cell>
          <table:table-cell table:style-name="ce39" table:formula="of:=[.K19]/512" office:value-type="float" office:value="2.44140625" calcext:value-type="float">
            <text:p>2.44</text:p>
          </table:table-cell>
          <table:table-cell table:formula="of:=[.K19]/1024" office:value-type="float" office:value="1.220703125" calcext:value-type="float">
            <text:p>1.22</text:p>
          </table:table-cell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4400" calcext:value-type="float">
            <text:p>14400</text:p>
          </table:table-cell>
          <table:table-cell table:formula="of:=[.$B$1]/[.G20]/[.H20]" office:value-type="float" office:value="14423.0769230769" calcext:value-type="float">
            <text:p>14423.08</text:p>
          </table:table-cell>
          <table:table-cell table:formula="of:=([.B20]/[.A20])-1" office:value-type="percentage" office:value="0.00160256410256254" calcext:value-type="percentage">
            <text:p>0.16%</text:p>
          </table:table-cell>
          <table:table-cell table:formula="of:=([.E20]/[.A20])-1" office:value-type="percentage" office:value="0.00160256410256254" calcext:value-type="percentage">
            <text:p>0.16%</text:p>
          </table:table-cell>
          <table:table-cell table:formula="of:=9/[.F20]" office:value-type="float" office:value="14423.0769230769" calcext:value-type="float">
            <text:p>14423.08</text:p>
          </table:table-cell>
          <table:table-cell office:value-type="float" office:value="0.000624" calcext:value-type="float">
            <text:p>6.24E-04</text:p>
          </table:table-cell>
          <table:table-cell office:value-type="float" office:value="8" calcext:value-type="float">
            <text:p>8</text:p>
          </table:table-cell>
          <table:table-cell table:formula="of:=ROUND([.K20]/[.G20];0)" office:value-type="float" office:value="104" calcext:value-type="float">
            <text:p>104</text:p>
          </table:table-cell>
          <table:table-cell table:formula="of:=&quot;0x&quot; &amp; DEC2HEX(256-[.H20];2)" office:value-type="string" office:string-value="0x98" calcext:value-type="string">
            <text:p>0x98</text:p>
          </table:table-cell>
          <table:table-cell table:formula="of:=TRUNC(([.$B$1]/4/[.A20]+1650+255)/256)" office:value-type="float" office:value="8" calcext:value-type="float">
            <text:p>8</text:p>
          </table:table-cell>
          <table:table-cell table:formula="of:=[.$B$1]/[.A20]" office:value-type="float" office:value="833.333333333333" calcext:value-type="float">
            <text:p>833.33</text:p>
          </table:table-cell>
          <table:table-cell table:style-name="ce31" table:formula="of:=[.K20]/2" office:value-type="float" office:value="416.666666666667" calcext:value-type="float">
            <text:p>416.67</text:p>
          </table:table-cell>
          <table:table-cell table:style-name="ce32" table:formula="of:=[.K20]/8" office:value-type="float" office:value="104.166666666667" calcext:value-type="float">
            <text:p>104.17</text:p>
          </table:table-cell>
          <table:table-cell table:style-name="ce39" table:formula="of:=[.K20]/16" office:value-type="float" office:value="52.0833333333333" calcext:value-type="float">
            <text:p>52.08</text:p>
          </table:table-cell>
          <table:table-cell table:style-name="ce39" table:formula="of:=[.K20]/64" office:value-type="float" office:value="13.0208333333333" calcext:value-type="float">
            <text:p>13.02</text:p>
          </table:table-cell>
          <table:table-cell table:style-name="ce28" table:formula="of:=[.K20]/128" office:value-type="float" office:value="6.51041666666667" calcext:value-type="float">
            <text:p>6.51</text:p>
          </table:table-cell>
          <table:table-cell table:style-name="ce39" table:formula="of:=[.K20]/512" office:value-type="float" office:value="1.62760416666667" calcext:value-type="float">
            <text:p>1.63</text:p>
          </table:table-cell>
          <table:table-cell table:formula="of:=[.K20]/1024" office:value-type="float" office:value="0.813802083333333" calcext:value-type="float">
            <text:p>0.81</text:p>
          </table:table-cell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03"/>
        </table:table-row>
        <table:table-row table:style-name="ro3">
          <table:table-cell office:value-type="float" office:value="19200" calcext:value-type="float">
            <text:p>19200</text:p>
          </table:table-cell>
          <table:table-cell table:formula="of:=[.$B$1]/[.G21]/[.H21]" office:value-type="float" office:value="19230.7692307692" calcext:value-type="float">
            <text:p>19230.77</text:p>
          </table:table-cell>
          <table:table-cell table:formula="of:=([.B21]/[.A21])-1" office:value-type="percentage" office:value="0.00160256410256254" calcext:value-type="percentage">
            <text:p>0.16%</text:p>
          </table:table-cell>
          <table:table-cell table:formula="of:=([.E21]/[.A21])-1" office:value-type="percentage" office:value="0.00160256410256254" calcext:value-type="percentage">
            <text:p>0.16%</text:p>
          </table:table-cell>
          <table:table-cell table:formula="of:=9/[.F21]" office:value-type="float" office:value="19230.7692307692" calcext:value-type="float">
            <text:p>19230.77</text:p>
          </table:table-cell>
          <table:table-cell office:value-type="float" office:value="0.000468" calcext:value-type="float">
            <text:p>4.68E-04</text:p>
          </table:table-cell>
          <table:table-cell office:value-type="float" office:value="8" calcext:value-type="float">
            <text:p>8</text:p>
          </table:table-cell>
          <table:table-cell table:formula="of:=ROUND([.K21]/[.G21];0)" office:value-type="float" office:value="78" calcext:value-type="float">
            <text:p>78</text:p>
          </table:table-cell>
          <table:table-cell table:formula="of:=&quot;0x&quot; &amp; DEC2HEX(256-[.H21];2)" office:value-type="string" office:string-value="0xB2" calcext:value-type="string">
            <text:p>0xB2</text:p>
          </table:table-cell>
          <table:table-cell table:formula="of:=TRUNC(([.$B$1]/4/[.A21]+1650+255)/256)" office:value-type="float" office:value="8" calcext:value-type="float">
            <text:p>8</text:p>
          </table:table-cell>
          <table:table-cell table:formula="of:=[.$B$1]/[.A21]" office:value-type="float" office:value="625" calcext:value-type="float">
            <text:p>625.00</text:p>
          </table:table-cell>
          <table:table-cell table:style-name="ce31" table:formula="of:=[.K21]/2" office:value-type="float" office:value="312.5" calcext:value-type="float">
            <text:p>312.50</text:p>
          </table:table-cell>
          <table:table-cell table:style-name="ce32" table:formula="of:=[.K21]/8" office:value-type="float" office:value="78.125" calcext:value-type="float">
            <text:p>78.13</text:p>
          </table:table-cell>
          <table:table-cell table:style-name="ce39" table:formula="of:=[.K21]/16" office:value-type="float" office:value="39.0625" calcext:value-type="float">
            <text:p>39.06</text:p>
          </table:table-cell>
          <table:table-cell table:style-name="ce39" table:formula="of:=[.K21]/64" office:value-type="float" office:value="9.765625" calcext:value-type="float">
            <text:p>9.77</text:p>
          </table:table-cell>
          <table:table-cell table:style-name="ce28" table:formula="of:=[.K21]/128" office:value-type="float" office:value="4.8828125" calcext:value-type="float">
            <text:p>4.88</text:p>
          </table:table-cell>
          <table:table-cell table:formula="of:=[.K21]/512" office:value-type="float" office:value="1.220703125" calcext:value-type="float">
            <text:p>1.22</text:p>
          </table:table-cell>
          <table:table-cell table:formula="of:=[.K21]/1024" office:value-type="float" office:value="0.6103515625" calcext:value-type="float">
            <text:p>0.61</text:p>
          </table:table-cell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03"/>
        </table:table-row>
        <table:table-row table:style-name="ro3">
          <table:table-cell office:value-type="float" office:value="31250" calcext:value-type="float">
            <text:p>31250</text:p>
          </table:table-cell>
          <table:table-cell table:formula="of:=[.$B$1]/[.G22]/[.H22]" office:value-type="float" office:value="31250" calcext:value-type="float">
            <text:p>31250.00</text:p>
          </table:table-cell>
          <table:table-cell table:formula="of:=([.B22]/[.A22])-1" office:value-type="percentage" office:value="0" calcext:value-type="percentage">
            <text:p>0.00%</text:p>
          </table:table-cell>
          <table:table-cell table:formula="of:=([.E22]/[.A22])-1" office:value-type="percentage" office:value="0" calcext:value-type="percentage">
            <text:p>0.00%</text:p>
          </table:table-cell>
          <table:table-cell table:formula="of:=9/[.F22]" office:value-type="float" office:value="31250" calcext:value-type="float">
            <text:p>31250.00</text:p>
          </table:table-cell>
          <table:table-cell office:value-type="float" office:value="0.000288" calcext:value-type="float">
            <text:p>2.88E-04</text:p>
          </table:table-cell>
          <table:table-cell office:value-type="float" office:value="2" calcext:value-type="float">
            <text:p>2</text:p>
          </table:table-cell>
          <table:table-cell table:formula="of:=ROUND([.K22]/[.G22];0)" office:value-type="float" office:value="192" calcext:value-type="float">
            <text:p>192</text:p>
          </table:table-cell>
          <table:table-cell table:formula="of:=&quot;0x&quot; &amp; DEC2HEX(256-[.H22];2)" office:value-type="string" office:string-value="0x40" calcext:value-type="string">
            <text:p>0x40</text:p>
          </table:table-cell>
          <table:table-cell table:formula="of:=TRUNC(([.$B$1]/4/[.A22]+1650+255)/256)" office:value-type="float" office:value="7" calcext:value-type="float">
            <text:p>7</text:p>
          </table:table-cell>
          <table:table-cell table:formula="of:=[.$B$1]/[.A22]" office:value-type="float" office:value="384" calcext:value-type="float">
            <text:p>384.00</text:p>
          </table:table-cell>
          <table:table-cell table:style-name="ce33" table:formula="of:=[.K22]/2" office:value-type="float" office:value="192" calcext:value-type="float">
            <text:p>192.00</text:p>
          </table:table-cell>
          <table:table-cell table:style-name="ce33" table:formula="of:=[.K22]/8" office:value-type="float" office:value="48" calcext:value-type="float">
            <text:p>48.00</text:p>
          </table:table-cell>
          <table:table-cell table:style-name="ce33" table:formula="of:=[.K22]/16" office:value-type="float" office:value="24" calcext:value-type="float">
            <text:p>24.00</text:p>
          </table:table-cell>
          <table:table-cell table:style-name="ce33" table:formula="of:=[.K22]/64" office:value-type="float" office:value="6" calcext:value-type="float">
            <text:p>6.00</text:p>
          </table:table-cell>
          <table:table-cell table:style-name="ce33" table:formula="of:=[.K22]/128" office:value-type="float" office:value="3" calcext:value-type="float">
            <text:p>3.00</text:p>
          </table:table-cell>
          <table:table-cell table:formula="of:=[.K22]/512" office:value-type="float" office:value="0.75" calcext:value-type="float">
            <text:p>0.75</text:p>
          </table:table-cell>
          <table:table-cell table:formula="of:=[.K22]/1024" office:value-type="float" office:value="0.375" calcext:value-type="float">
            <text:p>0.38</text:p>
          </table:table-cell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03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formula="of:=[.$B$1]/[.G23]/[.H23]" office:value-type="float" office:value="38461.5384615385" calcext:value-type="float">
            <text:p>38461.54</text:p>
          </table:table-cell>
          <table:table-cell table:formula="of:=([.B23]/[.A23])-1" office:value-type="percentage" office:value="0.00160256410256499" calcext:value-type="percentage">
            <text:p>0.16%</text:p>
          </table:table-cell>
          <table:table-cell table:formula="of:=([.E23]/[.A23])-1" office:value-type="percentage" office:value="0.00160256410256499" calcext:value-type="percentage">
            <text:p>0.16%</text:p>
          </table:table-cell>
          <table:table-cell table:formula="of:=9/[.F23]" office:value-type="float" office:value="38461.5384615385" calcext:value-type="float">
            <text:p>38461.54</text:p>
          </table:table-cell>
          <table:table-cell office:value-type="float" office:value="0.000234" calcext:value-type="float">
            <text:p>2.34E-04</text:p>
          </table:table-cell>
          <table:table-cell office:value-type="float" office:value="2" calcext:value-type="float">
            <text:p>2</text:p>
          </table:table-cell>
          <table:table-cell table:formula="of:=ROUND([.K23]/[.G23];0)" office:value-type="float" office:value="156" calcext:value-type="float">
            <text:p>156</text:p>
          </table:table-cell>
          <table:table-cell table:formula="of:=&quot;0x&quot; &amp; DEC2HEX(256-[.H23];2)" office:value-type="string" office:string-value="0x64" calcext:value-type="string">
            <text:p>0x64</text:p>
          </table:table-cell>
          <table:table-cell table:formula="of:=TRUNC(([.$B$1]/4/[.A23]+1650+255)/256)" office:value-type="float" office:value="7" calcext:value-type="float">
            <text:p>7</text:p>
          </table:table-cell>
          <table:table-cell table:formula="of:=[.$B$1]/[.A23]" office:value-type="float" office:value="312.5" calcext:value-type="float">
            <text:p>312.50</text:p>
          </table:table-cell>
          <table:table-cell table:style-name="ce32" table:formula="of:=[.K23]/2" office:value-type="float" office:value="156.25" calcext:value-type="float">
            <text:p>156.25</text:p>
          </table:table-cell>
          <table:table-cell table:style-name="ce39" table:formula="of:=[.K23]/8" office:value-type="float" office:value="39.0625" calcext:value-type="float">
            <text:p>39.06</text:p>
          </table:table-cell>
          <table:table-cell table:style-name="ce28" table:formula="of:=[.K23]/16" office:value-type="float" office:value="19.53125" calcext:value-type="float">
            <text:p>19.53</text:p>
          </table:table-cell>
          <table:table-cell table:style-name="ce39" table:formula="of:=[.K23]/64" office:value-type="float" office:value="4.8828125" calcext:value-type="float">
            <text:p>4.88</text:p>
          </table:table-cell>
          <table:table-cell table:style-name="ce39" table:formula="of:=[.K23]/128" office:value-type="float" office:value="2.44140625" calcext:value-type="float">
            <text:p>2.44</text:p>
          </table:table-cell>
          <table:table-cell table:formula="of:=[.K23]/512" office:value-type="float" office:value="0.6103515625" calcext:value-type="float">
            <text:p>0.61</text:p>
          </table:table-cell>
          <table:table-cell table:formula="of:=[.K23]/1024" office:value-type="float" office:value="0.30517578125" calcext:value-type="float">
            <text:p>0.31</text:p>
          </table:table-cell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45450" calcext:value-type="float">
            <text:p>45450</text:p>
          </table:table-cell>
          <table:table-cell table:formula="of:=[.$B$1]/[.G24]/[.H24]" office:value-type="float" office:value="45454.5454545455" calcext:value-type="float">
            <text:p>45454.55</text:p>
          </table:table-cell>
          <table:table-cell table:formula="of:=([.B24]/[.A24])-1" office:value-type="percentage" office:value="0.000100010001001127" calcext:value-type="percentage">
            <text:p>0.01%</text:p>
          </table:table-cell>
          <table:table-cell table:formula="of:=([.E24]/[.A24])-1" office:value-type="percentage" office:value="0.000100010001001127" calcext:value-type="percentage">
            <text:p>0.01%</text:p>
          </table:table-cell>
          <table:table-cell table:formula="of:=9/[.F24]" office:value-type="float" office:value="45454.5454545455" calcext:value-type="float">
            <text:p>45454.55</text:p>
          </table:table-cell>
          <table:table-cell office:value-type="float" office:value="0.000198" calcext:value-type="float">
            <text:p>1.98E-04</text:p>
          </table:table-cell>
          <table:table-cell office:value-type="float" office:value="2" calcext:value-type="float">
            <text:p>2</text:p>
          </table:table-cell>
          <table:table-cell table:formula="of:=ROUND([.K24]/[.G24];0)" office:value-type="float" office:value="132" calcext:value-type="float">
            <text:p>132</text:p>
          </table:table-cell>
          <table:table-cell table:formula="of:=&quot;0x&quot; &amp; DEC2HEX(256-[.H24];2)" office:value-type="string" office:string-value="0x7C" calcext:value-type="string">
            <text:p>0x7C</text:p>
          </table:table-cell>
          <table:table-cell table:formula="of:=TRUNC(([.$B$1]/4/[.A24]+1650+255)/256)" office:value-type="float" office:value="7" calcext:value-type="float">
            <text:p>7</text:p>
          </table:table-cell>
          <table:table-cell table:formula="of:=[.$B$1]/[.A24]" office:value-type="float" office:value="264.026402640264" calcext:value-type="float">
            <text:p>264.03</text:p>
          </table:table-cell>
          <table:table-cell table:style-name="ce32" table:formula="of:=[.K24]/2" office:value-type="float" office:value="132.013201320132" calcext:value-type="float">
            <text:p>132.01</text:p>
          </table:table-cell>
          <table:table-cell table:style-name="ce39" table:formula="of:=[.K24]/8" office:value-type="float" office:value="33.003300330033" calcext:value-type="float">
            <text:p>33.00</text:p>
          </table:table-cell>
          <table:table-cell table:style-name="ce28" table:formula="of:=[.K24]/16" office:value-type="float" office:value="16.5016501650165" calcext:value-type="float">
            <text:p>16.50</text:p>
          </table:table-cell>
          <table:table-cell table:style-name="ce39" table:formula="of:=[.K24]/64" office:value-type="float" office:value="4.12541254125413" calcext:value-type="float">
            <text:p>4.13</text:p>
          </table:table-cell>
          <table:table-cell table:style-name="ce39" table:formula="of:=[.K24]/128" office:value-type="float" office:value="2.06270627062706" calcext:value-type="float">
            <text:p>2.06</text:p>
          </table:table-cell>
          <table:table-cell table:formula="of:=[.K24]/512" office:value-type="float" office:value="0.515676567656766" calcext:value-type="float">
            <text:p>0.52</text:p>
          </table:table-cell>
          <table:table-cell table:formula="of:=[.K24]/1024" office:value-type="float" office:value="0.257838283828383" calcext:value-type="float">
            <text:p>0.26</text:p>
          </table:table-cell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56000" calcext:value-type="float">
            <text:p>56000</text:p>
          </table:table-cell>
          <table:table-cell table:formula="of:=[.$B$1]/[.G25]/[.H25]" office:value-type="float" office:value="56074.7663551402" calcext:value-type="float">
            <text:p>56074.77</text:p>
          </table:table-cell>
          <table:table-cell table:formula="of:=([.B25]/[.A25])-1" office:value-type="percentage" office:value="0.00133511348464643" calcext:value-type="percentage">
            <text:p>0.13%</text:p>
          </table:table-cell>
          <table:table-cell table:formula="of:=([.E25]/[.A25])-1" office:value-type="percentage" office:value="0.00133511348464643" calcext:value-type="percentage">
            <text:p>0.13%</text:p>
          </table:table-cell>
          <table:table-cell table:formula="of:=9/[.F25]" office:value-type="float" office:value="56074.7663551402" calcext:value-type="float">
            <text:p>56074.77</text:p>
          </table:table-cell>
          <table:table-cell office:value-type="float" office:value="0.0001605" calcext:value-type="float">
            <text:p>1.61E-04</text:p>
          </table:table-cell>
          <table:table-cell office:value-type="float" office:value="1" calcext:value-type="float">
            <text:p>1</text:p>
          </table:table-cell>
          <table:table-cell table:formula="of:=ROUND([.K25]/[.G25];0)" office:value-type="float" office:value="214" calcext:value-type="float">
            <text:p>214</text:p>
          </table:table-cell>
          <table:table-cell table:formula="of:=&quot;0x&quot; &amp; DEC2HEX(256-[.H25];2)" office:value-type="string" office:string-value="0x2A" calcext:value-type="string">
            <text:p>0x2A</text:p>
          </table:table-cell>
          <table:table-cell table:formula="of:=TRUNC(([.$B$1]/4/[.A25]+1650+255)/256)" office:value-type="float" office:value="7" calcext:value-type="float">
            <text:p>7</text:p>
          </table:table-cell>
          <table:table-cell table:style-name="ce32" table:formula="of:=[.$B$1]/[.A25]" office:value-type="float" office:value="214.285714285714" calcext:value-type="float">
            <text:p>214.29</text:p>
          </table:table-cell>
          <table:table-cell table:style-name="ce28" table:formula="of:=[.K25]/2" office:value-type="float" office:value="107.142857142857" calcext:value-type="float">
            <text:p>107.14</text:p>
          </table:table-cell>
          <table:table-cell table:style-name="ce39" table:formula="of:=[.K25]/8" office:value-type="float" office:value="26.7857142857143" calcext:value-type="float">
            <text:p>26.79</text:p>
          </table:table-cell>
          <table:table-cell table:style-name="ce28" table:formula="of:=[.K25]/16" office:value-type="float" office:value="13.3928571428571" calcext:value-type="float">
            <text:p>13.39</text:p>
          </table:table-cell>
          <table:table-cell table:style-name="ce39" table:formula="of:=[.K25]/64" office:value-type="float" office:value="3.34821428571429" calcext:value-type="float">
            <text:p>3.35</text:p>
          </table:table-cell>
          <table:table-cell table:style-name="ce39" table:formula="of:=[.K25]/128" office:value-type="float" office:value="1.67410714285714" calcext:value-type="float">
            <text:p>1.67</text:p>
          </table:table-cell>
          <table:table-cell table:formula="of:=[.K25]/512" office:value-type="float" office:value="0.418526785714285" calcext:value-type="float">
            <text:p>0.42</text:p>
          </table:table-cell>
          <table:table-cell table:formula="of:=[.K25]/1024" office:value-type="float" office:value="0.209263392857143" calcext:value-type="float">
            <text:p>0.21</text:p>
          </table:table-cell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03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formula="of:=[.$B$1]/[.G26]/[.H26]" office:value-type="float" office:value="57692.3076923077" calcext:value-type="float">
            <text:p>57692.31</text:p>
          </table:table-cell>
          <table:table-cell table:formula="of:=([.B26]/[.A26])-1" office:value-type="percentage" office:value="0.00160256410256432" calcext:value-type="percentage">
            <text:p>0.16%</text:p>
          </table:table-cell>
          <table:table-cell table:formula="of:=([.E26]/[.A26])-1" office:value-type="percentage" office:value="0.00160256410256432" calcext:value-type="percentage">
            <text:p>0.16%</text:p>
          </table:table-cell>
          <table:table-cell table:formula="of:=9/[.F26]" office:value-type="float" office:value="57692.3076923077" calcext:value-type="float">
            <text:p>57692.31</text:p>
          </table:table-cell>
          <table:table-cell office:value-type="float" office:value="0.000156" calcext:value-type="float">
            <text:p>1.56E-04</text:p>
          </table:table-cell>
          <table:table-cell office:value-type="float" office:value="1" calcext:value-type="float">
            <text:p>1</text:p>
          </table:table-cell>
          <table:table-cell table:formula="of:=ROUND([.K26]/[.G26];0)" office:value-type="float" office:value="208" calcext:value-type="float">
            <text:p>208</text:p>
          </table:table-cell>
          <table:table-cell table:formula="of:=&quot;0x&quot; &amp; DEC2HEX(256-[.H26];2)" office:value-type="string" office:string-value="0x30" calcext:value-type="string">
            <text:p>0x30</text:p>
          </table:table-cell>
          <table:table-cell table:formula="of:=TRUNC(([.$B$1]/4/[.A26]+1650+255)/256)" office:value-type="float" office:value="7" calcext:value-type="float">
            <text:p>7</text:p>
          </table:table-cell>
          <table:table-cell table:style-name="ce32" table:formula="of:=[.$B$1]/[.A26]" office:value-type="float" office:value="208.333333333333" calcext:value-type="float">
            <text:p>208.33</text:p>
          </table:table-cell>
          <table:table-cell table:style-name="ce28" table:formula="of:=[.K26]/2" office:value-type="float" office:value="104.166666666667" calcext:value-type="float">
            <text:p>104.17</text:p>
          </table:table-cell>
          <table:table-cell table:style-name="ce39" table:formula="of:=[.K26]/8" office:value-type="float" office:value="26.0416666666667" calcext:value-type="float">
            <text:p>26.04</text:p>
          </table:table-cell>
          <table:table-cell table:style-name="ce28" table:formula="of:=[.K26]/16" office:value-type="float" office:value="13.0208333333333" calcext:value-type="float">
            <text:p>13.02</text:p>
          </table:table-cell>
          <table:table-cell table:style-name="ce39" table:formula="of:=[.K26]/64" office:value-type="float" office:value="3.25520833333333" calcext:value-type="float">
            <text:p>3.26</text:p>
          </table:table-cell>
          <table:table-cell table:style-name="ce39" table:formula="of:=[.K26]/128" office:value-type="float" office:value="1.62760416666667" calcext:value-type="float">
            <text:p>1.63</text:p>
          </table:table-cell>
          <table:table-cell table:formula="of:=[.K26]/512" office:value-type="float" office:value="0.406901041666666" calcext:value-type="float">
            <text:p>0.41</text:p>
          </table:table-cell>
          <table:table-cell table:formula="of:=[.K26]/1024" office:value-type="float" office:value="0.203450520833333" calcext:value-type="float">
            <text:p>0.20</text:p>
          </table:table-cell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03"/>
        </table:table-row>
        <table:table-row table:style-name="ro3">
          <table:table-cell office:value-type="float" office:value="76800" calcext:value-type="float">
            <text:p>76800</text:p>
          </table:table-cell>
          <table:table-cell table:formula="of:=[.$B$1]/[.G27]/[.H27]" office:value-type="float" office:value="76923.0769230769" calcext:value-type="float">
            <text:p>76923.08</text:p>
          </table:table-cell>
          <table:table-cell table:formula="of:=([.B27]/[.A27])-1" office:value-type="percentage" office:value="0.00160256410256365" calcext:value-type="percentage">
            <text:p>0.16%</text:p>
          </table:table-cell>
          <table:table-cell table:formula="of:=([.E27]/[.A27])-1" office:value-type="percentage" office:value="0.00160256410256365" calcext:value-type="percentage">
            <text:p>0.16%</text:p>
          </table:table-cell>
          <table:table-cell table:formula="of:=9/[.F27]" office:value-type="float" office:value="76923.0769230769" calcext:value-type="float">
            <text:p>76923.08</text:p>
          </table:table-cell>
          <table:table-cell office:value-type="float" office:value="0.000117" calcext:value-type="float">
            <text:p>1.17E-04</text:p>
          </table:table-cell>
          <table:table-cell office:value-type="float" office:value="1" calcext:value-type="float">
            <text:p>1</text:p>
          </table:table-cell>
          <table:table-cell table:formula="of:=ROUND([.K27]/[.G27];0)" office:value-type="float" office:value="156" calcext:value-type="float">
            <text:p>156</text:p>
          </table:table-cell>
          <table:table-cell table:formula="of:=&quot;0x&quot; &amp; DEC2HEX(256-[.H27];2)" office:value-type="string" office:string-value="0x64" calcext:value-type="string">
            <text:p>0x64</text:p>
          </table:table-cell>
          <table:table-cell table:formula="of:=TRUNC(([.$B$1]/4/[.A27]+1650+255)/256)" office:value-type="float" office:value="7" calcext:value-type="float">
            <text:p>7</text:p>
          </table:table-cell>
          <table:table-cell table:style-name="ce32" table:formula="of:=[.$B$1]/[.A27]" office:value-type="float" office:value="156.25" calcext:value-type="float">
            <text:p>156.25</text:p>
          </table:table-cell>
          <table:table-cell table:style-name="ce28" table:formula="of:=[.K27]/2" office:value-type="float" office:value="78.125" calcext:value-type="float">
            <text:p>78.13</text:p>
          </table:table-cell>
          <table:table-cell table:style-name="ce39" table:formula="of:=[.K27]/8" office:value-type="float" office:value="19.53125" calcext:value-type="float">
            <text:p>19.53</text:p>
          </table:table-cell>
          <table:table-cell table:style-name="ce28" table:formula="of:=[.K27]/16" office:value-type="float" office:value="9.765625" calcext:value-type="float">
            <text:p>9.77</text:p>
          </table:table-cell>
          <table:table-cell table:style-name="ce39" table:formula="of:=[.K27]/64" office:value-type="float" office:value="2.44140625" calcext:value-type="float">
            <text:p>2.44</text:p>
          </table:table-cell>
          <table:table-cell table:formula="of:=[.K27]/128" office:value-type="float" office:value="1.220703125" calcext:value-type="float">
            <text:p>1.22</text:p>
          </table:table-cell>
          <table:table-cell table:formula="of:=[.K27]/512" office:value-type="float" office:value="0.30517578125" calcext:value-type="float">
            <text:p>0.31</text:p>
          </table:table-cell>
          <table:table-cell table:formula="of:=[.K27]/1024" office:value-type="float" office:value="0.152587890625" calcext:value-type="float">
            <text:p>0.15</text:p>
          </table:table-cell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formula="of:=[.$B$1]/[.G28]/[.H28]" office:value-type="float" office:value="100000" calcext:value-type="float">
            <text:p>100000.00</text:p>
          </table:table-cell>
          <table:table-cell table:formula="of:=([.B28]/[.A28])-1" office:value-type="percentage" office:value="0" calcext:value-type="percentage">
            <text:p>0.00%</text:p>
          </table:table-cell>
          <table:table-cell table:formula="of:=([.E28]/[.A28])-1" office:value-type="percentage" office:value="0" calcext:value-type="percentage">
            <text:p>0.00%</text:p>
          </table:table-cell>
          <table:table-cell table:formula="of:=9/[.F28]" office:value-type="float" office:value="100000" calcext:value-type="float">
            <text:p>100000.00</text:p>
          </table:table-cell>
          <table:table-cell office:value-type="float" office:value="0.00009" calcext:value-type="float">
            <text:p>9.00E-05</text:p>
          </table:table-cell>
          <table:table-cell office:value-type="float" office:value="1" calcext:value-type="float">
            <text:p>1</text:p>
          </table:table-cell>
          <table:table-cell table:formula="of:=ROUND([.K28]/[.G28];0)" office:value-type="float" office:value="120" calcext:value-type="float">
            <text:p>120</text:p>
          </table:table-cell>
          <table:table-cell table:formula="of:=&quot;0x&quot; &amp; DEC2HEX(256-[.H28];2)" office:value-type="string" office:string-value="0x88" calcext:value-type="string">
            <text:p>0x88</text:p>
          </table:table-cell>
          <table:table-cell table:formula="of:=TRUNC(([.$B$1]/4/[.A28]+1650+255)/256)" office:value-type="float" office:value="7" calcext:value-type="float">
            <text:p>7</text:p>
          </table:table-cell>
          <table:table-cell table:style-name="ce33" table:formula="of:=[.$B$1]/[.A28]" office:value-type="float" office:value="120" calcext:value-type="float">
            <text:p>120.00</text:p>
          </table:table-cell>
          <table:table-cell table:style-name="ce33" table:formula="of:=[.K28]/2" office:value-type="float" office:value="60" calcext:value-type="float">
            <text:p>60.00</text:p>
          </table:table-cell>
          <table:table-cell table:style-name="ce33" table:formula="of:=[.K28]/8" office:value-type="float" office:value="15" calcext:value-type="float">
            <text:p>15.00</text:p>
          </table:table-cell>
          <table:table-cell table:style-name="ce39" table:formula="of:=[.K28]/16" office:value-type="float" office:value="7.5" calcext:value-type="float">
            <text:p>7.50</text:p>
          </table:table-cell>
          <table:table-cell table:style-name="ce39" table:formula="of:=[.K28]/64" office:value-type="float" office:value="1.875" calcext:value-type="float">
            <text:p>1.88</text:p>
          </table:table-cell>
          <table:table-cell table:formula="of:=[.K28]/128" office:value-type="float" office:value="0.9375" calcext:value-type="float">
            <text:p>0.94</text:p>
          </table:table-cell>
          <table:table-cell table:formula="of:=[.K28]/512" office:value-type="float" office:value="0.234375" calcext:value-type="float">
            <text:p>0.23</text:p>
          </table:table-cell>
          <table:table-cell table:formula="of:=[.K28]/1024" office:value-type="float" office:value="0.1171875" calcext:value-type="float">
            <text:p>0.12</text:p>
          </table:table-cell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03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formula="of:=[.$B$1]/[.G29]/[.H29]" office:value-type="float" office:value="115384.615384615" calcext:value-type="float">
            <text:p>115384.62</text:p>
          </table:table-cell>
          <table:table-cell table:formula="of:=([.B29]/[.A29])-1" office:value-type="percentage" office:value="0.00160256410256077" calcext:value-type="percentage">
            <text:p>0.16%</text:p>
          </table:table-cell>
          <table:table-cell table:formula="of:=([.E29]/[.A29])-1" office:value-type="percentage" office:value="0.00160256410256077" calcext:value-type="percentage">
            <text:p>0.16%</text:p>
          </table:table-cell>
          <table:table-cell table:formula="of:=9/[.F29]" office:value-type="float" office:value="115384.615384615" calcext:value-type="float">
            <text:p>115384.62</text:p>
          </table:table-cell>
          <table:table-cell office:value-type="float" office:value="0.000078" calcext:value-type="float">
            <text:p>7.80E-05</text:p>
          </table:table-cell>
          <table:table-cell office:value-type="float" office:value="1" calcext:value-type="float">
            <text:p>1</text:p>
          </table:table-cell>
          <table:table-cell table:formula="of:=ROUND([.K29]/[.G29];0)" office:value-type="float" office:value="104" calcext:value-type="float">
            <text:p>104</text:p>
          </table:table-cell>
          <table:table-cell table:formula="of:=&quot;0x&quot; &amp; DEC2HEX(256-[.H29];2)" office:value-type="string" office:string-value="0x98" calcext:value-type="string">
            <text:p>0x98</text:p>
          </table:table-cell>
          <table:table-cell table:formula="of:=TRUNC(([.$B$1]/4/[.A29]+1650+255)/256)" office:value-type="float" office:value="7" calcext:value-type="float">
            <text:p>7</text:p>
          </table:table-cell>
          <table:table-cell table:style-name="ce32" table:formula="of:=[.$B$1]/[.A29]" office:value-type="float" office:value="104.166666666667" calcext:value-type="float">
            <text:p>104.17</text:p>
          </table:table-cell>
          <table:table-cell table:style-name="ce28" table:formula="of:=[.K29]/2" office:value-type="float" office:value="52.0833333333333" calcext:value-type="float">
            <text:p>52.08</text:p>
          </table:table-cell>
          <table:table-cell table:style-name="ce39" table:formula="of:=[.K29]/8" office:value-type="float" office:value="13.0208333333333" calcext:value-type="float">
            <text:p>13.02</text:p>
          </table:table-cell>
          <table:table-cell table:style-name="ce28" table:formula="of:=[.K29]/16" office:value-type="float" office:value="6.51041666666667" calcext:value-type="float">
            <text:p>6.51</text:p>
          </table:table-cell>
          <table:table-cell table:style-name="ce39" table:formula="of:=[.K29]/64" office:value-type="float" office:value="1.62760416666667" calcext:value-type="float">
            <text:p>1.63</text:p>
          </table:table-cell>
          <table:table-cell table:formula="of:=[.K29]/128" office:value-type="float" office:value="0.813802083333333" calcext:value-type="float">
            <text:p>0.81</text:p>
          </table:table-cell>
          <table:table-cell table:formula="of:=[.K29]/512" office:value-type="float" office:value="0.203450520833334" calcext:value-type="float">
            <text:p>0.20</text:p>
          </table:table-cell>
          <table:table-cell table:formula="of:=[.K29]/1024" office:value-type="float" office:value="0.101725260416667" calcext:value-type="float">
            <text:p>0.10</text:p>
          </table:table-cell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28000" calcext:value-type="float">
            <text:p>128000</text:p>
          </table:table-cell>
          <table:table-cell table:formula="of:=[.$B$1]/[.G30]/[.H30]" office:value-type="float" office:value="127659.574468085" calcext:value-type="float">
            <text:p>127659.57</text:p>
          </table:table-cell>
          <table:table-cell table:formula="of:=([.B30]/[.A30])-1" office:value-type="percentage" office:value="-0.00265957446808596" calcext:value-type="percentage">
            <text:p>-0.27%</text:p>
          </table:table-cell>
          <table:table-cell table:formula="of:=([.E30]/[.A30])-1" office:value-type="percentage" office:value="-0.00265957446808596" calcext:value-type="percentage">
            <text:p>-0.27%</text:p>
          </table:table-cell>
          <table:table-cell table:formula="of:=9/[.F30]" office:value-type="float" office:value="127659.574468085" calcext:value-type="float">
            <text:p>127659.57</text:p>
          </table:table-cell>
          <table:table-cell office:value-type="float" office:value="0.0000705" calcext:value-type="float">
            <text:p>7.05E-05</text:p>
          </table:table-cell>
          <table:table-cell office:value-type="float" office:value="1" calcext:value-type="float">
            <text:p>1</text:p>
          </table:table-cell>
          <table:table-cell table:formula="of:=ROUND([.K30]/[.G30];0)" office:value-type="float" office:value="94" calcext:value-type="float">
            <text:p>94</text:p>
          </table:table-cell>
          <table:table-cell table:formula="of:=&quot;0x&quot; &amp; DEC2HEX(256-[.H30];2)" office:value-type="string" office:string-value="0xA2" calcext:value-type="string">
            <text:p>0xA2</text:p>
          </table:table-cell>
          <table:table-cell table:formula="of:=TRUNC(([.$B$1]/4/[.A30]+1650+255)/256)" office:value-type="float" office:value="7" calcext:value-type="float">
            <text:p>7</text:p>
          </table:table-cell>
          <table:table-cell table:style-name="ce32" table:formula="of:=[.$B$1]/[.A30]" office:value-type="float" office:value="93.75" calcext:value-type="float">
            <text:p>93.75</text:p>
          </table:table-cell>
          <table:table-cell table:style-name="ce28" table:formula="of:=[.K30]/2" office:value-type="float" office:value="46.875" calcext:value-type="float">
            <text:p>46.88</text:p>
          </table:table-cell>
          <table:table-cell table:style-name="ce39" table:formula="of:=[.K30]/8" office:value-type="float" office:value="11.71875" calcext:value-type="float">
            <text:p>11.72</text:p>
          </table:table-cell>
          <table:table-cell table:style-name="ce28" table:formula="of:=[.K30]/16" office:value-type="float" office:value="5.859375" calcext:value-type="float">
            <text:p>5.86</text:p>
          </table:table-cell>
          <table:table-cell table:formula="of:=[.K30]/64" office:value-type="float" office:value="1.46484375" calcext:value-type="float">
            <text:p>1.46</text:p>
          </table:table-cell>
          <table:table-cell table:formula="of:=[.K30]/128" office:value-type="float" office:value="0.732421875" calcext:value-type="float">
            <text:p>0.73</text:p>
          </table:table-cell>
          <table:table-cell table:formula="of:=[.K30]/512" office:value-type="float" office:value="0.18310546875" calcext:value-type="float">
            <text:p>0.18</text:p>
          </table:table-cell>
          <table:table-cell table:formula="of:=[.K30]/1024" office:value-type="float" office:value="0.091552734375" calcext:value-type="float">
            <text:p>0.09</text:p>
          </table:table-cell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53846" calcext:value-type="float">
            <text:p>153846</text:p>
          </table:table-cell>
          <table:table-cell table:formula="of:=[.$B$1]/[.G31]/[.H31]" office:value-type="float" office:value="153846.153846154" calcext:value-type="float">
            <text:p>153846.15</text:p>
          </table:table-cell>
          <table:table-cell table:formula="of:=([.B31]/[.A31])-1" office:value-type="percentage" office:value="0.00000100000100089481" calcext:value-type="percentage">
            <text:p>0.00%</text:p>
          </table:table-cell>
          <table:table-cell table:formula="of:=([.E31]/[.A31])-1" office:value-type="percentage" office:value="0.00000100000100089481" calcext:value-type="percentage">
            <text:p>0.00%</text:p>
          </table:table-cell>
          <table:table-cell table:formula="of:=9/[.F31]" office:value-type="float" office:value="153846.153846154" calcext:value-type="float">
            <text:p>153846.15</text:p>
          </table:table-cell>
          <table:table-cell office:value-type="float" office:value="0.0000585" calcext:value-type="float">
            <text:p>5.85E-05</text:p>
          </table:table-cell>
          <table:table-cell office:value-type="float" office:value="1" calcext:value-type="float">
            <text:p>1</text:p>
          </table:table-cell>
          <table:table-cell table:formula="of:=ROUND([.K31]/[.G31];0)" office:value-type="float" office:value="78" calcext:value-type="float">
            <text:p>78</text:p>
          </table:table-cell>
          <table:table-cell table:formula="of:=&quot;0x&quot; &amp; DEC2HEX(256-[.H31];2)" office:value-type="string" office:string-value="0xB2" calcext:value-type="string">
            <text:p>0xB2</text:p>
          </table:table-cell>
          <table:table-cell table:formula="of:=TRUNC(([.$B$1]/4/[.A31]+1650+255)/256)" office:value-type="float" office:value="7" calcext:value-type="float">
            <text:p>7</text:p>
          </table:table-cell>
          <table:table-cell table:style-name="ce33" table:formula="of:=[.$B$1]/[.A31]" office:value-type="float" office:value="78.000078000078" calcext:value-type="float">
            <text:p>78.00</text:p>
          </table:table-cell>
          <table:table-cell table:style-name="ce33" table:formula="of:=[.K31]/2" office:value-type="float" office:value="39.000039000039" calcext:value-type="float">
            <text:p>39.00</text:p>
          </table:table-cell>
          <table:table-cell table:style-name="ce39" table:formula="of:=[.K31]/8" office:value-type="float" office:value="9.75000975000975" calcext:value-type="float">
            <text:p>9.75</text:p>
          </table:table-cell>
          <table:table-cell table:style-name="ce28" table:formula="of:=[.K31]/16" office:value-type="float" office:value="4.87500487500488" calcext:value-type="float">
            <text:p>4.88</text:p>
          </table:table-cell>
          <table:table-cell table:formula="of:=[.K31]/64" office:value-type="float" office:value="1.21875121875122" calcext:value-type="float">
            <text:p>1.22</text:p>
          </table:table-cell>
          <table:table-cell table:formula="of:=[.K31]/128" office:value-type="float" office:value="0.609375609375609" calcext:value-type="float">
            <text:p>0.61</text:p>
          </table:table-cell>
          <table:table-cell table:formula="of:=[.K31]/512" office:value-type="float" office:value="0.152343902343902" calcext:value-type="float">
            <text:p>0.15</text:p>
          </table:table-cell>
          <table:table-cell table:formula="of:=[.K31]/1024" office:value-type="float" office:value="0.0761719511719512" calcext:value-type="float">
            <text:p>0.08</text:p>
          </table:table-cell>
          <table:table-cell office:value-type="string" calcext:value-type="string">
            <text:p>ch341.c: baud_rate 153846, prescaler 1, prescaler_regvalue 0x87, divisor 78, divisor_regvalue 0xb2, foundDivisor 1</text:p>
          </table:table-cell>
          <table:table-cell table:number-columns-repeated="1003"/>
        </table:table-row>
        <table:table-row table:style-name="ro3">
          <table:table-cell office:value-type="float" office:value="187500" calcext:value-type="float">
            <text:p>187500</text:p>
          </table:table-cell>
          <table:table-cell table:formula="of:=[.$B$1]/[.G32]/[.H32]" office:value-type="float" office:value="187500" calcext:value-type="float">
            <text:p>187500.00</text:p>
          </table:table-cell>
          <table:table-cell table:formula="of:=([.B32]/[.A32])-1" office:value-type="percentage" office:value="0" calcext:value-type="percentage">
            <text:p>0.00%</text:p>
          </table:table-cell>
          <table:table-cell table:formula="of:=([.E32]/[.A32])-1" office:value-type="percentage" office:value="0.000208376745157501" calcext:value-type="percentage">
            <text:p>0.02%</text:p>
          </table:table-cell>
          <table:table-cell table:formula="of:=9/[.F32]" office:value-type="float" office:value="187539.070639717" calcext:value-type="float">
            <text:p>187539.07</text:p>
          </table:table-cell>
          <table:table-cell office:value-type="float" office:value="0.00004799" calcext:value-type="float">
            <text:p>4.80E-05</text:p>
          </table:table-cell>
          <table:table-cell office:value-type="float" office:value="1" calcext:value-type="float">
            <text:p>1</text:p>
          </table:table-cell>
          <table:table-cell table:formula="of:=ROUND([.K32]/[.G32];0)" office:value-type="float" office:value="64" calcext:value-type="float">
            <text:p>64</text:p>
          </table:table-cell>
          <table:table-cell table:formula="of:=&quot;0x&quot; &amp; DEC2HEX(256-[.H32];2)" office:value-type="string" office:string-value="0xC0" calcext:value-type="string">
            <text:p>0xC0</text:p>
          </table:table-cell>
          <table:table-cell table:formula="of:=TRUNC(([.$B$1]/4/[.A32]+1650+255)/256)" office:value-type="float" office:value="7" calcext:value-type="float">
            <text:p>7</text:p>
          </table:table-cell>
          <table:table-cell table:style-name="ce33" table:formula="of:=[.$B$1]/[.A32]" office:value-type="float" office:value="64" calcext:value-type="float">
            <text:p>64.00</text:p>
          </table:table-cell>
          <table:table-cell table:style-name="ce33" table:formula="of:=[.K32]/2" office:value-type="float" office:value="32" calcext:value-type="float">
            <text:p>32.00</text:p>
          </table:table-cell>
          <table:table-cell table:style-name="ce33" table:formula="of:=[.K32]/8" office:value-type="float" office:value="8" calcext:value-type="float">
            <text:p>8.00</text:p>
          </table:table-cell>
          <table:table-cell table:style-name="ce33" table:formula="of:=[.K32]/16" office:value-type="float" office:value="4" calcext:value-type="float">
            <text:p>4.00</text:p>
          </table:table-cell>
          <table:table-cell table:formula="of:=[.K32]/64" office:value-type="float" office:value="1" calcext:value-type="float">
            <text:p>1.00</text:p>
          </table:table-cell>
          <table:table-cell table:formula="of:=[.K32]/128" office:value-type="float" office:value="0.5" calcext:value-type="float">
            <text:p>0.50</text:p>
          </table:table-cell>
          <table:table-cell table:formula="of:=[.K32]/512" office:value-type="float" office:value="0.125" calcext:value-type="float">
            <text:p>0.13</text:p>
          </table:table-cell>
          <table:table-cell table:formula="of:=[.K32]/1024" office:value-type="float" office:value="0.0625" calcext:value-type="float">
            <text:p>0.06</text:p>
          </table:table-cell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03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formula="of:=[.$B$1]/[.G33]/[.H33]" office:value-type="float" office:value="230769.230769231" calcext:value-type="float">
            <text:p>230769.23</text:p>
          </table:table-cell>
          <table:table-cell table:formula="of:=([.B33]/[.A33])-1" office:value-type="percentage" office:value="0.00160256410256521" calcext:value-type="percentage">
            <text:p>0.16%</text:p>
          </table:table-cell>
          <table:table-cell table:formula="of:=([.E33]/[.A33])-1" office:value-type="percentage" office:value="0.00160256410256521" calcext:value-type="percentage">
            <text:p>0.16%</text:p>
          </table:table-cell>
          <table:table-cell table:formula="of:=9/[.F33]" office:value-type="float" office:value="230769.230769231" calcext:value-type="float">
            <text:p>230769.23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1" calcext:value-type="float">
            <text:p>1</text:p>
          </table:table-cell>
          <table:table-cell table:formula="of:=ROUND([.K33]/[.G33];0)" office:value-type="float" office:value="52" calcext:value-type="float">
            <text:p>52</text:p>
          </table:table-cell>
          <table:table-cell table:formula="of:=&quot;0x&quot; &amp; DEC2HEX(256-[.H33];2)" office:value-type="string" office:string-value="0xCC" calcext:value-type="string">
            <text:p>0xCC</text:p>
          </table:table-cell>
          <table:table-cell table:formula="of:=TRUNC(([.$B$1]/4/[.A33]+1650+255)/256)" office:value-type="float" office:value="7" calcext:value-type="float">
            <text:p>7</text:p>
          </table:table-cell>
          <table:table-cell table:style-name="ce32" table:formula="of:=[.$B$1]/[.A33]" office:value-type="float" office:value="52.0833333333333" calcext:value-type="float">
            <text:p>52.08</text:p>
          </table:table-cell>
          <table:table-cell table:style-name="ce28" table:formula="of:=[.K33]/2" office:value-type="float" office:value="26.0416666666667" calcext:value-type="float">
            <text:p>26.04</text:p>
          </table:table-cell>
          <table:table-cell table:style-name="ce39" table:formula="of:=[.K33]/8" office:value-type="float" office:value="6.51041666666667" calcext:value-type="float">
            <text:p>6.51</text:p>
          </table:table-cell>
          <table:table-cell table:style-name="ce39" table:formula="of:=[.K33]/16" office:value-type="float" office:value="3.25520833333333" calcext:value-type="float">
            <text:p>3.26</text:p>
          </table:table-cell>
          <table:table-cell table:formula="of:=[.K33]/64" office:value-type="float" office:value="0.813802083333333" calcext:value-type="float">
            <text:p>0.81</text:p>
          </table:table-cell>
          <table:table-cell table:formula="of:=[.K33]/128" office:value-type="float" office:value="0.406901041666667" calcext:value-type="float">
            <text:p>0.41</text:p>
          </table:table-cell>
          <table:table-cell table:formula="of:=[.K33]/512" office:value-type="float" office:value="0.101725260416667" calcext:value-type="float">
            <text:p>0.10</text:p>
          </table:table-cell>
          <table:table-cell table:formula="of:=[.K33]/1024" office:value-type="float" office:value="0.0508626302083333" calcext:value-type="float">
            <text:p>0.05</text:p>
          </table:table-cell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03"/>
        </table:table-row>
        <table:table-row table:style-name="ro3">
          <table:table-cell office:value-type="float" office:value="250000" calcext:value-type="float">
            <text:p>250000</text:p>
          </table:table-cell>
          <table:table-cell table:formula="of:=[.$B$1]/[.G34]/[.H34]" office:value-type="float" office:value="250000" calcext:value-type="float">
            <text:p>250000.00</text:p>
          </table:table-cell>
          <table:table-cell table:formula="of:=([.B34]/[.A34])-1" office:value-type="percentage" office:value="0" calcext:value-type="percentage">
            <text:p>0.00%</text:p>
          </table:table-cell>
          <table:table-cell table:formula="of:=([.E34]/[.A34])-1" office:value-type="percentage" office:value="0" calcext:value-type="percentage">
            <text:p>0.00%</text:p>
          </table:table-cell>
          <table:table-cell table:formula="of:=9/[.F34]" office:value-type="float" office:value="250000" calcext:value-type="float">
            <text:p>250000.00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1" calcext:value-type="float">
            <text:p>1</text:p>
          </table:table-cell>
          <table:table-cell table:formula="of:=ROUND([.K34]/[.G34];0)" office:value-type="float" office:value="48" calcext:value-type="float">
            <text:p>48</text:p>
          </table:table-cell>
          <table:table-cell table:formula="of:=&quot;0x&quot; &amp; DEC2HEX(256-[.H34];2)" office:value-type="string" office:string-value="0xD0" calcext:value-type="string">
            <text:p>0xD0</text:p>
          </table:table-cell>
          <table:table-cell table:formula="of:=TRUNC(([.$B$1]/4/[.A34]+1650+255)/256)" office:value-type="float" office:value="7" calcext:value-type="float">
            <text:p>7</text:p>
          </table:table-cell>
          <table:table-cell table:style-name="ce33" table:formula="of:=[.$B$1]/[.A34]" office:value-type="float" office:value="48" calcext:value-type="float">
            <text:p>48.00</text:p>
          </table:table-cell>
          <table:table-cell table:style-name="ce33" table:formula="of:=[.K34]/2" office:value-type="float" office:value="24" calcext:value-type="float">
            <text:p>24.00</text:p>
          </table:table-cell>
          <table:table-cell table:style-name="ce33" table:formula="of:=[.K34]/8" office:value-type="float" office:value="6" calcext:value-type="float">
            <text:p>6.00</text:p>
          </table:table-cell>
          <table:table-cell table:style-name="ce33" table:formula="of:=[.K34]/16" office:value-type="float" office:value="3" calcext:value-type="float">
            <text:p>3.00</text:p>
          </table:table-cell>
          <table:table-cell table:formula="of:=[.K34]/64" office:value-type="float" office:value="0.75" calcext:value-type="float">
            <text:p>0.75</text:p>
          </table:table-cell>
          <table:table-cell table:formula="of:=[.K34]/128" office:value-type="float" office:value="0.375" calcext:value-type="float">
            <text:p>0.38</text:p>
          </table:table-cell>
          <table:table-cell table:formula="of:=[.K34]/512" office:value-type="float" office:value="0.09375" calcext:value-type="float">
            <text:p>0.09</text:p>
          </table:table-cell>
          <table:table-cell table:formula="of:=[.K34]/1024" office:value-type="float" office:value="0.046875" calcext:value-type="float">
            <text:p>0.05</text:p>
          </table:table-cell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256000" calcext:value-type="float">
            <text:p>256000</text:p>
          </table:table-cell>
          <table:table-cell table:formula="of:=[.$B$1]/[.G35]/[.H35]" office:value-type="float" office:value="255319.14893617" calcext:value-type="float">
            <text:p>255319.15</text:p>
          </table:table-cell>
          <table:table-cell table:formula="of:=([.B35]/[.A35])-1" office:value-type="percentage" office:value="-0.00265957446808596" calcext:value-type="percentage">
            <text:p>-0.27%</text:p>
          </table:table-cell>
          <table:table-cell table:formula="of:=([.E35]/[.A35])-1" office:value-type="percentage" office:value="-0.00237656072644532" calcext:value-type="percentage">
            <text:p>-0.24%</text:p>
          </table:table-cell>
          <table:table-cell table:formula="of:=9/[.F35]" office:value-type="float" office:value="255391.60045403" calcext:value-type="float">
            <text:p>255391.60</text:p>
          </table:table-cell>
          <table:table-cell office:value-type="float" office:value="0.00003524" calcext:value-type="float">
            <text:p>3.52E-05</text:p>
          </table:table-cell>
          <table:table-cell office:value-type="float" office:value="1" calcext:value-type="float">
            <text:p>1</text:p>
          </table:table-cell>
          <table:table-cell table:formula="of:=ROUND([.K35]/[.G35];0)" office:value-type="float" office:value="47" calcext:value-type="float">
            <text:p>47</text:p>
          </table:table-cell>
          <table:table-cell table:formula="of:=&quot;0x&quot; &amp; DEC2HEX(256-[.H35];2)" office:value-type="string" office:string-value="0xD1" calcext:value-type="string">
            <text:p>0xD1</text:p>
          </table:table-cell>
          <table:table-cell table:formula="of:=TRUNC(([.$B$1]/4/[.A35]+1650+255)/256)" office:value-type="float" office:value="7" calcext:value-type="float">
            <text:p>7</text:p>
          </table:table-cell>
          <table:table-cell table:style-name="ce32" table:formula="of:=[.$B$1]/[.A35]" office:value-type="float" office:value="46.875" calcext:value-type="float">
            <text:p>46.88</text:p>
          </table:table-cell>
          <table:table-cell table:style-name="ce28" table:formula="of:=[.K35]/2" office:value-type="float" office:value="23.4375" calcext:value-type="float">
            <text:p>23.44</text:p>
          </table:table-cell>
          <table:table-cell table:style-name="ce39" table:formula="of:=[.K35]/8" office:value-type="float" office:value="5.859375" calcext:value-type="float">
            <text:p>5.86</text:p>
          </table:table-cell>
          <table:table-cell table:style-name="ce39" table:formula="of:=[.K35]/16" office:value-type="float" office:value="2.9296875" calcext:value-type="float">
            <text:p>2.93</text:p>
          </table:table-cell>
          <table:table-cell table:formula="of:=[.K35]/64" office:value-type="float" office:value="0.732421875" calcext:value-type="float">
            <text:p>0.73</text:p>
          </table:table-cell>
          <table:table-cell table:formula="of:=[.K35]/128" office:value-type="float" office:value="0.3662109375" calcext:value-type="float">
            <text:p>0.37</text:p>
          </table:table-cell>
          <table:table-cell table:formula="of:=[.K35]/512" office:value-type="float" office:value="0.091552734375" calcext:value-type="float">
            <text:p>0.09</text:p>
          </table:table-cell>
          <table:table-cell table:formula="of:=[.K35]/1024" office:value-type="float" office:value="0.0457763671875" calcext:value-type="float">
            <text:p>0.05</text:p>
          </table:table-cell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307200" calcext:value-type="float">
            <text:p>307200</text:p>
          </table:table-cell>
          <table:table-cell table:formula="of:=[.$B$1]/[.G36]/[.H36]" office:value-type="float" office:value="307692.307692308" calcext:value-type="float">
            <text:p>307692.31</text:p>
          </table:table-cell>
          <table:table-cell table:formula="of:=([.B36]/[.A36])-1" office:value-type="percentage" office:value="0.00160256410256499" calcext:value-type="percentage">
            <text:p>0.16%</text:p>
          </table:table-cell>
          <table:table-cell table:formula="of:=([.E36]/[.A36])-1" office:value-type="percentage" office:value="0.00160256410256499" calcext:value-type="percentage">
            <text:p>0.16%</text:p>
          </table:table-cell>
          <table:table-cell table:formula="of:=9/[.F36]" office:value-type="float" office:value="307692.307692308" calcext:value-type="float">
            <text:p>307692.31</text:p>
          </table:table-cell>
          <table:table-cell office:value-type="float" office:value="0.00002925" calcext:value-type="float">
            <text:p>2.93E-05</text:p>
          </table:table-cell>
          <table:table-cell office:value-type="float" office:value="1" calcext:value-type="float">
            <text:p>1</text:p>
          </table:table-cell>
          <table:table-cell table:formula="of:=ROUND([.K36]/[.G36];0)" office:value-type="float" office:value="39" calcext:value-type="float">
            <text:p>39</text:p>
          </table:table-cell>
          <table:table-cell table:formula="of:=&quot;0x&quot; &amp; DEC2HEX(256-[.H36];2)" office:value-type="string" office:string-value="0xD9" calcext:value-type="string">
            <text:p>0xD9</text:p>
          </table:table-cell>
          <table:table-cell table:formula="of:=TRUNC(([.$B$1]/4/[.A36]+1650+255)/256)" office:value-type="float" office:value="7" calcext:value-type="float">
            <text:p>7</text:p>
          </table:table-cell>
          <table:table-cell table:style-name="ce32" table:formula="of:=[.$B$1]/[.A36]" office:value-type="float" office:value="39.0625" calcext:value-type="float">
            <text:p>39.06</text:p>
          </table:table-cell>
          <table:table-cell table:style-name="ce28" table:formula="of:=[.K36]/2" office:value-type="float" office:value="19.53125" calcext:value-type="float">
            <text:p>19.53</text:p>
          </table:table-cell>
          <table:table-cell table:style-name="ce39" table:formula="of:=[.K36]/8" office:value-type="float" office:value="4.8828125" calcext:value-type="float">
            <text:p>4.88</text:p>
          </table:table-cell>
          <table:table-cell table:style-name="ce39" table:formula="of:=[.K36]/16" office:value-type="float" office:value="2.44140625" calcext:value-type="float">
            <text:p>2.44</text:p>
          </table:table-cell>
          <table:table-cell table:formula="of:=[.K36]/64" office:value-type="float" office:value="0.6103515625" calcext:value-type="float">
            <text:p>0.61</text:p>
          </table:table-cell>
          <table:table-cell table:formula="of:=[.K36]/128" office:value-type="float" office:value="0.30517578125" calcext:value-type="float">
            <text:p>0.31</text:p>
          </table:table-cell>
          <table:table-cell table:formula="of:=[.K36]/512" office:value-type="float" office:value="0.0762939453125" calcext:value-type="float">
            <text:p>0.08</text:p>
          </table:table-cell>
          <table:table-cell table:formula="of:=[.K36]/1024" office:value-type="float" office:value="0.03814697265625" calcext:value-type="float">
            <text:p>0.04</text:p>
          </table:table-cell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460800" calcext:value-type="float">
            <text:p>460800</text:p>
          </table:table-cell>
          <table:table-cell table:formula="of:=[.$B$1]/[.G37]/[.H37]" office:value-type="float" office:value="461538.461538462" calcext:value-type="float">
            <text:p>461538.46</text:p>
          </table:table-cell>
          <table:table-cell table:formula="of:=([.B37]/[.A37])-1" office:value-type="percentage" office:value="0.00160256410256521" calcext:value-type="percentage">
            <text:p>0.16%</text:p>
          </table:table-cell>
          <table:table-cell table:formula="of:=([.E37]/[.A37])-1" office:value-type="percentage" office:value="0.00160256410256521" calcext:value-type="percentage">
            <text:p>0.16%</text:p>
          </table:table-cell>
          <table:table-cell table:formula="of:=9/[.F37]" office:value-type="float" office:value="461538.461538462" calcext:value-type="float">
            <text:p>461538.46</text:p>
          </table:table-cell>
          <table:table-cell office:value-type="float" office:value="0.0000195" calcext:value-type="float">
            <text:p>1.95E-05</text:p>
          </table:table-cell>
          <table:table-cell office:value-type="float" office:value="1" calcext:value-type="float">
            <text:p>1</text:p>
          </table:table-cell>
          <table:table-cell table:formula="of:=ROUND([.K37]/[.G37];0)" office:value-type="float" office:value="26" calcext:value-type="float">
            <text:p>26</text:p>
          </table:table-cell>
          <table:table-cell table:formula="of:=&quot;0x&quot; &amp; DEC2HEX(256-[.H37];2)" office:value-type="string" office:string-value="0xE6" calcext:value-type="string">
            <text:p>0xE6</text:p>
          </table:table-cell>
          <table:table-cell table:formula="of:=TRUNC(([.$B$1]/4/[.A37]+1650+255)/256)" office:value-type="float" office:value="7" calcext:value-type="float">
            <text:p>7</text:p>
          </table:table-cell>
          <table:table-cell table:style-name="ce32" table:formula="of:=[.$B$1]/[.A37]" office:value-type="float" office:value="26.0416666666667" calcext:value-type="float">
            <text:p>26.04</text:p>
          </table:table-cell>
          <table:table-cell table:style-name="ce28" table:formula="of:=[.K37]/2" office:value-type="float" office:value="13.0208333333333" calcext:value-type="float">
            <text:p>13.02</text:p>
          </table:table-cell>
          <table:table-cell table:style-name="ce39" table:formula="of:=[.K37]/8" office:value-type="float" office:value="3.25520833333333" calcext:value-type="float">
            <text:p>3.26</text:p>
          </table:table-cell>
          <table:table-cell table:style-name="ce39" table:formula="of:=[.K37]/16" office:value-type="float" office:value="1.62760416666667" calcext:value-type="float">
            <text:p>1.63</text:p>
          </table:table-cell>
          <table:table-cell table:formula="of:=[.K37]/64" office:value-type="float" office:value="0.406901041666667" calcext:value-type="float">
            <text:p>0.41</text:p>
          </table:table-cell>
          <table:table-cell table:formula="of:=[.K37]/128" office:value-type="float" office:value="0.203450520833333" calcext:value-type="float">
            <text:p>0.20</text:p>
          </table:table-cell>
          <table:table-cell table:formula="of:=[.K37]/512" office:value-type="float" office:value="0.0508626302083334" calcext:value-type="float">
            <text:p>0.05</text:p>
          </table:table-cell>
          <table:table-cell table:formula="of:=[.K37]/1024" office:value-type="float" office:value="0.0254313151041667" calcext:value-type="float">
            <text:p>0.03</text:p>
          </table:table-cell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03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formula="of:=[.$B$1]/[.G38]/[.H38]" office:value-type="float" office:value="500000" calcext:value-type="float">
            <text:p>500000.00</text:p>
          </table:table-cell>
          <table:table-cell table:formula="of:=([.B38]/[.A38])-1" office:value-type="percentage" office:value="0" calcext:value-type="percentage">
            <text:p>0.00%</text:p>
          </table:table-cell>
          <table:table-cell table:formula="of:=([.E38]/[.A38])-1" office:value-type="percentage" office:value="0" calcext:value-type="percentage">
            <text:p>0.00%</text:p>
          </table:table-cell>
          <table:table-cell table:formula="of:=9/[.F38]" office:value-type="float" office:value="500000" calcext:value-type="float">
            <text:p>500000.00</text:p>
          </table:table-cell>
          <table:table-cell office:value-type="float" office:value="0.000018" calcext:value-type="float">
            <text:p>1.80E-05</text:p>
          </table:table-cell>
          <table:table-cell office:value-type="float" office:value="1" calcext:value-type="float">
            <text:p>1</text:p>
          </table:table-cell>
          <table:table-cell table:formula="of:=ROUND([.K38]/[.G38];0)" office:value-type="float" office:value="24" calcext:value-type="float">
            <text:p>24</text:p>
          </table:table-cell>
          <table:table-cell table:formula="of:=&quot;0x&quot; &amp; DEC2HEX(256-[.H38];2)" office:value-type="string" office:string-value="0xE8" calcext:value-type="string">
            <text:p>0xE8</text:p>
          </table:table-cell>
          <table:table-cell table:formula="of:=TRUNC(([.$B$1]/4/[.A38]+1650+255)/256)" office:value-type="float" office:value="7" calcext:value-type="float">
            <text:p>7</text:p>
          </table:table-cell>
          <table:table-cell table:style-name="ce33" table:formula="of:=[.$B$1]/[.A38]" office:value-type="float" office:value="24" calcext:value-type="float">
            <text:p>24.00</text:p>
          </table:table-cell>
          <table:table-cell table:style-name="ce33" table:formula="of:=[.K38]/2" office:value-type="float" office:value="12" calcext:value-type="float">
            <text:p>12.00</text:p>
          </table:table-cell>
          <table:table-cell table:style-name="ce33" table:formula="of:=[.K38]/8" office:value-type="float" office:value="3" calcext:value-type="float">
            <text:p>3.00</text:p>
          </table:table-cell>
          <table:table-cell table:style-name="ce39" table:formula="of:=[.K38]/16" office:value-type="float" office:value="1.5" calcext:value-type="float">
            <text:p>1.50</text:p>
          </table:table-cell>
          <table:table-cell table:formula="of:=[.K38]/64" office:value-type="float" office:value="0.375" calcext:value-type="float">
            <text:p>0.38</text:p>
          </table:table-cell>
          <table:table-cell table:formula="of:=[.K38]/128" office:value-type="float" office:value="0.1875" calcext:value-type="float">
            <text:p>0.19</text:p>
          </table:table-cell>
          <table:table-cell table:formula="of:=[.K38]/512" office:value-type="float" office:value="0.046875" calcext:value-type="float">
            <text:p>0.05</text:p>
          </table:table-cell>
          <table:table-cell table:formula="of:=[.K38]/1024" office:value-type="float" office:value="0.0234375" calcext:value-type="float">
            <text:p>0.02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03"/>
        </table:table-row>
        <table:table-row table:style-name="ro3">
          <table:table-cell office:value-type="float" office:value="576000" calcext:value-type="float">
            <text:p>576000</text:p>
          </table:table-cell>
          <table:table-cell table:formula="of:=[.$B$1]/[.G39]/[.H39]" office:value-type="float" office:value="571428.571428571" calcext:value-type="float">
            <text:p>571428.57</text:p>
          </table:table-cell>
          <table:table-cell table:style-name="ce96" table:formula="of:=([.B39]/[.A39])-1" office:value-type="percentage" office:value="-0.0079365079365078" calcext:value-type="percentage">
            <text:p>-0.79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ROUND([.K39]/[.G39];0)" office:value-type="float" office:value="21" calcext:value-type="float">
            <text:p>21</text:p>
          </table:table-cell>
          <table:table-cell table:formula="of:=&quot;0x&quot; &amp; DEC2HEX(256-[.H39];2)" office:value-type="string" office:string-value="0xEB" calcext:value-type="string">
            <text:p>0xEB</text:p>
          </table:table-cell>
          <table:table-cell table:formula="of:=TRUNC(([.$B$1]/4/[.A39]+1650+255)/256)" office:value-type="float" office:value="7" calcext:value-type="float">
            <text:p>7</text:p>
          </table:table-cell>
          <table:table-cell table:style-name="ce32" table:formula="of:=[.$B$1]/[.A39]" office:value-type="float" office:value="20.8333333333333" calcext:value-type="float">
            <text:p>20.83</text:p>
          </table:table-cell>
          <table:table-cell table:style-name="ce39" table:formula="of:=[.K39]/2" office:value-type="float" office:value="10.4166666666667" calcext:value-type="float">
            <text:p>10.42</text:p>
          </table:table-cell>
          <table:table-cell table:style-name="ce39" table:formula="of:=[.K39]/8" office:value-type="float" office:value="2.60416666666667" calcext:value-type="float">
            <text:p>2.60</text:p>
          </table:table-cell>
          <table:table-cell table:style-name="ce39" table:formula="of:=[.K39]/16" office:value-type="float" office:value="1.30208333333333" calcext:value-type="float">
            <text:p>1.30</text:p>
          </table:table-cell>
          <table:table-cell table:formula="of:=[.K39]/64" office:value-type="float" office:value="0.325520833333333" calcext:value-type="float">
            <text:p>0.33</text:p>
          </table:table-cell>
          <table:table-cell table:formula="of:=[.K39]/128" office:value-type="float" office:value="0.162760416666667" calcext:value-type="float">
            <text:p>0.16</text:p>
          </table:table-cell>
          <table:table-cell table:formula="of:=[.K39]/512" office:value-type="float" office:value="0.0406901041666667" calcext:value-type="float">
            <text:p>0.04</text:p>
          </table:table-cell>
          <table:table-cell table:formula="of:=[.K39]/1024" office:value-type="float" office:value="0.0203450520833333" calcext:value-type="float">
            <text:p>0.02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750000" calcext:value-type="float">
            <text:p>750000</text:p>
          </table:table-cell>
          <table:table-cell table:formula="of:=[.$B$1]/[.G40]/[.H40]" office:value-type="float" office:value="750000" calcext:value-type="float">
            <text:p>750000.00</text:p>
          </table:table-cell>
          <table:table-cell table:formula="of:=([.B40]/[.A40])-1" office:value-type="percentage" office:value="0" calcext:value-type="percentage">
            <text:p>0.00%</text:p>
          </table:table-cell>
          <table:table-cell table:formula="of:=([.E40]/[.A40])-1" office:value-type="percentage" office:value="0" calcext:value-type="percentage">
            <text:p>0.00%</text:p>
          </table:table-cell>
          <table:table-cell table:formula="of:=9/[.F40]" office:value-type="float" office:value="750000" calcext:value-type="float">
            <text:p>750000.00</text:p>
          </table:table-cell>
          <table:table-cell office:value-type="float" office:value="0.000012" calcext:value-type="float">
            <text:p>1.20E-05</text:p>
          </table:table-cell>
          <table:table-cell office:value-type="float" office:value="1" calcext:value-type="float">
            <text:p>1</text:p>
          </table:table-cell>
          <table:table-cell table:formula="of:=ROUND([.K40]/[.G40];0)" office:value-type="float" office:value="16" calcext:value-type="float">
            <text:p>16</text:p>
          </table:table-cell>
          <table:table-cell table:formula="of:=&quot;0x&quot; &amp; DEC2HEX(256-[.H40];2)" office:value-type="string" office:string-value="0xF0" calcext:value-type="string">
            <text:p>0xF0</text:p>
          </table:table-cell>
          <table:table-cell table:formula="of:=TRUNC(([.$B$1]/4/[.A40]+1650+255)/256)" office:value-type="float" office:value="7" calcext:value-type="float">
            <text:p>7</text:p>
          </table:table-cell>
          <table:table-cell table:style-name="ce33" table:formula="of:=[.$B$1]/[.A40]" office:value-type="float" office:value="16" calcext:value-type="float">
            <text:p>16.00</text:p>
          </table:table-cell>
          <table:table-cell table:style-name="ce33" table:formula="of:=[.K40]/2" office:value-type="float" office:value="8" calcext:value-type="float">
            <text:p>8.00</text:p>
          </table:table-cell>
          <table:table-cell table:style-name="ce33" table:formula="of:=[.K40]/8" office:value-type="float" office:value="2" calcext:value-type="float">
            <text:p>2.00</text:p>
          </table:table-cell>
          <table:table-cell table:formula="of:=[.K40]/16" office:value-type="float" office:value="1" calcext:value-type="float">
            <text:p>1.00</text:p>
          </table:table-cell>
          <table:table-cell table:formula="of:=[.K40]/64" office:value-type="float" office:value="0.25" calcext:value-type="float">
            <text:p>0.25</text:p>
          </table:table-cell>
          <table:table-cell table:formula="of:=[.K40]/128" office:value-type="float" office:value="0.125" calcext:value-type="float">
            <text:p>0.13</text:p>
          </table:table-cell>
          <table:table-cell table:formula="of:=[.K40]/512" office:value-type="float" office:value="0.03125" calcext:value-type="float">
            <text:p>0.03</text:p>
          </table:table-cell>
          <table:table-cell table:formula="of:=[.K40]/1024" office:value-type="float" office:value="0.015625" calcext:value-type="float">
            <text:p>0.02</text:p>
          </table:table-cell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857143" calcext:value-type="float">
            <text:p>857143</text:p>
          </table:table-cell>
          <table:table-cell table:formula="of:=[.$B$1]/[.G41]/[.H41]" office:value-type="float" office:value="857142.857142857" calcext:value-type="float">
            <text:p>857142.86</text:p>
          </table:table-cell>
          <table:table-cell table:formula="of:=([.B41]/[.A41])-1" office:value-type="percentage" office:value="-0.00000016666663904541" calcext:value-type="percentage">
            <text:p>0.00%</text:p>
          </table:table-cell>
          <table:table-cell table:formula="of:=([.E41]/[.A41])-1" office:value-type="percentage" office:value="-0.00000016666663904541" calcext:value-type="percentage">
            <text:p>0.00%</text:p>
          </table:table-cell>
          <table:table-cell table:formula="of:=9/[.F41]" office:value-type="float" office:value="857142.857142857" calcext:value-type="float">
            <text:p>857142.86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1" calcext:value-type="float">
            <text:p>1</text:p>
          </table:table-cell>
          <table:table-cell table:formula="of:=ROUND([.K41]/[.G41];0)" office:value-type="float" office:value="14" calcext:value-type="float">
            <text:p>14</text:p>
          </table:table-cell>
          <table:table-cell table:formula="of:=&quot;0x&quot; &amp; DEC2HEX(256-[.H41];2)" office:value-type="string" office:string-value="0xF2" calcext:value-type="string">
            <text:p>0xF2</text:p>
          </table:table-cell>
          <table:table-cell table:formula="of:=TRUNC(([.$B$1]/4/[.A41]+1650+255)/256)" office:value-type="float" office:value="7" calcext:value-type="float">
            <text:p>7</text:p>
          </table:table-cell>
          <table:table-cell table:style-name="ce33" table:formula="of:=[.$B$1]/[.A41]" office:value-type="float" office:value="13.9999976666671" calcext:value-type="float">
            <text:p>14.00</text:p>
          </table:table-cell>
          <table:table-cell table:style-name="ce33" table:formula="of:=[.K41]/2" office:value-type="float" office:value="6.99999883333353" calcext:value-type="float">
            <text:p>7.00</text:p>
          </table:table-cell>
          <table:table-cell table:style-name="ce39" table:formula="of:=[.K41]/8" office:value-type="float" office:value="1.74999970833338" calcext:value-type="float">
            <text:p>1.75</text:p>
          </table:table-cell>
          <table:table-cell table:formula="of:=[.K41]/16" office:value-type="float" office:value="0.874999854166691" calcext:value-type="float">
            <text:p>0.87</text:p>
          </table:table-cell>
          <table:table-cell table:formula="of:=[.K41]/64" office:value-type="float" office:value="0.218749963541673" calcext:value-type="float">
            <text:p>0.22</text:p>
          </table:table-cell>
          <table:table-cell table:formula="of:=[.K41]/128" office:value-type="float" office:value="0.109374981770836" calcext:value-type="float">
            <text:p>0.11</text:p>
          </table:table-cell>
          <table:table-cell table:formula="of:=[.K41]/512" office:value-type="float" office:value="0.0273437454427092" calcext:value-type="float">
            <text:p>0.03</text:p>
          </table:table-cell>
          <table:table-cell table:formula="of:=[.K41]/1024" office:value-type="float" office:value="0.0136718727213545" calcext:value-type="float">
            <text:p>0.01</text:p>
          </table:table-cell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03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formula="of:=[.$B$1]/[.G42]/[.H42]" office:value-type="float" office:value="923076.923076923" calcext:value-type="float">
            <text:p>923076.92</text:p>
          </table:table-cell>
          <table:table-cell table:formula="of:=([.B42]/[.A42])-1" office:value-type="percentage" office:value="0.0016025641025641" calcext:value-type="percentage">
            <text:p>0.16%</text:p>
          </table:table-cell>
          <table:table-cell table:formula="of:=([.E42]/[.A42])-1" office:value-type="percentage" office:value="0.00191084436236766" calcext:value-type="percentage">
            <text:p>0.19%</text:p>
          </table:table-cell>
          <table:table-cell table:formula="of:=9/[.F42]" office:value-type="float" office:value="923361.034164358" calcext:value-type="float">
            <text:p>923361.03</text:p>
          </table:table-cell>
          <table:table-cell office:value-type="float" office:value="0.000009747" calcext:value-type="float">
            <text:p>9.75E-06</text:p>
          </table:table-cell>
          <table:table-cell office:value-type="float" office:value="1" calcext:value-type="float">
            <text:p>1</text:p>
          </table:table-cell>
          <table:table-cell table:formula="of:=ROUND([.K42]/[.G42];0)" office:value-type="float" office:value="13" calcext:value-type="float">
            <text:p>13</text:p>
          </table:table-cell>
          <table:table-cell table:formula="of:=&quot;0x&quot; &amp; DEC2HEX(256-[.H42];2)" office:value-type="string" office:string-value="0xF3" calcext:value-type="string">
            <text:p>0xF3</text:p>
          </table:table-cell>
          <table:table-cell table:formula="of:=TRUNC(([.$B$1]/4/[.A42]+1650+255)/256)" office:value-type="float" office:value="7" calcext:value-type="float">
            <text:p>7</text:p>
          </table:table-cell>
          <table:table-cell table:style-name="ce32" table:formula="of:=[.$B$1]/[.A42]" office:value-type="float" office:value="13.0208333333333" calcext:value-type="float">
            <text:p>13.02</text:p>
          </table:table-cell>
          <table:table-cell table:style-name="ce28" table:formula="of:=[.K42]/2" office:value-type="float" office:value="6.51041666666667" calcext:value-type="float">
            <text:p>6.51</text:p>
          </table:table-cell>
          <table:table-cell table:style-name="ce39" table:formula="of:=[.K42]/8" office:value-type="float" office:value="1.62760416666667" calcext:value-type="float">
            <text:p>1.63</text:p>
          </table:table-cell>
          <table:table-cell table:formula="of:=[.K42]/16" office:value-type="float" office:value="0.813802083333333" calcext:value-type="float">
            <text:p>0.81</text:p>
          </table:table-cell>
          <table:table-cell table:formula="of:=[.K42]/64" office:value-type="float" office:value="0.203450520833333" calcext:value-type="float">
            <text:p>0.20</text:p>
          </table:table-cell>
          <table:table-cell table:formula="of:=[.K42]/128" office:value-type="float" office:value="0.101725260416667" calcext:value-type="float">
            <text:p>0.10</text:p>
          </table:table-cell>
          <table:table-cell table:formula="of:=[.K42]/512" office:value-type="float" office:value="0.0254313151041666" calcext:value-type="float">
            <text:p>0.03</text:p>
          </table:table-cell>
          <table:table-cell table:formula="of:=[.K42]/1024" office:value-type="float" office:value="0.0127156575520833" calcext:value-type="float">
            <text:p>0.01</text:p>
          </table:table-cell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000000" calcext:value-type="float">
            <text:p>1000000</text:p>
          </table:table-cell>
          <table:table-cell table:formula="of:=[.$B$1]/[.G43]/[.H43]" office:value-type="float" office:value="1000000" calcext:value-type="float">
            <text:p>1000000.00</text:p>
          </table:table-cell>
          <table:table-cell table:formula="of:=([.B43]/[.A43])-1" office:value-type="percentage" office:value="0" calcext:value-type="percentage">
            <text:p>0.00%</text:p>
          </table:table-cell>
          <table:table-cell table:formula="of:=([.E43]/[.A43])-1" office:value-type="percentage" office:value="0" calcext:value-type="percentage">
            <text:p>0.00%</text:p>
          </table:table-cell>
          <table:table-cell table:formula="of:=9/[.F43]" office:value-type="float" office:value="1000000" calcext:value-type="float">
            <text:p>1000000.00</text:p>
          </table:table-cell>
          <table:table-cell office:value-type="float" office:value="0.000009" calcext:value-type="float">
            <text:p>9.00E-06</text:p>
          </table:table-cell>
          <table:table-cell office:value-type="float" office:value="1" calcext:value-type="float">
            <text:p>1</text:p>
          </table:table-cell>
          <table:table-cell table:formula="of:=ROUND([.K43]/[.G43];0)" office:value-type="float" office:value="12" calcext:value-type="float">
            <text:p>12</text:p>
          </table:table-cell>
          <table:table-cell table:formula="of:=&quot;0x&quot; &amp; DEC2HEX(256-[.H43];2)" office:value-type="string" office:string-value="0xF4" calcext:value-type="string">
            <text:p>0xF4</text:p>
          </table:table-cell>
          <table:table-cell table:formula="of:=TRUNC(([.$B$1]/4/[.A43]+1650+255)/256)" office:value-type="float" office:value="7" calcext:value-type="float">
            <text:p>7</text:p>
          </table:table-cell>
          <table:table-cell table:style-name="ce33" table:formula="of:=[.$B$1]/[.A43]" office:value-type="float" office:value="12" calcext:value-type="float">
            <text:p>12.00</text:p>
          </table:table-cell>
          <table:table-cell table:style-name="ce33" table:formula="of:=[.K43]/2" office:value-type="float" office:value="6" calcext:value-type="float">
            <text:p>6.00</text:p>
          </table:table-cell>
          <table:table-cell table:formula="of:=[.K43]/8" office:value-type="float" office:value="1.5" calcext:value-type="float">
            <text:p>1.50</text:p>
          </table:table-cell>
          <table:table-cell table:formula="of:=[.K43]/16" office:value-type="float" office:value="0.75" calcext:value-type="float">
            <text:p>0.75</text:p>
          </table:table-cell>
          <table:table-cell table:formula="of:=[.K43]/64" office:value-type="float" office:value="0.1875" calcext:value-type="float">
            <text:p>0.19</text:p>
          </table:table-cell>
          <table:table-cell table:formula="of:=[.K43]/128" office:value-type="float" office:value="0.09375" calcext:value-type="float">
            <text:p>0.09</text:p>
          </table:table-cell>
          <table:table-cell table:formula="of:=[.K43]/512" office:value-type="float" office:value="0.0234375" calcext:value-type="float">
            <text:p>0.02</text:p>
          </table:table-cell>
          <table:table-cell table:formula="of:=[.K43]/1024" office:value-type="float" office:value="0.01171875" calcext:value-type="float">
            <text:p>0.01</text:p>
          </table:table-cell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090909" calcext:value-type="float">
            <text:p>1090909</text:p>
          </table:table-cell>
          <table:table-cell table:formula="of:=[.$B$1]/[.G44]/[.H44]" office:value-type="float" office:value="1090909.09090909" calcext:value-type="float">
            <text:p>1090909.09</text:p>
          </table:table-cell>
          <table:table-cell table:formula="of:=([.B44]/[.A44])-1" office:value-type="percentage" office:value="0.0000000833333393401858" calcext:value-type="percentage">
            <text:p>0.00%</text:p>
          </table:table-cell>
          <table:table-cell table:formula="of:=([.E44]/[.A44])-1" office:value-type="percentage" office:value="0.000363852006794341" calcext:value-type="percentage">
            <text:p>0.04%</text:p>
          </table:table-cell>
          <table:table-cell table:formula="of:=9/[.F44]" office:value-type="float" office:value="1091305.92942888" calcext:value-type="float">
            <text:p>1091305.93</text:p>
          </table:table-cell>
          <table:table-cell office:value-type="float" office:value="0.000008247" calcext:value-type="float">
            <text:p>8.25E-06</text:p>
          </table:table-cell>
          <table:table-cell office:value-type="float" office:value="1" calcext:value-type="float">
            <text:p>1</text:p>
          </table:table-cell>
          <table:table-cell table:formula="of:=ROUND([.K44]/[.G44];0)" office:value-type="float" office:value="11" calcext:value-type="float">
            <text:p>11</text:p>
          </table:table-cell>
          <table:table-cell table:formula="of:=&quot;0x&quot; &amp; DEC2HEX(256-[.H44];2)" office:value-type="string" office:string-value="0xF5" calcext:value-type="string">
            <text:p>0xF5</text:p>
          </table:table-cell>
          <table:table-cell table:formula="of:=TRUNC(([.$B$1]/4/[.A44]+1650+255)/256)" office:value-type="float" office:value="7" calcext:value-type="float">
            <text:p>7</text:p>
          </table:table-cell>
          <table:table-cell table:style-name="ce33" table:formula="of:=[.$B$1]/[.A44]" office:value-type="float" office:value="11.0000009166667" calcext:value-type="float">
            <text:p>11.00</text:p>
          </table:table-cell>
          <table:table-cell table:style-name="ce39" table:formula="of:=[.K44]/2" office:value-type="float" office:value="5.50000045833337" calcext:value-type="float">
            <text:p>5.50</text:p>
          </table:table-cell>
          <table:table-cell table:formula="of:=[.K44]/8" office:value-type="float" office:value="1.37500011458334" calcext:value-type="float">
            <text:p>1.38</text:p>
          </table:table-cell>
          <table:table-cell table:formula="of:=[.K44]/16" office:value-type="float" office:value="0.687500057291671" calcext:value-type="float">
            <text:p>0.69</text:p>
          </table:table-cell>
          <table:table-cell table:formula="of:=[.K44]/64" office:value-type="float" office:value="0.171875014322918" calcext:value-type="float">
            <text:p>0.17</text:p>
          </table:table-cell>
          <table:table-cell table:formula="of:=[.K44]/128" office:value-type="float" office:value="0.0859375071614589" calcext:value-type="float">
            <text:p>0.09</text:p>
          </table:table-cell>
          <table:table-cell table:formula="of:=[.K44]/512" office:value-type="float" office:value="0.0214843767903646" calcext:value-type="float">
            <text:p>0.02</text:p>
          </table:table-cell>
          <table:table-cell table:formula="of:=[.K44]/1024" office:value-type="float" office:value="0.0107421883951824" calcext:value-type="float">
            <text:p>0.01</text:p>
          </table:table-cell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200000" calcext:value-type="float">
            <text:p>1200000</text:p>
          </table:table-cell>
          <table:table-cell table:formula="of:=[.$B$1]/[.G45]/[.H45]" office:value-type="float" office:value="1200000" calcext:value-type="float">
            <text:p>1200000.00</text:p>
          </table:table-cell>
          <table:table-cell table:formula="of:=([.B45]/[.A45])-1" office:value-type="percentage" office:value="0" calcext:value-type="percentage">
            <text:p>0.00%</text:p>
          </table:table-cell>
          <table:table-cell table:formula="of:=([.E45]/[.A45])-1" office:value-type="percentage" office:value="0.000400160064024879" calcext:value-type="percentage">
            <text:p>0.04%</text:p>
          </table:table-cell>
          <table:table-cell table:formula="of:=9/[.F45]" office:value-type="float" office:value="1200480.19207683" calcext:value-type="float">
            <text:p>1200480.19</text:p>
          </table:table-cell>
          <table:table-cell office:value-type="float" office:value="0.000007497" calcext:value-type="float">
            <text:p>7.50E-06</text:p>
          </table:table-cell>
          <table:table-cell office:value-type="float" office:value="1" calcext:value-type="float">
            <text:p>1</text:p>
          </table:table-cell>
          <table:table-cell table:formula="of:=ROUND([.K45]/[.G45];0)" office:value-type="float" office:value="10" calcext:value-type="float">
            <text:p>10</text:p>
          </table:table-cell>
          <table:table-cell table:style-name="ce51" table:formula="of:=&quot;0x&quot; &amp; DEC2HEX(256-[.H45];2)" office:value-type="string" office:string-value="0xF6" calcext:value-type="string">
            <text:p>0xF6</text:p>
          </table:table-cell>
          <table:table-cell table:formula="of:=TRUNC(([.$B$1]/4/[.A45]+1650+255)/256)" office:value-type="float" office:value="7" calcext:value-type="float">
            <text:p>7</text:p>
          </table:table-cell>
          <table:table-cell table:style-name="ce33" table:formula="of:=[.$B$1]/[.A45]" office:value-type="float" office:value="10" calcext:value-type="float">
            <text:p>10.00</text:p>
          </table:table-cell>
          <table:table-cell table:style-name="ce33" table:formula="of:=[.K45]/2" office:value-type="float" office:value="5" calcext:value-type="float">
            <text:p>5.00</text:p>
          </table:table-cell>
          <table:table-cell table:formula="of:=[.K45]/8" office:value-type="float" office:value="1.25" calcext:value-type="float">
            <text:p>1.25</text:p>
          </table:table-cell>
          <table:table-cell table:formula="of:=[.K45]/16" office:value-type="float" office:value="0.625" calcext:value-type="float">
            <text:p>0.63</text:p>
          </table:table-cell>
          <table:table-cell table:formula="of:=[.K45]/64" office:value-type="float" office:value="0.15625" calcext:value-type="float">
            <text:p>0.16</text:p>
          </table:table-cell>
          <table:table-cell table:formula="of:=[.K45]/128" office:value-type="float" office:value="0.078125" calcext:value-type="float">
            <text:p>0.08</text:p>
          </table:table-cell>
          <table:table-cell table:formula="of:=[.K45]/512" office:value-type="float" office:value="0.01953125" calcext:value-type="float">
            <text:p>0.02</text:p>
          </table:table-cell>
          <table:table-cell table:formula="of:=[.K45]/1024" office:value-type="float" office:value="0.009765625" calcext:value-type="float">
            <text:p>0.01</text:p>
          </table:table-cell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333333" calcext:value-type="float">
            <text:p>1333333</text:p>
          </table:table-cell>
          <table:table-cell table:formula="of:=[.$B$1]/[.G46]/[.H46]" office:value-type="float" office:value="1333333.33333333" calcext:value-type="float">
            <text:p>1333333.33</text:p>
          </table:table-cell>
          <table:table-cell table:formula="of:=([.B46]/[.A46])-1" office:value-type="percentage" office:value="0.000000250000059986988" calcext:value-type="percentage">
            <text:p>0.00%</text:p>
          </table:table-cell>
          <table:table-cell table:formula="of:=([.E46]/[.A46])-1" office:value-type="percentage" office:value="0.000444892174363165" calcext:value-type="percentage">
            <text:p>0.04%</text:p>
          </table:table-cell>
          <table:table-cell table:formula="of:=9/[.F46]" office:value-type="float" office:value="1333926.18941752" calcext:value-type="float">
            <text:p>1333926.19</text:p>
          </table:table-cell>
          <table:table-cell office:value-type="float" office:value="0.000006747" calcext:value-type="float">
            <text:p>6.75E-06</text:p>
          </table:table-cell>
          <table:table-cell office:value-type="float" office:value="1" calcext:value-type="float">
            <text:p>1</text:p>
          </table:table-cell>
          <table:table-cell table:formula="of:=ROUND([.K46]/[.G46];0)" office:value-type="float" office:value="9" calcext:value-type="float">
            <text:p>9</text:p>
          </table:table-cell>
          <table:table-cell table:style-name="ce51" table:formula="of:=&quot;0x&quot; &amp; DEC2HEX(256-[.H46];2)" office:value-type="string" office:string-value="0xF7" calcext:value-type="string">
            <text:p>0xF7</text:p>
          </table:table-cell>
          <table:table-cell table:formula="of:=TRUNC(([.$B$1]/4/[.A46]+1650+255)/256)" office:value-type="float" office:value="7" calcext:value-type="float">
            <text:p>7</text:p>
          </table:table-cell>
          <table:table-cell table:style-name="ce33" table:formula="of:=[.$B$1]/[.A46]" office:value-type="float" office:value="9.00000225000056" calcext:value-type="float">
            <text:p>9.00</text:p>
          </table:table-cell>
          <table:table-cell table:style-name="ce39" table:formula="of:=[.K46]/2" office:value-type="float" office:value="4.50000112500028" calcext:value-type="float">
            <text:p>4.50</text:p>
          </table:table-cell>
          <table:table-cell table:formula="of:=[.K46]/8" office:value-type="float" office:value="1.12500028125007" calcext:value-type="float">
            <text:p>1.13</text:p>
          </table:table-cell>
          <table:table-cell table:formula="of:=[.K46]/16" office:value-type="float" office:value="0.562500140625035" calcext:value-type="float">
            <text:p>0.56</text:p>
          </table:table-cell>
          <table:table-cell table:formula="of:=[.K46]/64" office:value-type="float" office:value="0.140625035156259" calcext:value-type="float">
            <text:p>0.14</text:p>
          </table:table-cell>
          <table:table-cell table:formula="of:=[.K46]/128" office:value-type="float" office:value="0.0703125175781294" calcext:value-type="float">
            <text:p>0.07</text:p>
          </table:table-cell>
          <table:table-cell table:formula="of:=[.K46]/512" office:value-type="float" office:value="0.0175781293945323" calcext:value-type="float">
            <text:p>0.02</text:p>
          </table:table-cell>
          <table:table-cell table:formula="of:=[.K46]/1024" office:value-type="float" office:value="0.00878906469726618" calcext:value-type="float">
            <text:p>0.01</text:p>
          </table:table-cell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03"/>
        </table:table-row>
        <table:table-row table:style-name="ro3">
          <table:table-cell table:style-name="ce101" office:value-type="float" office:value="1500000" calcext:value-type="float">
            <text:p>1500000</text:p>
          </table:table-cell>
          <table:table-cell table:formula="of:=[.$B$1]/[.G47]/[.H47]" office:value-type="float" office:value="1500000" calcext:value-type="float">
            <text:p>1500000.00</text:p>
          </table:table-cell>
          <table:table-cell table:formula="of:=([.B47]/[.A47])-1" office:value-type="percentage" office:value="0" calcext:value-type="percentage">
            <text:p>0.00%</text:p>
          </table:table-cell>
          <table:table-cell table:formula="of:=([.E47]/[.A47])-1" office:value-type="percentage" office:value="0.000333444481493306" calcext:value-type="percentage">
            <text:p>0.03%</text:p>
          </table:table-cell>
          <table:table-cell table:formula="of:=9/[.F47]" office:value-type="float" office:value="1500500.16672224" calcext:value-type="float">
            <text:p>1500500.17</text:p>
          </table:table-cell>
          <table:table-cell office:value-type="float" office:value="0.000005998" calcext:value-type="float">
            <text:p>6.00E-06</text:p>
          </table:table-cell>
          <table:table-cell table:style-name="ce101" office:value-type="float" office:value="2" calcext:value-type="float">
            <text:p>2</text:p>
          </table:table-cell>
          <table:table-cell table:style-name="ce101" table:formula="of:=ROUND([.K47]/[.G47];0)" office:value-type="float" office:value="4" calcext:value-type="float">
            <text:p>4</text:p>
          </table:table-cell>
          <table:table-cell table:style-name="ce51" table:formula="of:=&quot;0x&quot; &amp; DEC2HEX(256-[.H47];2)" office:value-type="string" office:string-value="0xFC" calcext:value-type="string">
            <text:p>0xFC</text:p>
          </table:table-cell>
          <table:table-cell table:formula="of:=TRUNC(([.$B$1]/4/[.A47]+1650+255)/256)" office:value-type="float" office:value="7" calcext:value-type="float">
            <text:p>7</text:p>
          </table:table-cell>
          <table:table-cell table:style-name="ce95" office:value-type="float" office:value="8" calcext:value-type="float">
            <text:p>8.00</text:p>
          </table:table-cell>
          <table:table-cell table:style-name="ce33" table:formula="of:=[.K47]/2" office:value-type="float" office:value="4" calcext:value-type="float">
            <text:p>4.00</text:p>
          </table:table-cell>
          <table:table-cell table:formula="of:=[.K47]/8" office:value-type="float" office:value="1" calcext:value-type="float">
            <text:p>1.00</text:p>
          </table:table-cell>
          <table:table-cell table:formula="of:=[.K47]/16" office:value-type="float" office:value="0.5" calcext:value-type="float">
            <text:p>0.50</text:p>
          </table:table-cell>
          <table:table-cell table:formula="of:=[.K47]/64" office:value-type="float" office:value="0.125" calcext:value-type="float">
            <text:p>0.13</text:p>
          </table:table-cell>
          <table:table-cell table:formula="of:=[.K47]/128" office:value-type="float" office:value="0.0625" calcext:value-type="float">
            <text:p>0.06</text:p>
          </table:table-cell>
          <table:table-cell table:formula="of:=[.K47]/512" office:value-type="float" office:value="0.015625" calcext:value-type="float">
            <text:p>0.02</text:p>
          </table:table-cell>
          <table:table-cell table:formula="of:=[.K47]/1024" office:value-type="float" office:value="0.0078125" calcext:value-type="float">
            <text:p>0.01</text:p>
          </table:table-cell>
          <table:table-cell table:number-columns-repeated="1004"/>
        </table:table-row>
        <table:table-row table:style-name="ro3">
          <table:table-cell table:style-name="ce101" office:value-type="float" office:value="2000000" calcext:value-type="float">
            <text:p>2000000</text:p>
          </table:table-cell>
          <table:table-cell table:formula="of:=[.$B$1]/[.G48]/[.H48]" office:value-type="float" office:value="2000000" calcext:value-type="float">
            <text:p>2000000.00</text:p>
          </table:table-cell>
          <table:table-cell table:formula="of:=([.B48]/[.A48])-1" office:value-type="percentage" office:value="0" calcext:value-type="percentage">
            <text:p>0.00%</text:p>
          </table:table-cell>
          <table:table-cell table:formula="of:=([.E48]/[.A48])-1" office:value-type="percentage" office:value="0.000444642063140099" calcext:value-type="percentage">
            <text:p>0.04%</text:p>
          </table:table-cell>
          <table:table-cell table:formula="of:=9/[.F48]" office:value-type="float" office:value="2000889.28412628" calcext:value-type="float">
            <text:p>2000889.28</text:p>
          </table:table-cell>
          <table:table-cell office:value-type="float" office:value="0.000004498" calcext:value-type="float">
            <text:p>4.50E-06</text:p>
          </table:table-cell>
          <table:table-cell table:style-name="ce101" office:value-type="float" office:value="2" calcext:value-type="float">
            <text:p>2</text:p>
          </table:table-cell>
          <table:table-cell table:style-name="ce101" table:formula="of:=ROUND([.K48]/[.G48];0)" office:value-type="float" office:value="3" calcext:value-type="float">
            <text:p>3</text:p>
          </table:table-cell>
          <table:table-cell table:style-name="ce51" table:formula="of:=&quot;0x&quot; &amp; DEC2HEX(256-[.H48];2)" office:value-type="string" office:string-value="0xFD" calcext:value-type="string">
            <text:p>0xFD</text:p>
          </table:table-cell>
          <table:table-cell table:formula="of:=TRUNC(([.$B$1]/4/[.A48]+1650+255)/256)" office:value-type="float" office:value="7" calcext:value-type="float">
            <text:p>7</text:p>
          </table:table-cell>
          <table:table-cell table:style-name="ce95" office:value-type="float" office:value="6" calcext:value-type="float">
            <text:p>6.00</text:p>
          </table:table-cell>
          <table:table-cell table:style-name="ce33" table:formula="of:=[.K48]/2" office:value-type="float" office:value="3" calcext:value-type="float">
            <text:p>3.00</text:p>
          </table:table-cell>
          <table:table-cell table:formula="of:=[.K48]/8" office:value-type="float" office:value="0.75" calcext:value-type="float">
            <text:p>0.75</text:p>
          </table:table-cell>
          <table:table-cell table:formula="of:=[.K48]/16" office:value-type="float" office:value="0.375" calcext:value-type="float">
            <text:p>0.38</text:p>
          </table:table-cell>
          <table:table-cell table:formula="of:=[.K48]/64" office:value-type="float" office:value="0.09375" calcext:value-type="float">
            <text:p>0.09</text:p>
          </table:table-cell>
          <table:table-cell table:formula="of:=[.K48]/128" office:value-type="float" office:value="0.046875" calcext:value-type="float">
            <text:p>0.05</text:p>
          </table:table-cell>
          <table:table-cell table:formula="of:=[.K48]/512" office:value-type="float" office:value="0.01171875" calcext:value-type="float">
            <text:p>0.01</text:p>
          </table:table-cell>
          <table:table-cell table:formula="of:=[.K48]/1024" office:value-type="float" office:value="0.005859375" calcext:value-type="float">
            <text:p>0.01</text:p>
          </table:table-cell>
          <table:table-cell table:number-columns-repeated="1004"/>
        </table:table-row>
        <table:table-row table:style-name="ro3">
          <table:table-cell table:style-name="ce101" office:value-type="float" office:value="3000000" calcext:value-type="float">
            <text:p>3000000</text:p>
          </table:table-cell>
          <table:table-cell table:formula="of:=[.$B$1]/[.G49]/[.H49]" office:value-type="float" office:value="3000000" calcext:value-type="float">
            <text:p>3000000.00</text:p>
          </table:table-cell>
          <table:table-cell table:formula="of:=([.B49]/[.A49])-1" office:value-type="percentage" office:value="0" calcext:value-type="percentage">
            <text:p>0.00%</text:p>
          </table:table-cell>
          <table:table-cell table:formula="of:=([.E49]/[.A49])-1" office:value-type="percentage" office:value="0" calcext:value-type="percentage">
            <text:p>0.00%</text:p>
          </table:table-cell>
          <table:table-cell table:formula="of:=9/[.F49]" office:value-type="float" office:value="3000000" calcext:value-type="float">
            <text:p>3000000.00</text:p>
          </table:table-cell>
          <table:table-cell office:value-type="float" office:value="0.000003" calcext:value-type="float">
            <text:p>3.00E-06</text:p>
          </table:table-cell>
          <table:table-cell table:style-name="ce101" office:value-type="float" office:value="2" calcext:value-type="float">
            <text:p>2</text:p>
          </table:table-cell>
          <table:table-cell table:style-name="ce101" table:formula="of:=ROUND([.K49]/[.G49];0)" office:value-type="float" office:value="2" calcext:value-type="float">
            <text:p>2</text:p>
          </table:table-cell>
          <table:table-cell table:style-name="ce51" table:formula="of:=&quot;0x&quot; &amp; DEC2HEX(256-[.H49];2)" office:value-type="string" office:string-value="0xFE" calcext:value-type="string">
            <text:p>0xFE</text:p>
          </table:table-cell>
          <table:table-cell table:formula="of:=TRUNC(([.$B$1]/4/[.A49]+1650+255)/256)" office:value-type="float" office:value="7" calcext:value-type="float">
            <text:p>7</text:p>
          </table:table-cell>
          <table:table-cell table:style-name="ce95" office:value-type="float" office:value="4" calcext:value-type="float">
            <text:p>4.00</text:p>
          </table:table-cell>
          <table:table-cell table:style-name="ce33" table:formula="of:=[.K49]/2" office:value-type="float" office:value="2" calcext:value-type="float">
            <text:p>2.00</text:p>
          </table:table-cell>
          <table:table-cell table:formula="of:=[.K49]/8" office:value-type="float" office:value="0.5" calcext:value-type="float">
            <text:p>0.50</text:p>
          </table:table-cell>
          <table:table-cell table:formula="of:=[.K49]/16" office:value-type="float" office:value="0.25" calcext:value-type="float">
            <text:p>0.25</text:p>
          </table:table-cell>
          <table:table-cell table:formula="of:=[.K49]/64" office:value-type="float" office:value="0.0625" calcext:value-type="float">
            <text:p>0.06</text:p>
          </table:table-cell>
          <table:table-cell table:formula="of:=[.K49]/128" office:value-type="float" office:value="0.03125" calcext:value-type="float">
            <text:p>0.03</text:p>
          </table:table-cell>
          <table:table-cell table:formula="of:=[.K49]/512" office:value-type="float" office:value="0.0078125" calcext:value-type="float">
            <text:p>0.01</text:p>
          </table:table-cell>
          <table:table-cell table:formula="of:=[.K49]/1024" office:value-type="float" office:value="0.00390625" calcext:value-type="float">
            <text:p>0.00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77" office:value-type="string" calcext:value-type="string">
            <text:p>not using the prescaler 1 gives problems with these baud rates: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78" office:value-type="float" office:value="256000" calcext:value-type="float">
            <text:p>256000</text:p>
          </table:table-cell>
          <table:table-cell table:formula="of:=[.$B$1]/[.G53]/[.H53]" office:value-type="float" office:value="250000" calcext:value-type="float">
            <text:p>250000.00</text:p>
          </table:table-cell>
          <table:table-cell table:style-name="ce96" table:formula="of:=([.B53]/[.A53])-1" office:value-type="percentage" office:value="-0.0234375" calcext:value-type="percentage">
            <text:p>-2.34%</text:p>
          </table:table-cell>
          <table:table-cell table:formula="of:=([.E53]/[.A53])-1" office:value-type="percentage" office:value="-0.0234375" calcext:value-type="percentage">
            <text:p>-2.34%</text:p>
          </table:table-cell>
          <table:table-cell table:formula="of:=9/[.F53]" office:value-type="float" office:value="250000" calcext:value-type="float">
            <text:p>250000.00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&quot;0x&quot; &amp; DEC2HEX(256-[.H53];2)" office:value-type="string" office:string-value="0xE8" calcext:value-type="string">
            <text:p>0xE8</text:p>
          </table:table-cell>
          <table:table-cell table:formula="of:=TRUNC(([.$B$1]/4/[.A53]+1650+255)/256)" office:value-type="float" office:value="7" calcext:value-type="float">
            <text:p>7</text:p>
          </table:table-cell>
          <table:table-cell table:style-name="ce32" table:formula="of:=[.$B$1]/[.A53]" office:value-type="float" office:value="46.875" calcext:value-type="float">
            <text:p>46.88</text:p>
          </table:table-cell>
          <table:table-cell table:style-name="ce39" table:formula="of:=[.K53]/2" office:value-type="float" office:value="23.4375" calcext:value-type="float">
            <text:p>23.44</text:p>
          </table:table-cell>
          <table:table-cell table:style-name="ce39" table:formula="of:=[.K53]/8" office:value-type="float" office:value="5.859375" calcext:value-type="float">
            <text:p>5.86</text:p>
          </table:table-cell>
          <table:table-cell table:style-name="ce39" table:formula="of:=[.K53]/16" office:value-type="float" office:value="2.9296875" calcext:value-type="float">
            <text:p>2.93</text:p>
          </table:table-cell>
          <table:table-cell table:style-name="ce39" table:formula="of:=[.K53]/64" office:value-type="float" office:value="0.732421875" calcext:value-type="float">
            <text:p>0.73</text:p>
          </table:table-cell>
          <table:table-cell table:style-name="ce39" table:formula="of:=[.K53]/128" office:value-type="float" office:value="0.3662109375" calcext:value-type="float">
            <text:p>0.37</text:p>
          </table:table-cell>
          <table:table-cell table:style-name="ce39" table:formula="of:=[.K53]/512" office:value-type="float" office:value="0.091552734375" calcext:value-type="float">
            <text:p>0.09</text:p>
          </table:table-cell>
          <table:table-cell table:style-name="ce39" table:formula="of:=[.K53]/1024" office:value-type="float" office:value="0.0457763671875" calcext:value-type="float">
            <text:p>0.05</text:p>
          </table:table-cell>
          <table:table-cell table:number-columns-repeated="1004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formula="of:=[.$B$1]/[.G54]/[.H54]" office:value-type="float" office:value="857142.857142857" calcext:value-type="float">
            <text:p>857142.86</text:p>
          </table:table-cell>
          <table:table-cell table:style-name="ce96" table:formula="of:=([.B54]/[.A54])-1" office:value-type="percentage" office:value="-0.0699404761904762" calcext:value-type="percentage">
            <text:p>-6.99%</text:p>
          </table:table-cell>
          <table:table-cell table:formula="of:=([.E54]/[.A54])-1" office:value-type="percentage" office:value="-0.0699404761904762" calcext:value-type="percentage">
            <text:p>-6.99%</text:p>
          </table:table-cell>
          <table:table-cell table:formula="of:=9/[.F54]" office:value-type="float" office:value="857142.857142857" calcext:value-type="float">
            <text:p>857142.86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2" calcext:value-type="float">
            <text:p>2</text:p>
          </table:table-cell>
          <table:table-cell table:formula="of:=ROUND([.K54]/[.G54];0)" office:value-type="float" office:value="7" calcext:value-type="float">
            <text:p>7</text:p>
          </table:table-cell>
          <table:table-cell table:formula="of:=&quot;0x&quot; &amp; DEC2HEX(256-[.H54];2)" office:value-type="string" office:string-value="0xF9" calcext:value-type="string">
            <text:p>0xF9</text:p>
          </table:table-cell>
          <table:table-cell table:formula="of:=TRUNC(([.$B$1]/4/[.A54]+1650+255)/256)" office:value-type="float" office:value="7" calcext:value-type="float">
            <text:p>7</text:p>
          </table:table-cell>
          <table:table-cell table:style-name="ce32" table:formula="of:=[.$B$1]/[.A54]" office:value-type="float" office:value="13.0208333333333" calcext:value-type="float">
            <text:p>13.02</text:p>
          </table:table-cell>
          <table:table-cell table:style-name="ce39" table:formula="of:=[.K54]/2" office:value-type="float" office:value="6.51041666666667" calcext:value-type="float">
            <text:p>6.51</text:p>
          </table:table-cell>
          <table:table-cell table:style-name="ce39" table:formula="of:=[.K54]/8" office:value-type="float" office:value="1.62760416666667" calcext:value-type="float">
            <text:p>1.63</text:p>
          </table:table-cell>
          <table:table-cell table:style-name="ce39" table:formula="of:=[.K54]/16" office:value-type="float" office:value="0.813802083333333" calcext:value-type="float">
            <text:p>0.81</text:p>
          </table:table-cell>
          <table:table-cell table:style-name="ce39" table:formula="of:=[.K54]/64" office:value-type="float" office:value="0.203450520833333" calcext:value-type="float">
            <text:p>0.20</text:p>
          </table:table-cell>
          <table:table-cell table:style-name="ce39" table:formula="of:=[.K54]/128" office:value-type="float" office:value="0.101725260416667" calcext:value-type="float">
            <text:p>0.10</text:p>
          </table:table-cell>
          <table:table-cell table:style-name="ce39" table:formula="of:=[.K54]/512" office:value-type="float" office:value="0.0254313151041667" calcext:value-type="float">
            <text:p>0.03</text:p>
          </table:table-cell>
          <table:table-cell table:style-name="ce39" table:formula="of:=[.K54]/1024" office:value-type="float" office:value="0.0127156575520833" calcext:value-type="float">
            <text:p>0.01</text:p>
          </table:table-cell>
          <table:table-cell table:number-columns-repeated="1004"/>
        </table:table-row>
        <table:table-row table:style-name="ro3">
          <table:table-cell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77" office:value-type="string" calcext:value-type="string">
            <text:p>not using the prescaler 512 gives problems with these baud rates: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78" office:value-type="float" office:value="110" calcext:value-type="float">
            <text:p>110</text:p>
          </table:table-cell>
          <table:table-cell table:formula="of:=[.$B$1]/[.G57]/[.H57]" office:value-type="float" office:value="109.521028037383" calcext:value-type="float">
            <text:p>109.52</text:p>
          </table:table-cell>
          <table:table-cell table:style-name="ce96" table:formula="of:=([.B57]/[.A57])-1" office:value-type="percentage" office:value="-0.00435429056924386" calcext:value-type="percentage">
            <text:p>-0.44%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formula="of:=ROUND([.K57]/[.G57];0)" office:value-type="float" office:value="107" calcext:value-type="float">
            <text:p>107</text:p>
          </table:table-cell>
          <table:table-cell table:formula="of:=&quot;0x&quot; &amp; DEC2HEX(256-[.H57];2)" office:value-type="string" office:string-value="0x95" calcext:value-type="string">
            <text:p>0x95</text:p>
          </table:table-cell>
          <table:table-cell table:formula="of:=TRUNC(([.$B$1]/4/[.A57]+1650+255)/256)" office:value-type="float" office:value="113" calcext:value-type="float">
            <text:p>113</text:p>
          </table:table-cell>
          <table:table-cell table:formula="of:=[.$B$1]/[.A57]" office:value-type="float" office:value="109090.909090909" calcext:value-type="float">
            <text:p>109090.91</text:p>
          </table:table-cell>
          <table:table-cell table:style-name="ce31" table:formula="of:=[.K57]/2" office:value-type="float" office:value="54545.4545454545" calcext:value-type="float">
            <text:p>54545.45</text:p>
          </table:table-cell>
          <table:table-cell table:formula="of:=[.K57]/8" office:value-type="float" office:value="13636.3636363636" calcext:value-type="float">
            <text:p>13636.36</text:p>
          </table:table-cell>
          <table:table-cell table:formula="of:=[.K57]/16" office:value-type="float" office:value="6818.18181818182" calcext:value-type="float">
            <text:p>6818.18</text:p>
          </table:table-cell>
          <table:table-cell table:formula="of:=[.K57]/64" office:value-type="float" office:value="1704.54545454545" calcext:value-type="float">
            <text:p>1704.55</text:p>
          </table:table-cell>
          <table:table-cell table:formula="of:=[.K57]/128" office:value-type="float" office:value="852.272727272727" calcext:value-type="float">
            <text:p>852.27</text:p>
          </table:table-cell>
          <table:table-cell table:style-name="ce32" table:formula="of:=[.K57]/512" office:value-type="float" office:value="213.068181818182" calcext:value-type="float">
            <text:p>213.07</text:p>
          </table:table-cell>
          <table:table-cell table:style-name="ce39" table:formula="of:=[.K57]/1024" office:value-type="float" office:value="106.534090909091" calcext:value-type="float">
            <text:p>106.53</text:p>
          </table:table-cell>
          <table:table-cell table:number-columns-repeated="1004"/>
        </table:table-row>
        <table:table-row table:style-name="ro3" table:number-rows-repeated="3">
          <table:table-cell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5">
          <table:table-cell table:style-name="ce90" office:value-type="string" calcext:value-type="string">
            <text:p>Colour Legend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45"/>
          <table:table-cell table:style-name="Default" office:value-type="string" calcext:value-type="string">
            <text:p>measured value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32"/>
          <table:table-cell table:style-name="Default" office:value-type="string" calcext:value-type="string">
            <text:p>not exactly matching divisor, but best matching value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33"/>
          <table:table-cell table:style-name="Default" office:value-type="string" calcext:value-type="string">
            <text:p>exactly matching divisor; multiple prescaler*divisor values might give the same result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31"/>
          <table:table-cell table:style-name="Default" office:value-type="string" calcext:value-type="string">
            <text:p>this value is not used, because it is outside of range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95"/>
          <table:table-cell table:style-name="Default" office:value-type="string" calcext:value-type="string">
            <text:p>this value is not used to avoid complicated code because actual the real used divisor is half that value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96"/>
          <table:table-cell table:style-name="Default" office:value-type="string" calcext:value-type="string">
            <text:p>value outside a +-0.3% range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</table:table>
      <table:table table:name="Linux kernel" table:style-name="ta1">
        <table:table-column table:style-name="co11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1014" table:default-cell-style-name="Default"/>
        <table:table-row table:style-name="ro4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5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5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5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5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5">
          <table:table-cell table:style-name="ce4" office:value-type="string" calcext:value-type="string">
            <text:p>it should do (which is eqivalent to a 5/10 bankers rounding)</text:p>
          </table:table-cell>
          <table:table-cell table:style-name="ce4" table:number-columns-repeated="1023"/>
        </table:table-row>
        <table:table-row table:style-name="ro5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5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See also kernel patch to reduce error: <text:a xlink:href="https://patchwork.kernel.org/patch/10983017/" xlink:type="simple">https://patchwork.kernel.org/patch/10983017/</text:a></text:p>
          </table:table-cell>
          <table:table-cell table:style-name="ce2" table:number-columns-repeated="1023"/>
        </table:table-row>
        <table:table-row table:style-name="ro5">
          <table:table-cell table:style-name="ce2" office:value-type="string" calcext:value-type="string">
            <text:p>see also kernel patch which remove setting of low register: <text:a xlink:href="https://git.kernel.org/pub/scm/linux/kernel/git/stable/linux.git/commit/drivers/usb/serial/ch341.c?id=4e46c410e050bcac36deadbd8e20449d078204e8" xlink:type="simple">https://git.kernel.org/pub/scm/linux/kernel/git/stable/linux.git/commit/drivers/usb/serial/ch341.c?id=4e46c410e050bcac36deadbd8e20449d078204e8</text:a>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zFreq</text:p>
          </table:table-cell>
          <table:table-cell office:value-type="float" office:value="12000000" calcext:value-type="float">
            <text:p>12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PreScaler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Offse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if factor &lt;= 65520 <text:s/>==&gt; divisor = 3</text:p>
          </table:table-cell>
          <table:table-cell table:number-columns-repeated="2"/>
          <table:table-cell table:formula="of:=[.D28]/256" office:value-type="float" office:value="156.25" calcext:value-type="float">
            <text:p>156.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table:number-columns-repeated="2" office:value-type="float" office:value="38400" calcext:value-type="float">
            <text:p>384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8]/((INT(2*[.$B$18]/[.B25]+1))))" office:value-type="float" office:value="299" calcext:value-type="float">
            <text:p>299</text:p>
          </table:table-cell>
          <table:table-cell table:formula="of:=INT(2*[.$B$18]/((INT(2*[.$B$18]/[.C25]+1))))" office:value-type="float" office:value="9599" calcext:value-type="float">
            <text:p>9599</text:p>
          </table:table-cell>
          <table:table-cell table:formula="of:=INT(2*[.$B$18]/((INT(2*[.$B$18]/[.D25]+1))))" office:value-type="float" office:value="38399" calcext:value-type="float">
            <text:p>38399</text:p>
          </table:table-cell>
          <table:table-cell table:formula="of:=INT(2*[.$B$18]/((INT(2*[.$B$18]/[.E25]+1))))" office:value-type="float" office:value="38399" calcext:value-type="float">
            <text:p>38399</text:p>
          </table:table-cell>
          <table:table-cell table:formula="of:=INT(2*[.$B$18]/((INT(2*[.$B$18]/[.F25]+1))))" office:value-type="float" office:value="31249" calcext:value-type="float">
            <text:p>31249</text:p>
          </table:table-cell>
          <table:table-cell table:formula="of:=INT(2*[.$B$18]/((INT(2*[.$B$18]/[.G25]+1))))" office:value-type="float" office:value="45449" calcext:value-type="float">
            <text:p>45449</text:p>
          </table:table-cell>
          <table:table-cell table:formula="of:=INT(2*[.$B$18]/((INT(2*[.$B$18]/[.H25]+1))))" office:value-type="float" office:value="93749" calcext:value-type="float">
            <text:p>93749</text:p>
          </table:table-cell>
          <table:table-cell table:formula="of:=INT(2*[.$B$18]/((INT(2*[.$B$18]/[.I25]+1))))" office:value-type="float" office:value="187499" calcext:value-type="float">
            <text:p>187499</text:p>
          </table:table-cell>
          <table:table-cell table:formula="of:=INT(2*[.$B$18]/((INT(2*[.$B$18]/[.J25]+1))))" office:value-type="float" office:value="499957" calcext:value-type="float">
            <text:p>499957</text:p>
          </table:table-cell>
          <table:table-cell table:formula="of:=INT(2*[.$B$18]/((INT(2*[.$B$18]/[.K25]+1))))" office:value-type="float" office:value="1499628" calcext:value-type="float">
            <text:p>1499628</text:p>
          </table:table-cell>
          <table:table-cell table:formula="of:=INT(2*[.$B$18]/((INT(2*[.$B$18]/[.L25]+1))))" office:value-type="float" office:value="11973600" calcext:value-type="float">
            <text:p>119736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with orig formula</text:p>
          </table:table-cell>
          <table:table-cell table:style-name="ce16" table:formula="of:=[.$B$18]/[.B25]" office:value-type="float" office:value="5108736" calcext:value-type="float">
            <text:p>5108736.000</text:p>
          </table:table-cell>
          <table:table-cell table:style-name="ce16" table:formula="of:=[.$B$18]/[.C25]" office:value-type="float" office:value="159648" calcext:value-type="float">
            <text:p>159648.000</text:p>
          </table:table-cell>
          <table:table-cell table:style-name="ce17" table:formula="of:=[.$B$18]/[.D25]" office:value-type="float" office:value="39912" calcext:value-type="float">
            <text:p>39912.000</text:p>
          </table:table-cell>
          <table:table-cell table:style-name="ce17" table:formula="of:=[.$B$18]/[.E25]" office:value-type="float" office:value="39912" calcext:value-type="float">
            <text:p>39912.000</text:p>
          </table:table-cell>
          <table:table-cell table:style-name="ce17" table:formula="of:=[.$B$18]/[.F25]" office:value-type="float" office:value="49043.8656" calcext:value-type="float">
            <text:p>49043.866</text:p>
          </table:table-cell>
          <table:table-cell table:style-name="ce17" table:formula="of:=[.$B$18]/[.G25]" office:value-type="float" office:value="33721.0297029703" calcext:value-type="float">
            <text:p>33721.030</text:p>
          </table:table-cell>
          <table:table-cell table:style-name="ce17" table:formula="of:=[.$B$18]/[.H25]" office:value-type="float" office:value="16347.9552" calcext:value-type="float">
            <text:p>16347.955</text:p>
          </table:table-cell>
          <table:table-cell table:style-name="ce17" table:formula="of:=[.$B$18]/[.I25]" office:value-type="float" office:value="8173.9776" calcext:value-type="float">
            <text:p>8173.978</text:p>
          </table:table-cell>
          <table:table-cell table:style-name="ce17" table:formula="of:=[.$B$18]/[.J25]" office:value-type="float" office:value="3065.2416" calcext:value-type="float">
            <text:p>3065.242</text:p>
          </table:table-cell>
          <table:table-cell table:style-name="ce17" table:formula="of:=[.$B$18]/[.K25]" office:value-type="float" office:value="1021.7472" calcext:value-type="float">
            <text:p>1021.747</text:p>
          </table:table-cell>
          <table:table-cell table:style-name="ce17" table:formula="of:=[.$B$18]/[.L25]" office:value-type="float" office:value="127.7184" calcext:value-type="float">
            <text:p>127.71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based on 12MHz</text:p>
          </table:table-cell>
          <table:table-cell table:style-name="ce16" table:formula="of:=[.$B$21]*([.$B$20]/[.B25]-[.$B$22])" office:value-type="float" office:value="5120000" calcext:value-type="float">
            <text:p>5120000.000</text:p>
          </table:table-cell>
          <table:table-cell table:style-name="ce16" table:formula="of:=[.$B$21]*([.$B$20]/[.C25]-[.$B$22])" office:value-type="float" office:value="160000" calcext:value-type="float">
            <text:p>160000.000</text:p>
          </table:table-cell>
          <table:table-cell table:style-name="ce17" table:formula="of:=[.$B$21]*([.$B$20]/[.D25]-[.$B$22])" office:value-type="float" office:value="40000" calcext:value-type="float">
            <text:p>40000.000</text:p>
          </table:table-cell>
          <table:table-cell table:style-name="ce17" table:formula="of:=[.$B$21]*([.$B$20]/[.E25]-[.$B$22])" office:value-type="float" office:value="40000" calcext:value-type="float">
            <text:p>40000.000</text:p>
          </table:table-cell>
          <table:table-cell table:style-name="ce17" table:formula="of:=[.$B$21]*([.$B$20]/[.F25]-[.$B$22])" office:value-type="float" office:value="49152" calcext:value-type="float">
            <text:p>49152.000</text:p>
          </table:table-cell>
          <table:table-cell table:style-name="ce17" table:formula="of:=[.$B$21]*([.$B$20]/[.G25]-[.$B$22])" office:value-type="float" office:value="33795.3795379538" calcext:value-type="float">
            <text:p>33795.380</text:p>
          </table:table-cell>
          <table:table-cell table:style-name="ce17" table:formula="of:=[.$B$21]*([.$B$20]/[.H25]-[.$B$22])" office:value-type="float" office:value="16384" calcext:value-type="float">
            <text:p>16384.000</text:p>
          </table:table-cell>
          <table:table-cell table:style-name="ce17" table:formula="of:=[.$B$21]*([.$B$20]/[.I25]-[.$B$22])" office:value-type="float" office:value="8192" calcext:value-type="float">
            <text:p>8192.000</text:p>
          </table:table-cell>
          <table:table-cell table:style-name="ce17" table:formula="of:=[.$B$21]*([.$B$20]/[.J25]-[.$B$22])" office:value-type="float" office:value="3072" calcext:value-type="float">
            <text:p>3072.000</text:p>
          </table:table-cell>
          <table:table-cell table:style-name="ce17" table:formula="of:=[.$B$21]*([.$B$20]/[.K25]-[.$B$22])" office:value-type="float" office:value="1024" calcext:value-type="float">
            <text:p>1024.000</text:p>
          </table:table-cell>
          <table:table-cell table:style-name="ce17" table:formula="of:=[.$B$21]*([.$B$20]/[.L25]-[.$B$22])" office:value-type="float" office:value="128" calcext:value-type="float">
            <text:p>128.00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8]+0.5)" office:value-type="float" office:value="5120000" calcext:value-type="float">
            <text:p>5120000</text:p>
          </table:table-cell>
          <table:table-cell table:style-name="ce8" table:formula="of:=INT([.C28]+0.5)" office:value-type="float" office:value="160000" calcext:value-type="float">
            <text:p>160000</text:p>
          </table:table-cell>
          <table:table-cell table:style-name="ce8" table:formula="of:=INT([.D28]+0.5)" office:value-type="float" office:value="40000" calcext:value-type="float">
            <text:p>40000</text:p>
          </table:table-cell>
          <table:table-cell table:style-name="ce8" table:formula="of:=INT([.E28]+0.5)" office:value-type="float" office:value="40000" calcext:value-type="float">
            <text:p>40000</text:p>
          </table:table-cell>
          <table:table-cell table:style-name="ce8" table:formula="of:=INT([.F28]+0.5)" office:value-type="float" office:value="49152" calcext:value-type="float">
            <text:p>49152</text:p>
          </table:table-cell>
          <table:table-cell table:style-name="ce8" table:formula="of:=INT([.G28]+0.5)" office:value-type="float" office:value="33795" calcext:value-type="float">
            <text:p>33795</text:p>
          </table:table-cell>
          <table:table-cell table:style-name="ce8" table:formula="of:=INT([.H28]+0.5)" office:value-type="float" office:value="16384" calcext:value-type="float">
            <text:p>16384</text:p>
          </table:table-cell>
          <table:table-cell table:style-name="ce8" table:formula="of:=INT([.I28]+0.5)" office:value-type="float" office:value="8192" calcext:value-type="float">
            <text:p>8192</text:p>
          </table:table-cell>
          <table:table-cell table:style-name="ce8" table:formula="of:=INT([.J28]+0.5)" office:value-type="float" office:value="3072" calcext:value-type="float">
            <text:p>3072</text:p>
          </table:table-cell>
          <table:table-cell table:style-name="ce8" table:formula="of:=INT([.K28]+0.5)" office:value-type="float" office:value="1024" calcext:value-type="float">
            <text:p>1024</text:p>
          </table:table-cell>
          <table:table-cell table:style-name="ce8" table:formula="of:=INT([.L28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29]" office:value-type="float" office:value="299.34" calcext:value-type="float">
            <text:p>299.340</text:p>
          </table:table-cell>
          <table:table-cell table:style-name="ce17" table:formula="of:=[.$B$18]/[.C29]" office:value-type="float" office:value="9578.88" calcext:value-type="float">
            <text:p>9578.880</text:p>
          </table:table-cell>
          <table:table-cell table:style-name="ce17" table:formula="of:=[.$B$18]/[.D29]" office:value-type="float" office:value="38315.52" calcext:value-type="float">
            <text:p>38315.520</text:p>
          </table:table-cell>
          <table:table-cell table:style-name="ce17" table:formula="of:=[.$B$18]/[.E29]" office:value-type="float" office:value="38315.52" calcext:value-type="float">
            <text:p>38315.520</text:p>
          </table:table-cell>
          <table:table-cell table:style-name="ce17" table:formula="of:=[.$B$18]/[.F29]" office:value-type="float" office:value="31181.25" calcext:value-type="float">
            <text:p>31181.250</text:p>
          </table:table-cell>
          <table:table-cell table:style-name="ce17" table:formula="of:=[.$B$18]/[.G29]" office:value-type="float" office:value="45350.5193075899" calcext:value-type="float">
            <text:p>45350.519</text:p>
          </table:table-cell>
          <table:table-cell table:style-name="ce17" table:formula="of:=[.$B$18]/[.H29]" office:value-type="float" office:value="93543.75" calcext:value-type="float">
            <text:p>93543.750</text:p>
          </table:table-cell>
          <table:table-cell table:style-name="ce17" table:formula="of:=[.$B$18]/[.I29]" office:value-type="float" office:value="187087.5" calcext:value-type="float">
            <text:p>187087.500</text:p>
          </table:table-cell>
          <table:table-cell table:style-name="ce17" table:formula="of:=[.$B$18]/[.J29]" office:value-type="float" office:value="498900" calcext:value-type="float">
            <text:p>498900.000</text:p>
          </table:table-cell>
          <table:table-cell table:style-name="ce17" table:formula="of:=[.$B$18]/[.K29]" office:value-type="float" office:value="1496700" calcext:value-type="float">
            <text:p>1496700.000</text:p>
          </table:table-cell>
          <table:table-cell table:style-name="ce17" table:formula="of:=[.$B$18]/[.L29]" office:value-type="float" office:value="11973600" calcext:value-type="float">
            <text:p>11973600.000</text:p>
          </table:table-cell>
          <table:table-cell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0]" office:value-type="percentage" office:value="-0.00220485067147735" calcext:value-type="percentage">
            <text:p>-0.22%</text:p>
          </table:table-cell>
          <table:table-cell table:style-name="ce18" table:formula="of:=1-[.C$25]/[.C30]" office:value-type="percentage" office:value="-0.00220485067147735" calcext:value-type="percentage">
            <text:p>-0.22%</text:p>
          </table:table-cell>
          <table:table-cell table:style-name="ce18" table:formula="of:=1-[.D$25]/[.D30]" office:value-type="percentage" office:value="-0.00220485067147735" calcext:value-type="percentage">
            <text:p>-0.22%</text:p>
          </table:table-cell>
          <table:table-cell table:style-name="ce18" table:formula="of:=1-[.E$25]/[.E30]" office:value-type="percentage" office:value="-0.00220485067147735" calcext:value-type="percentage">
            <text:p>-0.22%</text:p>
          </table:table-cell>
          <table:table-cell table:style-name="ce18" table:formula="of:=1-[.F$25]/[.F30]" office:value-type="percentage" office:value="-0.00220485067147735" calcext:value-type="percentage">
            <text:p>-0.22%</text:p>
          </table:table-cell>
          <table:table-cell table:style-name="ce18" table:formula="of:=1-[.G$25]/[.G30]" office:value-type="percentage" office:value="-0.00219359544122066" calcext:value-type="percentage">
            <text:p>-0.22%</text:p>
          </table:table-cell>
          <table:table-cell table:style-name="ce23" table:formula="of:=1-[.H$25]/[.H30]" office:value-type="percentage" office:value="-0.00220485067147735" calcext:value-type="percentage">
            <text:p>-0.22%</text:p>
          </table:table-cell>
          <table:table-cell table:style-name="ce23" table:formula="of:=1-[.I$25]/[.I30]" office:value-type="percentage" office:value="-0.00220485067147735" calcext:value-type="percentage">
            <text:p>-0.22%</text:p>
          </table:table-cell>
          <table:table-cell table:style-name="ce23" table:formula="of:=1-[.J$25]/[.J30]" office:value-type="percentage" office:value="-0.00220485067147735" calcext:value-type="percentage">
            <text:p>-0.22%</text:p>
          </table:table-cell>
          <table:table-cell table:style-name="ce23" table:formula="of:=1-[.K$25]/[.K30]" office:value-type="percentage" office:value="-0.00220485067147735" calcext:value-type="percentage">
            <text:p>-0.22%</text:p>
          </table:table-cell>
          <table:table-cell table:style-name="ce23" table:formula="of:=1-[.L$25]/[.L30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1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8])" office:value-type="float" office:value="5120000" calcext:value-type="float">
            <text:p>5120000</text:p>
          </table:table-cell>
          <table:table-cell table:formula="of:=INT([.C28])" office:value-type="float" office:value="160000" calcext:value-type="float">
            <text:p>160000</text:p>
          </table:table-cell>
          <table:table-cell table:formula="of:=INT([.D28])" office:value-type="float" office:value="40000" calcext:value-type="float">
            <text:p>40000</text:p>
          </table:table-cell>
          <table:table-cell table:formula="of:=INT([.E28])" office:value-type="float" office:value="40000" calcext:value-type="float">
            <text:p>40000</text:p>
          </table:table-cell>
          <table:table-cell table:formula="of:=INT([.F28])" office:value-type="float" office:value="49152" calcext:value-type="float">
            <text:p>49152</text:p>
          </table:table-cell>
          <table:table-cell table:formula="of:=INT([.G28])" office:value-type="float" office:value="33795" calcext:value-type="float">
            <text:p>33795</text:p>
          </table:table-cell>
          <table:table-cell table:formula="of:=INT([.H28])" office:value-type="float" office:value="16384" calcext:value-type="float">
            <text:p>16384</text:p>
          </table:table-cell>
          <table:table-cell table:formula="of:=INT([.I28])" office:value-type="float" office:value="8192" calcext:value-type="float">
            <text:p>8192</text:p>
          </table:table-cell>
          <table:table-cell table:formula="of:=INT([.J28])" office:value-type="float" office:value="3072" calcext:value-type="float">
            <text:p>3072</text:p>
          </table:table-cell>
          <table:table-cell table:formula="of:=INT([.K28])" office:value-type="float" office:value="1024" calcext:value-type="float">
            <text:p>1024</text:p>
          </table:table-cell>
          <table:table-cell table:formula="of:=INT([.L28])" office:value-type="float" office:value="128" calcext:value-type="float">
            <text:p>128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32]" office:value-type="float" office:value="299.34" calcext:value-type="float">
            <text:p>299.340</text:p>
          </table:table-cell>
          <table:table-cell table:style-name="ce17" table:formula="of:=[.$B$18]/[.C32]" office:value-type="float" office:value="9578.88" calcext:value-type="float">
            <text:p>9578.880</text:p>
          </table:table-cell>
          <table:table-cell table:style-name="ce17" table:formula="of:=[.$B$18]/[.D32]" office:value-type="float" office:value="38315.52" calcext:value-type="float">
            <text:p>38315.520</text:p>
          </table:table-cell>
          <table:table-cell table:style-name="ce17" table:formula="of:=[.$B$18]/[.E32]" office:value-type="float" office:value="38315.52" calcext:value-type="float">
            <text:p>38315.520</text:p>
          </table:table-cell>
          <table:table-cell table:style-name="ce17" table:formula="of:=[.$B$18]/[.F32]" office:value-type="float" office:value="31181.25" calcext:value-type="float">
            <text:p>31181.250</text:p>
          </table:table-cell>
          <table:table-cell table:style-name="ce17" table:formula="of:=[.$B$18]/[.G32]" office:value-type="float" office:value="45350.5193075899" calcext:value-type="float">
            <text:p>45350.519</text:p>
          </table:table-cell>
          <table:table-cell table:style-name="ce17" table:formula="of:=[.$B$18]/[.H32]" office:value-type="float" office:value="93543.75" calcext:value-type="float">
            <text:p>93543.750</text:p>
          </table:table-cell>
          <table:table-cell table:style-name="ce17" table:formula="of:=[.$B$18]/[.I32]" office:value-type="float" office:value="187087.5" calcext:value-type="float">
            <text:p>187087.500</text:p>
          </table:table-cell>
          <table:table-cell table:style-name="ce17" table:formula="of:=[.$B$18]/[.J32]" office:value-type="float" office:value="498900" calcext:value-type="float">
            <text:p>498900.000</text:p>
          </table:table-cell>
          <table:table-cell table:style-name="ce17" table:formula="of:=[.$B$18]/[.K32]" office:value-type="float" office:value="1496700" calcext:value-type="float">
            <text:p>1496700.000</text:p>
          </table:table-cell>
          <table:table-cell table:style-name="ce17" table:formula="of:=[.$B$18]/[.L32]" office:value-type="float" office:value="11973600" calcext:value-type="float">
            <text:p>11973600.000</text:p>
          </table:table-cell>
          <table:table-cell table:style-name="ce10"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3]" office:value-type="percentage" office:value="-0.00220485067147735" calcext:value-type="percentage">
            <text:p>-0.22%</text:p>
          </table:table-cell>
          <table:table-cell table:style-name="ce18" table:formula="of:=1-[.C$25]/[.C33]" office:value-type="percentage" office:value="-0.00220485067147735" calcext:value-type="percentage">
            <text:p>-0.22%</text:p>
          </table:table-cell>
          <table:table-cell table:style-name="ce18" table:formula="of:=1-[.D$25]/[.D33]" office:value-type="percentage" office:value="-0.00220485067147735" calcext:value-type="percentage">
            <text:p>-0.22%</text:p>
          </table:table-cell>
          <table:table-cell table:style-name="ce18" table:formula="of:=1-[.E$25]/[.E33]" office:value-type="percentage" office:value="-0.00220485067147735" calcext:value-type="percentage">
            <text:p>-0.22%</text:p>
          </table:table-cell>
          <table:table-cell table:style-name="ce18" table:formula="of:=1-[.F$25]/[.F33]" office:value-type="percentage" office:value="-0.00220485067147735" calcext:value-type="percentage">
            <text:p>-0.22%</text:p>
          </table:table-cell>
          <table:table-cell table:style-name="ce18" table:formula="of:=1-[.G$25]/[.G33]" office:value-type="percentage" office:value="-0.00219359544122066" calcext:value-type="percentage">
            <text:p>-0.22%</text:p>
          </table:table-cell>
          <table:table-cell table:style-name="ce23" table:formula="of:=1-[.H$25]/[.H33]" office:value-type="percentage" office:value="-0.00220485067147735" calcext:value-type="percentage">
            <text:p>-0.22%</text:p>
          </table:table-cell>
          <table:table-cell table:style-name="ce23" table:formula="of:=1-[.I$25]/[.I33]" office:value-type="percentage" office:value="-0.00220485067147735" calcext:value-type="percentage">
            <text:p>-0.22%</text:p>
          </table:table-cell>
          <table:table-cell table:style-name="ce23" table:formula="of:=1-[.J$25]/[.J33]" office:value-type="percentage" office:value="-0.00220485067147735" calcext:value-type="percentage">
            <text:p>-0.22%</text:p>
          </table:table-cell>
          <table:table-cell table:style-name="ce23" table:formula="of:=1-[.K$25]/[.K33]" office:value-type="percentage" office:value="-0.00220485067147735" calcext:value-type="percentage">
            <text:p>-0.22%</text:p>
          </table:table-cell>
          <table:table-cell table:style-name="ce23" table:formula="of:=1-[.L$25]/[.L33]" office:value-type="percentage" office:value="-0.00220485067147735" calcext:value-type="percentage">
            <text:p>-0.22%</text:p>
          </table:table-cell>
          <table:table-cell table:style-name="ce24"/>
          <table:table-cell table:style-name="ce9"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8]/8" office:value-type="float" office:value="640000" calcext:value-type="float">
            <text:p>640000</text:p>
          </table:table-cell>
          <table:table-cell table:formula="of:=[.C28]/8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640000" calcext:value-type="float">
            <text:p>640000</text:p>
          </table:table-cell>
          <table:table-cell table:formula="of:=INT([.C37]+0.5)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38]/8" office:value-type="float" office:value="299.34" calcext:value-type="float">
            <text:p>299.34</text:p>
          </table:table-cell>
          <table:table-cell table:formula="of:=[.$B$18]/[.C38]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5]" office:value-type="percentage" office:value="0.00220000000000009" calcext:value-type="percentage">
            <text:p>0.22%</text:p>
          </table:table-cell>
          <table:table-cell table:style-name="ce20" table:formula="of:=1-[.C39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7]/8" office:value-type="float" office:value="80000" calcext:value-type="float">
            <text:p>80000</text:p>
          </table:table-cell>
          <table:table-cell table:formula="of:=[.C37]/8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80000" calcext:value-type="float">
            <text:p>80000</text:p>
          </table:table-cell>
          <table:table-cell table:formula="of:=INT([.C43]+0.5)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44]/8/8" office:value-type="float" office:value="299.34" calcext:value-type="float">
            <text:p>299.34</text:p>
          </table:table-cell>
          <table:table-cell table:formula="of:=[.$B$18]/[.C44]/8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5]" office:value-type="percentage" office:value="0.00220000000000009" calcext:value-type="percentage">
            <text:p>0.22%</text:p>
          </table:table-cell>
          <table:table-cell table:style-name="ce20" table:formula="of:=1-[.C45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43]/8" office:value-type="float" office:value="10000" calcext:value-type="float">
            <text:p>10000</text:p>
          </table:table-cell>
          <table:table-cell table:formula="of:=[.C43]/8" office:value-type="float" office:value="312.5" calcext:value-type="float">
            <text:p>312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9]+0.5)" office:value-type="float" office:value="10000" calcext:value-type="float">
            <text:p>10000</text:p>
          </table:table-cell>
          <table:table-cell table:formula="of:=INT([.C49]+0.5)" office:value-type="float" office:value="313" calcext:value-type="float">
            <text:p>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50]/8/8/8" office:value-type="float" office:value="299.34" calcext:value-type="float">
            <text:p>299.34</text:p>
          </table:table-cell>
          <table:table-cell table:formula="of:=[.$B$18]/[.C50]/8/8/8" office:value-type="float" office:value="9563.57827476038" calcext:value-type="float">
            <text:p>9563.5782747603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51]/[.B$25]" office:value-type="percentage" office:value="0.00220000000000009" calcext:value-type="percentage">
            <text:p>0.22%</text:p>
          </table:table-cell>
          <table:table-cell table:style-name="ce20" table:formula="of:=1-[.C51]/[.C$25]" office:value-type="percentage" office:value="0.00379392971246018" calcext:value-type="percentage">
            <text:p>0.38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Orig Linux formula" table:style-name="ta1">
        <table:table-column table:style-name="co11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1014" table:default-cell-style-name="Default"/>
        <table:table-row table:style-name="ro4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5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5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5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5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5">
          <table:table-cell table:style-name="ce4" office:value-type="string" calcext:value-type="string">
            <text:p>it should do (which is äqivalent to a 5/10 rounding)</text:p>
          </table:table-cell>
          <table:table-cell table:style-name="ce4" table:number-columns-repeated="1023"/>
        </table:table-row>
        <table:table-row table:style-name="ro5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5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>
            <text:p>if factor &lt;= 65520 <text:s/>==&gt; divisor = 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5]/((INT(2*[.$B$15]/[.B20]+1))))" office:value-type="float" office:value="299" calcext:value-type="float">
            <text:p>299</text:p>
          </table:table-cell>
          <table:table-cell table:formula="of:=INT(2*[.$B$15]/((INT(2*[.$B$15]/[.C20]+1))))" office:value-type="float" office:value="9599" calcext:value-type="float">
            <text:p>9599</text:p>
          </table:table-cell>
          <table:table-cell table:formula="of:=INT(2*[.$B$15]/((INT(2*[.$B$15]/[.D20]+1))))" office:value-type="float" office:value="31249" calcext:value-type="float">
            <text:p>31249</text:p>
          </table:table-cell>
          <table:table-cell table:formula="of:=INT(2*[.$B$15]/((INT(2*[.$B$15]/[.E20]+1))))" office:value-type="float" office:value="45449" calcext:value-type="float">
            <text:p>45449</text:p>
          </table:table-cell>
          <table:table-cell table:formula="of:=INT(2*[.$B$15]/((INT(2*[.$B$15]/[.F20]+1))))" office:value-type="float" office:value="93749" calcext:value-type="float">
            <text:p>93749</text:p>
          </table:table-cell>
          <table:table-cell table:formula="of:=INT(2*[.$B$15]/((INT(2*[.$B$15]/[.G20]+1))))" office:value-type="float" office:value="187499" calcext:value-type="float">
            <text:p>187499</text:p>
          </table:table-cell>
          <table:table-cell table:formula="of:=INT(2*[.$B$15]/((INT(2*[.$B$15]/[.H20]+1))))" office:value-type="float" office:value="499957" calcext:value-type="float">
            <text:p>499957</text:p>
          </table:table-cell>
          <table:table-cell table:formula="of:=INT(2*[.$B$15]/((INT(2*[.$B$15]/[.I20]+1))))" office:value-type="float" office:value="1499628" calcext:value-type="float">
            <text:p>1499628</text:p>
          </table:table-cell>
          <table:table-cell table:formula="of:=INT(2*[.$B$15]/((INT(2*[.$B$15]/[.J20]+1))))" office:value-type="float" office:value="11973600" calcext:value-type="float">
            <text:p>119736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actor</text:p>
          </table:table-cell>
          <table:table-cell table:style-name="ce16" table:formula="of:=[.$B$15]/[.B20]" office:value-type="float" office:value="5108736" calcext:value-type="float">
            <text:p>5108736.000</text:p>
          </table:table-cell>
          <table:table-cell table:style-name="ce16" table:formula="of:=[.$B$15]/[.C20]" office:value-type="float" office:value="159648" calcext:value-type="float">
            <text:p>159648.000</text:p>
          </table:table-cell>
          <table:table-cell table:style-name="ce17" table:formula="of:=[.$B$15]/[.D20]" office:value-type="float" office:value="49043.8656" calcext:value-type="float">
            <text:p>49043.866</text:p>
          </table:table-cell>
          <table:table-cell table:style-name="ce17" table:formula="of:=[.$B$15]/[.E20]" office:value-type="float" office:value="33721.0297029703" calcext:value-type="float">
            <text:p>33721.030</text:p>
          </table:table-cell>
          <table:table-cell table:style-name="ce17" table:formula="of:=[.$B$15]/[.F20]" office:value-type="float" office:value="16347.9552" calcext:value-type="float">
            <text:p>16347.955</text:p>
          </table:table-cell>
          <table:table-cell table:style-name="ce17" table:formula="of:=[.$B$15]/[.G20]" office:value-type="float" office:value="8173.9776" calcext:value-type="float">
            <text:p>8173.978</text:p>
          </table:table-cell>
          <table:table-cell table:style-name="ce17" table:formula="of:=[.$B$15]/[.H20]" office:value-type="float" office:value="3065.2416" calcext:value-type="float">
            <text:p>3065.242</text:p>
          </table:table-cell>
          <table:table-cell table:style-name="ce17" table:formula="of:=[.$B$15]/[.I20]" office:value-type="float" office:value="1021.7472" calcext:value-type="float">
            <text:p>1021.747</text:p>
          </table:table-cell>
          <table:table-cell table:style-name="ce17" table:formula="of:=[.$B$15]/[.J20]" office:value-type="float" office:value="127.7184" calcext:value-type="float">
            <text:p>127.718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2]+0.5)" office:value-type="float" office:value="5108736" calcext:value-type="float">
            <text:p>5108736</text:p>
          </table:table-cell>
          <table:table-cell table:style-name="ce8" table:formula="of:=INT([.C22]+0.5)" office:value-type="float" office:value="159648" calcext:value-type="float">
            <text:p>159648</text:p>
          </table:table-cell>
          <table:table-cell table:style-name="ce8" table:formula="of:=INT([.D22]+0.5)" office:value-type="float" office:value="49044" calcext:value-type="float">
            <text:p>49044</text:p>
          </table:table-cell>
          <table:table-cell table:style-name="ce8" table:formula="of:=INT([.E22]+0.5)" office:value-type="float" office:value="33721" calcext:value-type="float">
            <text:p>33721</text:p>
          </table:table-cell>
          <table:table-cell table:style-name="ce8" table:formula="of:=INT([.F22]+0.5)" office:value-type="float" office:value="16348" calcext:value-type="float">
            <text:p>16348</text:p>
          </table:table-cell>
          <table:table-cell table:style-name="ce8" table:formula="of:=INT([.G22]+0.5)" office:value-type="float" office:value="8174" calcext:value-type="float">
            <text:p>8174</text:p>
          </table:table-cell>
          <table:table-cell table:style-name="ce8" table:formula="of:=INT([.H22]+0.5)" office:value-type="float" office:value="3065" calcext:value-type="float">
            <text:p>3065</text:p>
          </table:table-cell>
          <table:table-cell table:style-name="ce8" table:formula="of:=INT([.I22]+0.5)" office:value-type="float" office:value="1022" calcext:value-type="float">
            <text:p>1022</text:p>
          </table:table-cell>
          <table:table-cell table:style-name="ce8" table:formula="of:=INT([.J22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3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3]" office:value-type="float" office:value="300" calcext:value-type="float">
            <text:p>300.000</text:p>
          </table:table-cell>
          <table:table-cell table:style-name="ce17" table:formula="of:=[.$B$15]/[.C23]" office:value-type="float" office:value="9600" calcext:value-type="float">
            <text:p>9600.000</text:p>
          </table:table-cell>
          <table:table-cell table:style-name="ce17" table:formula="of:=[.$B$15]/[.D23]" office:value-type="float" office:value="31249.9143626132" calcext:value-type="float">
            <text:p>31249.914</text:p>
          </table:table-cell>
          <table:table-cell table:style-name="ce17" table:formula="of:=[.$B$15]/[.E23]" office:value-type="float" office:value="45450.0400343999" calcext:value-type="float">
            <text:p>45450.040</text:p>
          </table:table-cell>
          <table:table-cell table:style-name="ce17" table:formula="of:=[.$B$15]/[.F23]" office:value-type="float" office:value="93749.7430878395" calcext:value-type="float">
            <text:p>93749.743</text:p>
          </table:table-cell>
          <table:table-cell table:style-name="ce17" table:formula="of:=[.$B$15]/[.G23]" office:value-type="float" office:value="187499.486175679" calcext:value-type="float">
            <text:p>187499.486</text:p>
          </table:table-cell>
          <table:table-cell table:style-name="ce17" table:formula="of:=[.$B$15]/[.H23]" office:value-type="float" office:value="500039.412724307" calcext:value-type="float">
            <text:p>500039.413</text:p>
          </table:table-cell>
          <table:table-cell table:style-name="ce17" table:formula="of:=[.$B$15]/[.I23]" office:value-type="float" office:value="1499628.962818" calcext:value-type="float">
            <text:p>1499628.963</text:p>
          </table:table-cell>
          <table:table-cell table:style-name="ce17" table:formula="of:=[.$B$15]/[.J23]" office:value-type="float" office:value="11973600" calcext:value-type="float">
            <text:p>11973600.000</text:p>
          </table:table-cell>
          <table:table-cell table:number-columns-repeated="1014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4]" office:value-type="percentage" office:value="0" calcext:value-type="percentage">
            <text:p>0.00%</text:p>
          </table:table-cell>
          <table:table-cell table:style-name="ce18" table:formula="of:=1-[.C$20]/[.C24]" office:value-type="percentage" office:value="0" calcext:value-type="percentage">
            <text:p>0.00%</text:p>
          </table:table-cell>
          <table:table-cell table:style-name="ce18" table:formula="of:=1-[.D$20]/[.D24]" office:value-type="percentage" office:value="-0.00000274040388847929" calcext:value-type="percentage">
            <text:p>0.00%</text:p>
          </table:table-cell>
          <table:table-cell table:style-name="ce18" table:formula="of:=1-[.E$20]/[.E24]" office:value-type="percentage" office:value="0.000000880844106987411" calcext:value-type="percentage">
            <text:p>0.00%</text:p>
          </table:table-cell>
          <table:table-cell table:style-name="ce23" table:formula="of:=1-[.F$20]/[.F24]" office:value-type="percentage" office:value="-0.00000274040388847929" calcext:value-type="percentage">
            <text:p>0.00%</text:p>
          </table:table-cell>
          <table:table-cell table:style-name="ce23" table:formula="of:=1-[.G$20]/[.G24]" office:value-type="percentage" office:value="-0.00000274040388847929" calcext:value-type="percentage">
            <text:p>0.00%</text:p>
          </table:table-cell>
          <table:table-cell table:style-name="ce23" table:formula="of:=1-[.H$20]/[.H24]" office:value-type="percentage" office:value="0.0000788192356517836" calcext:value-type="percentage">
            <text:p>0.01%</text:p>
          </table:table-cell>
          <table:table-cell table:style-name="ce23" table:formula="of:=1-[.I$20]/[.I24]" office:value-type="percentage" office:value="-0.00024741932250949" calcext:value-type="percentage">
            <text:p>-0.02%</text:p>
          </table:table-cell>
          <table:table-cell table:style-name="ce23" table:formula="of:=1-[.J$20]/[.J24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2"/>
          <table:table-cell table:style-name="ce24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2])" office:value-type="float" office:value="5108736" calcext:value-type="float">
            <text:p>5108736</text:p>
          </table:table-cell>
          <table:table-cell table:formula="of:=INT([.C22])" office:value-type="float" office:value="159648" calcext:value-type="float">
            <text:p>159648</text:p>
          </table:table-cell>
          <table:table-cell table:formula="of:=INT([.D22])" office:value-type="float" office:value="49043" calcext:value-type="float">
            <text:p>49043</text:p>
          </table:table-cell>
          <table:table-cell table:formula="of:=INT([.E22])" office:value-type="float" office:value="33721" calcext:value-type="float">
            <text:p>33721</text:p>
          </table:table-cell>
          <table:table-cell table:formula="of:=INT([.F22])" office:value-type="float" office:value="16347" calcext:value-type="float">
            <text:p>16347</text:p>
          </table:table-cell>
          <table:table-cell table:formula="of:=INT([.G22])" office:value-type="float" office:value="8173" calcext:value-type="float">
            <text:p>8173</text:p>
          </table:table-cell>
          <table:table-cell table:formula="of:=INT([.H22])" office:value-type="float" office:value="3065" calcext:value-type="float">
            <text:p>3065</text:p>
          </table:table-cell>
          <table:table-cell table:formula="of:=INT([.I22])" office:value-type="float" office:value="1021" calcext:value-type="float">
            <text:p>1021</text:p>
          </table:table-cell>
          <table:table-cell table:formula="of:=INT([.J22])" office:value-type="float" office:value="127" calcext:value-type="float">
            <text:p>127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2"/>
          <table:table-cell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6]" office:value-type="float" office:value="300" calcext:value-type="float">
            <text:p>300.000</text:p>
          </table:table-cell>
          <table:table-cell table:style-name="ce17" table:formula="of:=[.$B$15]/[.C26]" office:value-type="float" office:value="9600" calcext:value-type="float">
            <text:p>9600.000</text:p>
          </table:table-cell>
          <table:table-cell table:style-name="ce17" table:formula="of:=[.$B$15]/[.D26]" office:value-type="float" office:value="31250.5515567971" calcext:value-type="float">
            <text:p>31250.552</text:p>
          </table:table-cell>
          <table:table-cell table:style-name="ce17" table:formula="of:=[.$B$15]/[.E26]" office:value-type="float" office:value="45450.0400343999" calcext:value-type="float">
            <text:p>45450.040</text:p>
          </table:table-cell>
          <table:table-cell table:style-name="ce17" table:formula="of:=[.$B$15]/[.F26]" office:value-type="float" office:value="93755.4780693705" calcext:value-type="float">
            <text:p>93755.478</text:p>
          </table:table-cell>
          <table:table-cell table:style-name="ce17" table:formula="of:=[.$B$15]/[.G26]" office:value-type="float" office:value="187522.4275052" calcext:value-type="float">
            <text:p>187522.428</text:p>
          </table:table-cell>
          <table:table-cell table:style-name="ce17" table:formula="of:=[.$B$15]/[.H26]" office:value-type="float" office:value="500039.412724307" calcext:value-type="float">
            <text:p>500039.413</text:p>
          </table:table-cell>
          <table:table-cell table:style-name="ce17" table:formula="of:=[.$B$15]/[.I26]" office:value-type="float" office:value="1501097.74730656" calcext:value-type="float">
            <text:p>1501097.747</text:p>
          </table:table-cell>
          <table:table-cell table:style-name="ce17" table:formula="of:=[.$B$15]/[.J26]" office:value-type="float" office:value="12067880.3149606" calcext:value-type="float">
            <text:p>12067880.315</text:p>
          </table:table-cell>
          <table:table-cell table:style-name="ce10" table:number-columns-repeated="1013"/>
          <table:table-cell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7]" office:value-type="percentage" office:value="0" calcext:value-type="percentage">
            <text:p>0.00%</text:p>
          </table:table-cell>
          <table:table-cell table:style-name="ce18" table:formula="of:=1-[.C$20]/[.C27]" office:value-type="percentage" office:value="0" calcext:value-type="percentage">
            <text:p>0.00%</text:p>
          </table:table-cell>
          <table:table-cell table:style-name="ce18" table:formula="of:=1-[.D$20]/[.D27]" office:value-type="percentage" office:value="0.0000176495059965864" calcext:value-type="percentage">
            <text:p>0.00%</text:p>
          </table:table-cell>
          <table:table-cell table:style-name="ce18" table:formula="of:=1-[.E$20]/[.E27]" office:value-type="percentage" office:value="0.000000880844106987411" calcext:value-type="percentage">
            <text:p>0.00%</text:p>
          </table:table-cell>
          <table:table-cell table:style-name="ce23" table:formula="of:=1-[.F$20]/[.F27]" office:value-type="percentage" office:value="0.0000584293257667179" calcext:value-type="percentage">
            <text:p>0.01%</text:p>
          </table:table-cell>
          <table:table-cell table:style-name="ce23" table:formula="of:=1-[.G$20]/[.G27]" office:value-type="percentage" office:value="0.000119599055422026" calcext:value-type="percentage">
            <text:p>0.01%</text:p>
          </table:table-cell>
          <table:table-cell table:style-name="ce23" table:formula="of:=1-[.H$20]/[.H27]" office:value-type="percentage" office:value="0.0000788192356517836" calcext:value-type="percentage">
            <text:p>0.01%</text:p>
          </table:table-cell>
          <table:table-cell table:style-name="ce23" table:formula="of:=1-[.I$20]/[.I27]" office:value-type="percentage" office:value="0.000731296351974442" calcext:value-type="percentage">
            <text:p>0.07%</text:p>
          </table:table-cell>
          <table:table-cell table:style-name="ce23" table:formula="of:=1-[.J$20]/[.J27]" office:value-type="percentage" office:value="0.00562487472439377" calcext:value-type="percentage">
            <text:p>0.56%</text:p>
          </table:table-cell>
          <table:table-cell table:style-name="ce24"/>
          <table:table-cell table:style-name="ce9" table:number-columns-repeated="1012"/>
          <table:table-cell table:style-name="ce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2]/8" office:value-type="float" office:value="638592" calcext:value-type="float">
            <text:p>638592</text:p>
          </table:table-cell>
          <table:table-cell table:formula="of:=[.C22]/8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1]+0.5)" office:value-type="float" office:value="638592" calcext:value-type="float">
            <text:p>638592</text:p>
          </table:table-cell>
          <table:table-cell table:formula="of:=INT([.C31]+0.5)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2]/8" office:value-type="float" office:value="300" calcext:value-type="float">
            <text:p>300</text:p>
          </table:table-cell>
          <table:table-cell table:formula="of:=[.$B$15]/[.C32]/8" office:value-type="float" office:value="9600" calcext:value-type="float">
            <text:p>9600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3]/[.B$20]" office:value-type="percentage" office:value="0" calcext:value-type="percentage">
            <text:p>0.00%</text:p>
          </table:table-cell>
          <table:table-cell table:style-name="ce20" table:formula="of:=1-[.C33]/[.C$20]" office:value-type="percentage" office:value="0" calcext:value-type="percentage">
            <text:p>0.00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1]/8" office:value-type="float" office:value="79824" calcext:value-type="float">
            <text:p>79824</text:p>
          </table:table-cell>
          <table:table-cell table:formula="of:=[.C31]/8" office:value-type="float" office:value="2494.5" calcext:value-type="float">
            <text:p>2494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79824" calcext:value-type="float">
            <text:p>79824</text:p>
          </table:table-cell>
          <table:table-cell table:formula="of:=INT([.C37]+0.5)" office:value-type="float" office:value="2495" calcext:value-type="float">
            <text:p>24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8]/8/8" office:value-type="float" office:value="300" calcext:value-type="float">
            <text:p>300</text:p>
          </table:table-cell>
          <table:table-cell table:formula="of:=[.$B$15]/[.C38]/8/8" office:value-type="float" office:value="9598.07615230461" calcext:value-type="float">
            <text:p>9598.07615230461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0]" office:value-type="percentage" office:value="0" calcext:value-type="percentage">
            <text:p>0.00%</text:p>
          </table:table-cell>
          <table:table-cell table:style-name="ce20" table:formula="of:=1-[.C39]/[.C$20]" office:value-type="percentage" office:value="0.000200400801603218" calcext:value-type="percentage">
            <text:p>0.0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37]/8" office:value-type="float" office:value="9978" calcext:value-type="float">
            <text:p>9978</text:p>
          </table:table-cell>
          <table:table-cell table:formula="of:=[.C37]/8" office:value-type="float" office:value="311.8125" calcext:value-type="float">
            <text:p>311.81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9978" calcext:value-type="float">
            <text:p>9978</text:p>
          </table:table-cell>
          <table:table-cell table:formula="of:=INT([.C43]+0.5)" office:value-type="float" office:value="312" calcext:value-type="float">
            <text:p>3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44]/8/8/8" office:value-type="float" office:value="300" calcext:value-type="float">
            <text:p>300</text:p>
          </table:table-cell>
          <table:table-cell table:formula="of:=[.$B$15]/[.C44]/8/8/8" office:value-type="float" office:value="9594.23076923077" calcext:value-type="float">
            <text:p>9594.23076923077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0]" office:value-type="percentage" office:value="0" calcext:value-type="percentage">
            <text:p>0.00%</text:p>
          </table:table-cell>
          <table:table-cell table:style-name="ce20" table:formula="of:=1-[.C45]/[.C$20]" office:value-type="percentage" office:value="0.000600961538461564" calcext:value-type="percentage">
            <text:p>0.06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FreeBSD Table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6" table:default-cell-style-name="Default"/>
        <table:table-row table:style-name="ro1">
          <table:table-cell table:style-name="ce25" office:value-type="string" calcext:value-type="string">
            <text:p>Crystal</text:p>
          </table:table-cell>
          <table:table-cell table:style-name="ce25" office:value-type="float" office:value="12000000" calcext:value-type="float">
            <text:p>12000000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office:value-type="string" calcext:value-type="string">
            <text:p>Table from FreeBSD kernel:</text:p>
          </table:table-cell>
          <table:table-cell table:style-name="ce25"/>
          <table:table-cell table:number-columns-repeated="8"/>
        </table:table-row>
        <table:table-row table:style-name="ro2">
          <table:table-cell/>
          <table:table-cell office:value-type="string" calcext:value-type="string">
            <text:p>range to</text:p>
          </table:table-cell>
          <table:table-cell office:value-type="string" calcext:value-type="string">
            <text:p>range from</text:p>
          </table:table-cell>
          <table:table-cell/>
          <table:table-cell office:value-type="string" calcext:value-type="string">
            <text:p>Prescaler</text:p>
            <text:p>Value</text:p>
          </table:table-cell>
          <table:table-cell office:value-type="string" calcext:value-type="string">
            <text:p>PrescalerID</text:p>
          </table:table-cell>
          <table:table-cell office:value-type="string" calcext:value-type="string">
            <text:p>Divider</text:p>
            <text:p>Value</text:p>
          </table:table-cell>
          <table:table-cell office:value-type="string" calcext:value-type="string">
            <text:p>DividerID</text:p>
          </table:table-cell>
          <table:table-cell office:value-type="string" calcext:value-type="string">
            <text:p>Orig</text:p>
            <text:p>Divider Hex</text:p>
          </table:table-cell>
          <table:table-cell/>
        </table:table-row>
        <table:table-row table:style-name="ro3">
          <table:table-cell/>
          <table:table-cell table:number-columns-repeated="2" office:value-type="float" office:value="307200" calcext:value-type="float">
            <text:p>3072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5]" office:value-type="float" office:value="39" calcext:value-type="float">
            <text:p>3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xD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number-columns-repeated="2" office:value-type="float" office:value="921600" calcext:value-type="float">
            <text:p>9216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6]" office:value-type="float" office:value="13" calcext:value-type="float">
            <text:p>1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xF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99999" calcext:value-type="float">
            <text:p>2999999</text:p>
          </table:table-cell>
          <table:table-cell office:value-type="float" office:value="23530" calcext:value-type="float">
            <text:p>23530</text:p>
          </table:table-cell>
          <table:table-cell office:value-type="float" office:value="6000000" calcext:value-type="float">
            <text:p>6000000</text:p>
          </table:table-cell>
          <table:table-cell table:formula="of:=[.$B$1]/[.D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3529" calcext:value-type="float">
            <text:p>23529</text:p>
          </table:table-cell>
          <table:table-cell office:value-type="float" office:value="2942" calcext:value-type="float">
            <text:p>2942</text:p>
          </table:table-cell>
          <table:table-cell office:value-type="float" office:value="750000" calcext:value-type="float">
            <text:p>750000</text:p>
          </table:table-cell>
          <table:table-cell table:formula="of:=[.$B$1]/[.D8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41" calcext:value-type="float">
            <text:p>2941</text:p>
          </table:table-cell>
          <table:table-cell office:value-type="float" office:value="368" calcext:value-type="float">
            <text:p>368</text:p>
          </table:table-cell>
          <table:table-cell office:value-type="float" office:value="93750" calcext:value-type="float">
            <text:p>93750</text:p>
          </table:table-cell>
          <table:table-cell table:formula="of:=[.$B$1]/[.D9]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11719" calcext:value-type="float">
            <text:p>1171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</table:table>
      <table:table table:name="cascading prescalers" table:style-name="ta1">
        <table:table-column table:style-name="co15" table:default-cell-style-name="Default"/>
        <table:table-column table:style-name="co16" table:default-cell-style-name="Default"/>
        <table:table-column table:style-name="co8" table:default-cell-style-name="ce80"/>
        <table:table-column table:style-name="co8" table:default-cell-style-name="Default"/>
        <table:table-column table:style-name="co17" table:default-cell-style-name="ce85"/>
        <table:table-column table:style-name="co8" table:number-columns-repeated="1019" table:default-cell-style-name="Default"/>
        <table:table-row table:style-name="ro3">
          <table:table-cell office:value-type="string" calcext:value-type="string">
            <text:p>There are 3 prescalers, each one can be enabled or bypasse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table:style-name="ce10" office:value-type="string" calcext:value-type="string">
            <text:p>'Enable’ bits of prescaler (0=enable)</text:p>
          </table:table-cell>
          <table:table-cell/>
          <table:table-cell table:style-name="Default"/>
          <table:table-cell table:number-columns-repeated="1019"/>
        </table:table-row>
        <table:table-row table:style-name="ro7">
          <table:table-cell office:value-type="string" calcext:value-type="string">
            <text:p>natural order</text:p>
          </table:table-cell>
          <table:table-cell table:style-name="ce10" office:value-type="string" calcext:value-type="string">
            <text:p>Register</text:p>
            <text:p>Valu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Known</text:p>
            <text:p>From</text:p>
            <text:p>Source</text:p>
          </table:table-cell>
          <table:table-cell table:style-name="ce10" office:value-type="string" calcext:value-type="string">
            <text:p>calculated</text:p>
          </table:table-cell>
          <table:table-cell table:style-name="ce10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C7];1;[.$C$6])*IF([.D7];1;[.$D$6])*IF([.E7];1;[.$E$6])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C8];1;[.$C$6])*IF([.D8];1;[.$D$6])*IF([.E8];1;[.$E$6])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9];1;[.$C$6])*IF([.D9];1;[.$D$6])*IF([.E9];1;[.$E$6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C10];1;[.$C$6])*IF([.D10];1;[.$D$6])*IF([.E10];1;[.$E$6])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1];1;[.$C$6])*IF([.D11];1;[.$D$6])*IF([.E11];1;[.$E$6])" office:value-type="float" office:value="64" calcext:value-type="float">
            <text:p>64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IF([.C12];1;[.$C$6])*IF([.D12];1;[.$D$6])*IF([.E12];1;[.$E$6])" office:value-type="float" office:value="128" calcext:value-type="float">
            <text:p>128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];1;[.$C$6])*IF([.D13];1;[.$D$6])*IF([.E13];1;[.$E$6])" office:value-type="float" office:value="512" calcext:value-type="float">
            <text:p>512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formula="of:=IF([.C14];1;[.$C$6])*IF([.D14];1;[.$D$6])*IF([.E14];1;[.$E$6])" office:value-type="float" office:value="1024" calcext:value-type="float">
            <text:p>102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7" office:value-type="string" calcext:value-type="string">
            <text:p>2^0</text:p>
          </table:table-cell>
          <table:table-cell table:style-name="ce27" office:value-type="string" calcext:value-type="string">
            <text:p>2^2</text:p>
          </table:table-cell>
          <table:table-cell table:style-name="ce27" office:value-type="string" calcext:value-type="string">
            <text:p>2^1</text:p>
          </table:table-cell>
          <table:table-cell table:number-columns-repeated="1019"/>
        </table:table-row>
      </table:table>
      <table:table table:name="measurements" table:style-name="ta1">
        <table:table-column table:style-name="co8" table:number-columns-repeated="5" table:default-cell-style-name="Default"/>
        <table:table-column table:style-name="co26" table:default-cell-style-name="ce28"/>
        <table:table-column table:style-name="co27" table:default-cell-style-name="Default"/>
        <table:table-column table:style-name="co8" table:number-columns-repeated="1017" table:default-cell-style-name="Default"/>
        <table:table-row table:style-name="ro1">
          <table:table-cell table:style-name="ce76" office:value-type="string" calcext:value-type="string">
            <text:p>Measurements of bit timings. </text:p>
          </table:table-cell>
          <table:table-cell table:style-name="ce77" table:number-columns-repeated="2"/>
          <table:table-cell table:number-columns-repeated="1021"/>
        </table:table-row>
        <table:table-row table:style-name="ro3">
          <table:table-cell table:style-name="ce77" office:value-type="string" calcext:value-type="string">
            <text:p>The time of a 0x00 frame is measured from the beginning of the start bit to the beginning of the stop bit (see column “9 bit times) and then divided by 9 (see column 1 bit time).</text:p>
          </table:table-cell>
          <table:table-cell table:style-name="ce77" table:number-columns-repeated="2"/>
          <table:table-cell table:number-columns-repeated="1021"/>
        </table:table-row>
        <table:table-row table:style-name="ro3" table:number-rows-repeated="2">
          <table:table-cell table:style-name="ce77" table:number-columns-repeated="3"/>
          <table:table-cell table:number-columns-repeated="1021"/>
        </table:table-row>
        <table:table-row table:style-name="ro2">
          <table:table-cell table:style-name="ce77" office:value-type="string" calcext:value-type="string">
            <text:p>Requested</text:p>
            <text:p>Baud rate</text:p>
          </table:table-cell>
          <table:table-cell table:style-name="ce88" office:value-type="string" calcext:value-type="string">
            <text:p>Measured</text:p>
            <text:p>Baud</text:p>
          </table:table-cell>
          <table:table-cell table:style-name="ce88" office:value-type="string" calcext:value-type="string">
            <text:p>Measured</text:p>
            <text:p>relative error</text:p>
          </table:table-cell>
          <table:table-cell table:style-name="ce77" office:value-type="string" calcext:value-type="string">
            <text:p>9 bit times</text:p>
            <text:p>Measured</text:p>
          </table:table-cell>
          <table:table-cell table:style-name="ce77" office:value-type="string" calcext:value-type="string">
            <text:p>1 bit time</text:p>
          </table:table-cell>
          <table:table-cell table:style-name="ce88" office:value-type="string" calcext:value-type="string">
            <text:p>calculated divisor</text:p>
          </table:table-cell>
          <table:table-cell table:style-name="ce77" office:value-type="string" calcext:value-type="string">
            <text:p>kernel trace message with claculated values</text:p>
          </table:table-cell>
          <table:table-cell table:style-name="ce77" table:number-columns-repeated="1017"/>
        </table:table-row>
        <table:table-row table:style-name="ro3">
          <table:table-cell table:style-name="ce78" office:value-type="float" office:value="46" calcext:value-type="float">
            <text:p>46</text:p>
          </table:table-cell>
          <table:table-cell table:style-name="ce28" table:formula="of:=1/[.E6]" office:value-type="float" office:value="45.9652706843718" calcext:value-type="float">
            <text:p>45.97</text:p>
          </table:table-cell>
          <table:table-cell table:style-name="ce47" table:formula="of:=([.B6]/[.A6] -1)" office:value-type="percentage" office:value="-0.000754985122351948" calcext:value-type="percentage">
            <text:p>-0.08%</text:p>
          </table:table-cell>
          <table:table-cell table:style-name="ce89" office:value-type="float" office:value="0.1958" calcext:value-type="float">
            <text:p>1.96E-01</text:p>
          </table:table-cell>
          <table:table-cell table:style-name="ce89" table:formula="of:=[.D6]/9" office:value-type="float" office:value="0.0217555555555556" calcext:value-type="float">
            <text:p>2.18E-02</text:p>
          </table:table-cell>
          <table:table-cell table:formula="of:=12000000/[.B6]" office:value-type="float" office:value="261066.666666667" calcext:value-type="float">
            <text:p>261066.67</text:p>
          </table:table-cell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50" calcext:value-type="float">
            <text:p>50</text:p>
          </table:table-cell>
          <table:table-cell table:style-name="ce28" table:formula="of:=1/[.E7]" office:value-type="float" office:value="50.055617352614" calcext:value-type="float">
            <text:p>50.06</text:p>
          </table:table-cell>
          <table:table-cell table:style-name="ce47" table:formula="of:=([.B7]/[.A7] -1)" office:value-type="percentage" office:value="0.00111234705228025" calcext:value-type="percentage">
            <text:p>0.11%</text:p>
          </table:table-cell>
          <table:table-cell table:style-name="ce89" office:value-type="float" office:value="0.1798" calcext:value-type="float">
            <text:p>1.80E-01</text:p>
          </table:table-cell>
          <table:table-cell table:style-name="ce89" table:formula="of:=[.D7]/9" office:value-type="float" office:value="0.0199777777777778" calcext:value-type="float">
            <text:p>2.00E-02</text:p>
          </table:table-cell>
          <table:table-cell table:formula="of:=12000000/[.B7]" office:value-type="float" office:value="239733.333333333" calcext:value-type="float">
            <text:p>239733.33</text:p>
          </table:table-cell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75" calcext:value-type="float">
            <text:p>75</text:p>
          </table:table-cell>
          <table:table-cell table:style-name="ce28" table:formula="of:=1/[.E8]" office:value-type="float" office:value="75.1252086811352" calcext:value-type="float">
            <text:p>75.13</text:p>
          </table:table-cell>
          <table:table-cell table:style-name="ce47" table:formula="of:=([.B8]/[.A8] -1)" office:value-type="percentage" office:value="0.001669449081803" calcext:value-type="percentage">
            <text:p>0.17%</text:p>
          </table:table-cell>
          <table:table-cell table:style-name="ce89" office:value-type="float" office:value="0.1198" calcext:value-type="float">
            <text:p>1.20E-01</text:p>
          </table:table-cell>
          <table:table-cell table:style-name="ce89" table:formula="of:=[.D8]/9" office:value-type="float" office:value="0.0133111111111111" calcext:value-type="float">
            <text:p>1.33E-02</text:p>
          </table:table-cell>
          <table:table-cell table:formula="of:=12000000/[.B8]" office:value-type="float" office:value="159733.333333333" calcext:value-type="float">
            <text:p>159733.33</text:p>
          </table:table-cell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10" calcext:value-type="float">
            <text:p>110</text:p>
          </table:table-cell>
          <table:table-cell table:style-name="ce28" table:formula="of:=1/[.E9]" office:value-type="float" office:value="110.024449877751" calcext:value-type="float">
            <text:p>110.02</text:p>
          </table:table-cell>
          <table:table-cell table:style-name="ce47" table:formula="of:=([.B9]/[.A9] -1)" office:value-type="percentage" office:value="0.000222271615914593" calcext:value-type="percentage">
            <text:p>0.02%</text:p>
          </table:table-cell>
          <table:table-cell table:style-name="ce89" office:value-type="float" office:value="0.0818" calcext:value-type="float">
            <text:p>8.18E-02</text:p>
          </table:table-cell>
          <table:table-cell table:style-name="ce89" table:formula="of:=[.D9]/9" office:value-type="float" office:value="0.00908888888888889" calcext:value-type="float">
            <text:p>9.09E-03</text:p>
          </table:table-cell>
          <table:table-cell table:formula="of:=12000000/[.B9]" office:value-type="float" office:value="109066.666666667" calcext:value-type="float">
            <text:p>109066.67</text:p>
          </table:table-cell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35" calcext:value-type="float">
            <text:p>135</text:p>
          </table:table-cell>
          <table:table-cell table:style-name="ce28" table:formula="of:=1/[.E10]" office:value-type="float" office:value="134.730538922156" calcext:value-type="float">
            <text:p>134.73</text:p>
          </table:table-cell>
          <table:table-cell table:style-name="ce47" table:formula="of:=([.B10]/[.A10] -1)" office:value-type="percentage" office:value="-0.00199600798403199" calcext:value-type="percentage">
            <text:p>-0.20%</text:p>
          </table:table-cell>
          <table:table-cell table:style-name="ce89" office:value-type="float" office:value="0.0668" calcext:value-type="float">
            <text:p>6.68E-02</text:p>
          </table:table-cell>
          <table:table-cell table:style-name="ce89" table:formula="of:=[.D10]/9" office:value-type="float" office:value="0.00742222222222222" calcext:value-type="float">
            <text:p>7.42E-03</text:p>
          </table:table-cell>
          <table:table-cell table:formula="of:=12000000/[.B10]" office:value-type="float" office:value="89066.6666666667" calcext:value-type="float">
            <text:p>89066.67</text:p>
          </table:table-cell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50" calcext:value-type="float">
            <text:p>150</text:p>
          </table:table-cell>
          <table:table-cell table:style-name="ce28" table:formula="of:=1/[.E11]" office:value-type="float" office:value="150.25041736227" calcext:value-type="float">
            <text:p>150.25</text:p>
          </table:table-cell>
          <table:table-cell table:style-name="ce47" table:formula="of:=([.B11]/[.A11] -1)" office:value-type="percentage" office:value="0.001669449081803" calcext:value-type="percentage">
            <text:p>0.17%</text:p>
          </table:table-cell>
          <table:table-cell table:style-name="ce89" office:value-type="float" office:value="0.0599" calcext:value-type="float">
            <text:p>5.99E-02</text:p>
          </table:table-cell>
          <table:table-cell table:style-name="ce89" table:formula="of:=[.D11]/9" office:value-type="float" office:value="0.00665555555555556" calcext:value-type="float">
            <text:p>6.66E-03</text:p>
          </table:table-cell>
          <table:table-cell table:formula="of:=12000000/[.B11]" office:value-type="float" office:value="79866.6666666667" calcext:value-type="float">
            <text:p>79866.67</text:p>
          </table:table-cell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28" table:formula="of:=1/[.E12]" office:value-type="float" office:value="301.406563965171" calcext:value-type="float">
            <text:p>301.41</text:p>
          </table:table-cell>
          <table:table-cell table:style-name="ce47" table:formula="of:=([.B12]/[.A12] -1)" office:value-type="percentage" office:value="0.00468854655056927" calcext:value-type="percentage">
            <text:p>0.47%</text:p>
          </table:table-cell>
          <table:table-cell table:style-name="ce89" office:value-type="float" office:value="0.02986" calcext:value-type="float">
            <text:p>2.99E-02</text:p>
          </table:table-cell>
          <table:table-cell table:style-name="ce89" table:formula="of:=[.D12]/9" office:value-type="float" office:value="0.00331777777777778" calcext:value-type="float">
            <text:p>3.32E-03</text:p>
          </table:table-cell>
          <table:table-cell table:formula="of:=12000000/[.B12]" office:value-type="float" office:value="39813.3333333333" calcext:value-type="float">
            <text:p>39813.33</text:p>
          </table:table-cell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600" calcext:value-type="float">
            <text:p>600</text:p>
          </table:table-cell>
          <table:table-cell table:style-name="ce28" table:formula="of:=1/[.E13]" office:value-type="float" office:value="600.801068090788" calcext:value-type="float">
            <text:p>600.80</text:p>
          </table:table-cell>
          <table:table-cell table:style-name="ce47" table:formula="of:=([.B13]/[.A13] -1)" office:value-type="percentage" office:value="0.00133511348464621" calcext:value-type="percentage">
            <text:p>0.13%</text:p>
          </table:table-cell>
          <table:table-cell table:style-name="ce89" office:value-type="float" office:value="0.01498" calcext:value-type="float">
            <text:p>1.50E-02</text:p>
          </table:table-cell>
          <table:table-cell table:style-name="ce89" table:formula="of:=[.D13]/9" office:value-type="float" office:value="0.00166444444444444" calcext:value-type="float">
            <text:p>1.66E-03</text:p>
          </table:table-cell>
          <table:table-cell table:formula="of:=12000000/[.B13]" office:value-type="float" office:value="19973.3333333333" calcext:value-type="float">
            <text:p>19973.33</text:p>
          </table:table-cell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style-name="ce28" table:formula="of:=1/[.E14]" office:value-type="float" office:value="1201.60213618158" calcext:value-type="float">
            <text:p>1201.60</text:p>
          </table:table-cell>
          <table:table-cell table:style-name="ce47" table:formula="of:=([.B14]/[.A14] -1)" office:value-type="percentage" office:value="0.00133511348464621" calcext:value-type="percentage">
            <text:p>0.13%</text:p>
          </table:table-cell>
          <table:table-cell table:style-name="ce89" office:value-type="float" office:value="0.00749" calcext:value-type="float">
            <text:p>7.49E-03</text:p>
          </table:table-cell>
          <table:table-cell table:style-name="ce89" table:formula="of:=[.D14]/9" office:value-type="float" office:value="0.000832222222222222" calcext:value-type="float">
            <text:p>8.32E-04</text:p>
          </table:table-cell>
          <table:table-cell table:formula="of:=12000000/[.B14]" office:value-type="float" office:value="9986.66666666667" calcext:value-type="float">
            <text:p>9986.67</text:p>
          </table:table-cell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800" calcext:value-type="float">
            <text:p>1800</text:p>
          </table:table-cell>
          <table:table-cell table:style-name="ce28" table:formula="of:=1/[.E15]" office:value-type="float" office:value="1802.88461538462" calcext:value-type="float">
            <text:p>1802.88</text:p>
          </table:table-cell>
          <table:table-cell table:style-name="ce47" table:formula="of:=([.B15]/[.A15] -1)" office:value-type="percentage" office:value="0.0016025641025641" calcext:value-type="percentage">
            <text:p>0.16%</text:p>
          </table:table-cell>
          <table:table-cell table:style-name="ce89" office:value-type="float" office:value="0.004992" calcext:value-type="float">
            <text:p>4.99E-03</text:p>
          </table:table-cell>
          <table:table-cell table:style-name="ce89" table:formula="of:=[.D15]/9" office:value-type="float" office:value="0.000554666666666667" calcext:value-type="float">
            <text:p>5.55E-04</text:p>
          </table:table-cell>
          <table:table-cell table:formula="of:=12000000/[.B15]" office:value-type="float" office:value="6656" calcext:value-type="float">
            <text:p>6656.00</text:p>
          </table:table-cell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2400" calcext:value-type="float">
            <text:p>2400</text:p>
          </table:table-cell>
          <table:table-cell table:style-name="ce28" table:formula="of:=1/[.E16]" office:value-type="float" office:value="2403.84615384615" calcext:value-type="float">
            <text:p>2403.85</text:p>
          </table:table-cell>
          <table:table-cell table:style-name="ce47" table:formula="of:=([.B16]/[.A16] -1)" office:value-type="percentage" office:value="0.0016025641025641" calcext:value-type="percentage">
            <text:p>0.16%</text:p>
          </table:table-cell>
          <table:table-cell table:style-name="ce89" office:value-type="float" office:value="0.003744" calcext:value-type="float">
            <text:p>3.74E-03</text:p>
          </table:table-cell>
          <table:table-cell table:style-name="ce89" table:formula="of:=[.D16]/9" office:value-type="float" office:value="0.000416" calcext:value-type="float">
            <text:p>4.16E-04</text:p>
          </table:table-cell>
          <table:table-cell table:formula="of:=12000000/[.B16]" office:value-type="float" office:value="4992" calcext:value-type="float">
            <text:p>4992.00</text:p>
          </table:table-cell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style-name="ce28" table:formula="of:=1/[.E17]" office:value-type="float" office:value="4807.69230769231" calcext:value-type="float">
            <text:p>4807.69</text:p>
          </table:table-cell>
          <table:table-cell table:style-name="ce47" table:formula="of:=([.B17]/[.A17] -1)" office:value-type="percentage" office:value="0.0016025641025641" calcext:value-type="percentage">
            <text:p>0.16%</text:p>
          </table:table-cell>
          <table:table-cell table:style-name="ce89" office:value-type="float" office:value="0.001872" calcext:value-type="float">
            <text:p>1.87E-03</text:p>
          </table:table-cell>
          <table:table-cell table:style-name="ce89" table:formula="of:=[.D17]/9" office:value-type="float" office:value="0.000208" calcext:value-type="float">
            <text:p>2.08E-04</text:p>
          </table:table-cell>
          <table:table-cell table:formula="of:=12000000/[.B17]" office:value-type="float" office:value="2496" calcext:value-type="float">
            <text:p>2496.00</text:p>
          </table:table-cell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7200" calcext:value-type="float">
            <text:p>7200</text:p>
          </table:table-cell>
          <table:table-cell table:style-name="ce28" table:formula="of:=1/[.E18]" office:value-type="float" office:value="7211.53846153846" calcext:value-type="float">
            <text:p>7211.54</text:p>
          </table:table-cell>
          <table:table-cell table:style-name="ce47" table:formula="of:=([.B18]/[.A18] -1)" office:value-type="percentage" office:value="0.0016025641025641" calcext:value-type="percentage">
            <text:p>0.16%</text:p>
          </table:table-cell>
          <table:table-cell table:style-name="ce89" office:value-type="float" office:value="0.001248" calcext:value-type="float">
            <text:p>1.25E-03</text:p>
          </table:table-cell>
          <table:table-cell table:style-name="ce89" table:formula="of:=[.D18]/9" office:value-type="float" office:value="0.000138666666666667" calcext:value-type="float">
            <text:p>1.39E-04</text:p>
          </table:table-cell>
          <table:table-cell table:formula="of:=12000000/[.B18]" office:value-type="float" office:value="1664" calcext:value-type="float">
            <text:p>1664.00</text:p>
          </table:table-cell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9600" calcext:value-type="float">
            <text:p>9600</text:p>
          </table:table-cell>
          <table:table-cell table:style-name="ce28" table:formula="of:=1/[.E19]" office:value-type="float" office:value="9615.38461538462" calcext:value-type="float">
            <text:p>9615.38</text:p>
          </table:table-cell>
          <table:table-cell table:style-name="ce47" table:formula="of:=([.B19]/[.A19] -1)" office:value-type="percentage" office:value="0.0016025641025641" calcext:value-type="percentage">
            <text:p>0.16%</text:p>
          </table:table-cell>
          <table:table-cell table:style-name="ce89" office:value-type="float" office:value="0.000936" calcext:value-type="float">
            <text:p>9.36E-04</text:p>
          </table:table-cell>
          <table:table-cell table:style-name="ce89" table:formula="of:=[.D19]/9" office:value-type="float" office:value="0.000104" calcext:value-type="float">
            <text:p>1.04E-04</text:p>
          </table:table-cell>
          <table:table-cell table:formula="of:=12000000/[.B19]" office:value-type="float" office:value="1248" calcext:value-type="float">
            <text:p>1248.00</text:p>
          </table:table-cell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4400" calcext:value-type="float">
            <text:p>14400</text:p>
          </table:table-cell>
          <table:table-cell table:style-name="ce28" table:formula="of:=1/[.E20]" office:value-type="float" office:value="14423.0769230769" calcext:value-type="float">
            <text:p>14423.08</text:p>
          </table:table-cell>
          <table:table-cell table:style-name="ce47" table:formula="of:=([.B20]/[.A20] -1)" office:value-type="percentage" office:value="0.0016025641025641" calcext:value-type="percentage">
            <text:p>0.16%</text:p>
          </table:table-cell>
          <table:table-cell table:style-name="ce89" office:value-type="float" office:value="0.000624" calcext:value-type="float">
            <text:p>6.24E-04</text:p>
          </table:table-cell>
          <table:table-cell table:style-name="ce89" table:formula="of:=[.D20]/9" office:value-type="float" office:value="0.0000693333333333333" calcext:value-type="float">
            <text:p>6.93E-05</text:p>
          </table:table-cell>
          <table:table-cell table:formula="of:=12000000/[.B20]" office:value-type="float" office:value="832" calcext:value-type="float">
            <text:p>832.00</text:p>
          </table:table-cell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19200" calcext:value-type="float">
            <text:p>19200</text:p>
          </table:table-cell>
          <table:table-cell table:style-name="ce28" table:formula="of:=1/[.E21]" office:value-type="float" office:value="19230.7692307692" calcext:value-type="float">
            <text:p>19230.77</text:p>
          </table:table-cell>
          <table:table-cell table:style-name="ce47" table:formula="of:=([.B21]/[.A21] -1)" office:value-type="percentage" office:value="0.0016025641025641" calcext:value-type="percentage">
            <text:p>0.16%</text:p>
          </table:table-cell>
          <table:table-cell table:style-name="ce89" office:value-type="float" office:value="0.000468" calcext:value-type="float">
            <text:p>4.68E-04</text:p>
          </table:table-cell>
          <table:table-cell table:style-name="ce89" table:formula="of:=[.D21]/9" office:value-type="float" office:value="0.000052" calcext:value-type="float">
            <text:p>5.20E-05</text:p>
          </table:table-cell>
          <table:table-cell table:formula="of:=12000000/[.B21]" office:value-type="float" office:value="624" calcext:value-type="float">
            <text:p>624.00</text:p>
          </table:table-cell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31250" calcext:value-type="float">
            <text:p>31250</text:p>
          </table:table-cell>
          <table:table-cell table:style-name="ce28" table:formula="of:=1/[.E22]" office:value-type="float" office:value="31250" calcext:value-type="float">
            <text:p>31250.00</text:p>
          </table:table-cell>
          <table:table-cell table:style-name="ce47" table:formula="of:=([.B22]/[.A22] -1)" office:value-type="percentage" office:value="0" calcext:value-type="percentage">
            <text:p>0.00%</text:p>
          </table:table-cell>
          <table:table-cell table:style-name="ce89" office:value-type="float" office:value="0.000288" calcext:value-type="float">
            <text:p>2.88E-04</text:p>
          </table:table-cell>
          <table:table-cell table:style-name="ce89" table:formula="of:=[.D22]/9" office:value-type="float" office:value="0.000032" calcext:value-type="float">
            <text:p>3.20E-05</text:p>
          </table:table-cell>
          <table:table-cell table:formula="of:=12000000/[.B22]" office:value-type="float" office:value="384" calcext:value-type="float">
            <text:p>384.00</text:p>
          </table:table-cell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17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style-name="ce28" table:formula="of:=1/[.E23]" office:value-type="float" office:value="38461.5384615385" calcext:value-type="float">
            <text:p>38461.54</text:p>
          </table:table-cell>
          <table:table-cell table:style-name="ce47" table:formula="of:=([.B23]/[.A23] -1)" office:value-type="percentage" office:value="0.0016025641025641" calcext:value-type="percentage">
            <text:p>0.16%</text:p>
          </table:table-cell>
          <table:table-cell table:style-name="ce89" office:value-type="float" office:value="0.000234" calcext:value-type="float">
            <text:p>2.34E-04</text:p>
          </table:table-cell>
          <table:table-cell table:style-name="ce89" table:formula="of:=[.D23]/9" office:value-type="float" office:value="0.000026" calcext:value-type="float">
            <text:p>2.60E-05</text:p>
          </table:table-cell>
          <table:table-cell table:formula="of:=12000000/[.B23]" office:value-type="float" office:value="312" calcext:value-type="float">
            <text:p>312.00</text:p>
          </table:table-cell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45450" calcext:value-type="float">
            <text:p>45450</text:p>
          </table:table-cell>
          <table:table-cell table:style-name="ce28" table:formula="of:=1/[.E24]" office:value-type="float" office:value="45454.5454545455" calcext:value-type="float">
            <text:p>45454.55</text:p>
          </table:table-cell>
          <table:table-cell table:style-name="ce47" table:formula="of:=([.B24]/[.A24] -1)" office:value-type="percentage" office:value="0.000100010001000239" calcext:value-type="percentage">
            <text:p>0.01%</text:p>
          </table:table-cell>
          <table:table-cell table:style-name="ce89" office:value-type="float" office:value="0.000198" calcext:value-type="float">
            <text:p>1.98E-04</text:p>
          </table:table-cell>
          <table:table-cell table:style-name="ce89" table:formula="of:=[.D24]/9" office:value-type="float" office:value="0.000022" calcext:value-type="float">
            <text:p>2.20E-05</text:p>
          </table:table-cell>
          <table:table-cell table:formula="of:=12000000/[.B24]" office:value-type="float" office:value="264" calcext:value-type="float">
            <text:p>264.00</text:p>
          </table:table-cell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56000" calcext:value-type="float">
            <text:p>56000</text:p>
          </table:table-cell>
          <table:table-cell table:style-name="ce28" table:formula="of:=1/[.E25]" office:value-type="float" office:value="56074.7663551402" calcext:value-type="float">
            <text:p>56074.77</text:p>
          </table:table-cell>
          <table:table-cell table:style-name="ce47" table:formula="of:=([.B25]/[.A25] -1)" office:value-type="percentage" office:value="0.00133511348464621" calcext:value-type="percentage">
            <text:p>0.13%</text:p>
          </table:table-cell>
          <table:table-cell table:style-name="ce89" office:value-type="float" office:value="0.0001605" calcext:value-type="float">
            <text:p>1.61E-04</text:p>
          </table:table-cell>
          <table:table-cell table:style-name="ce89" table:formula="of:=[.D25]/9" office:value-type="float" office:value="0.0000178333333333333" calcext:value-type="float">
            <text:p>1.78E-05</text:p>
          </table:table-cell>
          <table:table-cell table:formula="of:=12000000/[.B25]" office:value-type="float" office:value="214" calcext:value-type="float">
            <text:p>214.00</text:p>
          </table:table-cell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17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style-name="ce28" table:formula="of:=1/[.E26]" office:value-type="float" office:value="57692.3076923077" calcext:value-type="float">
            <text:p>57692.31</text:p>
          </table:table-cell>
          <table:table-cell table:style-name="ce47" table:formula="of:=([.B26]/[.A26] -1)" office:value-type="percentage" office:value="0.0016025641025641" calcext:value-type="percentage">
            <text:p>0.16%</text:p>
          </table:table-cell>
          <table:table-cell table:style-name="ce89" office:value-type="float" office:value="0.000156" calcext:value-type="float">
            <text:p>1.56E-04</text:p>
          </table:table-cell>
          <table:table-cell table:style-name="ce89" table:formula="of:=[.D26]/9" office:value-type="float" office:value="0.0000173333333333333" calcext:value-type="float">
            <text:p>1.73E-05</text:p>
          </table:table-cell>
          <table:table-cell table:formula="of:=12000000/[.B26]" office:value-type="float" office:value="208" calcext:value-type="float">
            <text:p>208.00</text:p>
          </table:table-cell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76800" calcext:value-type="float">
            <text:p>76800</text:p>
          </table:table-cell>
          <table:table-cell table:style-name="ce28" table:formula="of:=1/[.E27]" office:value-type="float" office:value="76923.0769230769" calcext:value-type="float">
            <text:p>76923.08</text:p>
          </table:table-cell>
          <table:table-cell table:style-name="ce47" table:formula="of:=([.B27]/[.A27] -1)" office:value-type="percentage" office:value="0.0016025641025641" calcext:value-type="percentage">
            <text:p>0.16%</text:p>
          </table:table-cell>
          <table:table-cell table:style-name="ce89" office:value-type="float" office:value="0.000117" calcext:value-type="float">
            <text:p>1.17E-04</text:p>
          </table:table-cell>
          <table:table-cell table:style-name="ce89" table:formula="of:=[.D27]/9" office:value-type="float" office:value="0.000013" calcext:value-type="float">
            <text:p>1.30E-05</text:p>
          </table:table-cell>
          <table:table-cell table:formula="of:=12000000/[.B27]" office:value-type="float" office:value="156" calcext:value-type="float">
            <text:p>156.00</text:p>
          </table:table-cell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style-name="ce28" table:formula="of:=1/[.E28]" office:value-type="float" office:value="100000" calcext:value-type="float">
            <text:p>100000.00</text:p>
          </table:table-cell>
          <table:table-cell table:style-name="ce47" table:formula="of:=([.B28]/[.A28] -1)" office:value-type="percentage" office:value="0" calcext:value-type="percentage">
            <text:p>0.00%</text:p>
          </table:table-cell>
          <table:table-cell table:style-name="ce89" office:value-type="float" office:value="0.00009" calcext:value-type="float">
            <text:p>9.00E-05</text:p>
          </table:table-cell>
          <table:table-cell table:style-name="ce89" table:formula="of:=[.D28]/9" office:value-type="float" office:value="0.00001" calcext:value-type="float">
            <text:p>1.00E-05</text:p>
          </table:table-cell>
          <table:table-cell table:formula="of:=12000000/[.B28]" office:value-type="float" office:value="120" calcext:value-type="float">
            <text:p>120.00</text:p>
          </table:table-cell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17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style-name="ce28" table:formula="of:=1/[.E29]" office:value-type="float" office:value="115384.615384615" calcext:value-type="float">
            <text:p>115384.62</text:p>
          </table:table-cell>
          <table:table-cell table:style-name="ce47" table:formula="of:=([.B29]/[.A29] -1)" office:value-type="percentage" office:value="0.0016025641025641" calcext:value-type="percentage">
            <text:p>0.16%</text:p>
          </table:table-cell>
          <table:table-cell table:style-name="ce89" office:value-type="float" office:value="0.000078" calcext:value-type="float">
            <text:p>7.80E-05</text:p>
          </table:table-cell>
          <table:table-cell table:style-name="ce89" table:formula="of:=[.D29]/9" office:value-type="float" office:value="0.00000866666666666667" calcext:value-type="float">
            <text:p>8.67E-06</text:p>
          </table:table-cell>
          <table:table-cell table:formula="of:=12000000/[.B29]" office:value-type="float" office:value="104" calcext:value-type="float">
            <text:p>104.00</text:p>
          </table:table-cell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28000" calcext:value-type="float">
            <text:p>128000</text:p>
          </table:table-cell>
          <table:table-cell table:style-name="ce28" table:formula="of:=1/[.E30]" office:value-type="float" office:value="127659.574468085" calcext:value-type="float">
            <text:p>127659.57</text:p>
          </table:table-cell>
          <table:table-cell table:style-name="ce47" table:formula="of:=([.B30]/[.A30] -1)" office:value-type="percentage" office:value="-0.00265957446808485" calcext:value-type="percentage">
            <text:p>-0.27%</text:p>
          </table:table-cell>
          <table:table-cell table:style-name="ce89" office:value-type="float" office:value="0.0000705" calcext:value-type="float">
            <text:p>7.05E-05</text:p>
          </table:table-cell>
          <table:table-cell table:style-name="ce89" table:formula="of:=[.D30]/9" office:value-type="float" office:value="0.00000783333333333333" calcext:value-type="float">
            <text:p>7.83E-06</text:p>
          </table:table-cell>
          <table:table-cell table:formula="of:=12000000/[.B30]" office:value-type="float" office:value="94" calcext:value-type="float">
            <text:p>94.00</text:p>
          </table:table-cell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17"/>
        </table:table-row>
        <table:table-row table:style-name="ro3">
          <table:table-cell office:value-type="float" office:value="187500" calcext:value-type="float">
            <text:p>187500</text:p>
          </table:table-cell>
          <table:table-cell table:style-name="ce28" table:formula="of:=1/[.E31]" office:value-type="float" office:value="187539.070639717" calcext:value-type="float">
            <text:p>187539.07</text:p>
          </table:table-cell>
          <table:table-cell table:style-name="ce47" table:formula="of:=([.B31]/[.A31] -1)" office:value-type="percentage" office:value="0.000208376745155281" calcext:value-type="percentage">
            <text:p>0.02%</text:p>
          </table:table-cell>
          <table:table-cell table:style-name="ce89" office:value-type="float" office:value="0.00004799" calcext:value-type="float">
            <text:p>4.80E-05</text:p>
          </table:table-cell>
          <table:table-cell table:style-name="ce89" table:formula="of:=[.D31]/9" office:value-type="float" office:value="0.00000533222222222222" calcext:value-type="float">
            <text:p>5.33E-06</text:p>
          </table:table-cell>
          <table:table-cell table:formula="of:=12000000/[.B31]" office:value-type="float" office:value="63.9866666666667" calcext:value-type="float">
            <text:p>63.99</text:p>
          </table:table-cell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17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style-name="ce28" table:formula="of:=1/[.E32]" office:value-type="float" office:value="230769.230769231" calcext:value-type="float">
            <text:p>230769.23</text:p>
          </table:table-cell>
          <table:table-cell table:style-name="ce47" table:formula="of:=([.B32]/[.A32] -1)" office:value-type="percentage" office:value="0.0016025641025641" calcext:value-type="percentage">
            <text:p>0.16%</text:p>
          </table:table-cell>
          <table:table-cell table:style-name="ce89" office:value-type="float" office:value="0.000039" calcext:value-type="float">
            <text:p>3.90E-05</text:p>
          </table:table-cell>
          <table:table-cell table:style-name="ce89" table:formula="of:=[.D32]/9" office:value-type="float" office:value="0.00000433333333333333" calcext:value-type="float">
            <text:p>4.33E-06</text:p>
          </table:table-cell>
          <table:table-cell table:formula="of:=12000000/[.B32]" office:value-type="float" office:value="52" calcext:value-type="float">
            <text:p>52.00</text:p>
          </table:table-cell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17"/>
        </table:table-row>
        <table:table-row table:style-name="ro3">
          <table:table-cell office:value-type="float" office:value="250000" calcext:value-type="float">
            <text:p>250000</text:p>
          </table:table-cell>
          <table:table-cell table:style-name="ce28" table:formula="of:=1/[.E33]" office:value-type="float" office:value="250000" calcext:value-type="float">
            <text:p>250000.00</text:p>
          </table:table-cell>
          <table:table-cell table:style-name="ce47" table:formula="of:=([.B33]/[.A33] -1)" office:value-type="percentage" office:value="0" calcext:value-type="percentage">
            <text:p>0.00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33]/9" office:value-type="float" office:value="0.000004" calcext:value-type="float">
            <text:p>4.00E-06</text:p>
          </table:table-cell>
          <table:table-cell table:formula="of:=12000000/[.B33]" office:value-type="float" office:value="48" calcext:value-type="float">
            <text:p>48.00</text:p>
          </table:table-cell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17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style-name="ce28" table:formula="of:=1/[.E34]" office:value-type="float" office:value="255391.60045403" calcext:value-type="float">
            <text:p>255391.60</text:p>
          </table:table-cell>
          <table:table-cell table:style-name="ce47" table:formula="of:=([.B34]/[.A34] -1)" office:value-type="percentage" office:value="-0.00237656072644721" calcext:value-type="percentage">
            <text:p>-0.24%</text:p>
          </table:table-cell>
          <table:table-cell table:style-name="ce89" office:value-type="float" office:value="0.00003524" calcext:value-type="float">
            <text:p>3.52E-05</text:p>
          </table:table-cell>
          <table:table-cell table:style-name="ce89" table:formula="of:=[.D34]/9" office:value-type="float" office:value="0.00000391555555555556" calcext:value-type="float">
            <text:p>3.92E-06</text:p>
          </table:table-cell>
          <table:table-cell table:formula="of:=12000000/[.B34]" office:value-type="float" office:value="46.9866666666667" calcext:value-type="float">
            <text:p>46.99</text:p>
          </table:table-cell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17"/>
        </table:table-row>
        <table:table-row table:style-name="ro3">
          <table:table-cell table:style-name="ce111" office:value-type="float" office:value="307200" calcext:value-type="float">
            <text:p>307200</text:p>
          </table:table-cell>
          <table:table-cell table:style-name="ce28" table:formula="of:=1/[.E35]" office:value-type="float" office:value="307692.307692308" calcext:value-type="float">
            <text:p>307692.31</text:p>
          </table:table-cell>
          <table:table-cell table:style-name="ce47" table:formula="of:=([.B35]/[.A35] -1)" office:value-type="percentage" office:value="0.0016025641025641" calcext:value-type="percentage">
            <text:p>0.16%</text:p>
          </table:table-cell>
          <table:table-cell table:style-name="ce89" office:value-type="float" office:value="0.00002925" calcext:value-type="float">
            <text:p>2.93E-05</text:p>
          </table:table-cell>
          <table:table-cell table:style-name="ce89" table:formula="of:=[.D35]/9" office:value-type="float" office:value="0.00000325" calcext:value-type="float">
            <text:p>3.25E-06</text:p>
          </table:table-cell>
          <table:table-cell table:formula="of:=12000000/[.B35]" office:value-type="float" office:value="39" calcext:value-type="float">
            <text:p>39.00</text:p>
          </table:table-cell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460800" calcext:value-type="float">
            <text:p>460800</text:p>
          </table:table-cell>
          <table:table-cell table:style-name="ce28" table:formula="of:=1/[.E36]" office:value-type="float" office:value="461538.461538462" calcext:value-type="float">
            <text:p>461538.46</text:p>
          </table:table-cell>
          <table:table-cell table:style-name="ce47" table:formula="of:=([.B36]/[.A36] -1)" office:value-type="percentage" office:value="0.0016025641025641" calcext:value-type="percentage">
            <text:p>0.16%</text:p>
          </table:table-cell>
          <table:table-cell table:style-name="ce89" office:value-type="float" office:value="0.0000195" calcext:value-type="float">
            <text:p>1.95E-05</text:p>
          </table:table-cell>
          <table:table-cell table:style-name="ce89" table:formula="of:=[.D36]/9" office:value-type="float" office:value="0.00000216666666666667" calcext:value-type="float">
            <text:p>2.17E-06</text:p>
          </table:table-cell>
          <table:table-cell table:formula="of:=12000000/[.B36]" office:value-type="float" office:value="26" calcext:value-type="float">
            <text:p>26.00</text:p>
          </table:table-cell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17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style-name="ce28" table:formula="of:=1/[.E37]" office:value-type="float" office:value="500000" calcext:value-type="float">
            <text:p>500000.00</text:p>
          </table:table-cell>
          <table:table-cell table:style-name="ce47" table:formula="of:=([.B37]/[.A37] -1)" office:value-type="percentage" office:value="0" calcext:value-type="percentage">
            <text:p>0.00%</text:p>
          </table:table-cell>
          <table:table-cell table:style-name="ce89" office:value-type="float" office:value="0.000018" calcext:value-type="float">
            <text:p>1.80E-05</text:p>
          </table:table-cell>
          <table:table-cell table:style-name="ce89" table:formula="of:=[.D37]/9" office:value-type="float" office:value="0.000002" calcext:value-type="float">
            <text:p>2.00E-06</text:p>
          </table:table-cell>
          <table:table-cell table:formula="of:=12000000/[.B37]" office:value-type="float" office:value="24" calcext:value-type="float">
            <text:p>24.00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750000" calcext:value-type="float">
            <text:p>750000</text:p>
          </table:table-cell>
          <table:table-cell table:style-name="ce28" table:formula="of:=1/[.E38]" office:value-type="float" office:value="750000" calcext:value-type="float">
            <text:p>750000.00</text:p>
          </table:table-cell>
          <table:table-cell table:style-name="ce47" table:formula="of:=([.B38]/[.A38] -1)" office:value-type="percentage" office:value="0" calcext:value-type="percentage">
            <text:p>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38]/9" office:value-type="float" office:value="0.00000133333333333333" calcext:value-type="float">
            <text:p>1.33E-06</text:p>
          </table:table-cell>
          <table:table-cell table:formula="of:=12000000/[.B38]" office:value-type="float" office:value="16" calcext:value-type="float">
            <text:p>16.00</text:p>
          </table:table-cell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17"/>
        </table:table-row>
        <table:table-row table:style-name="ro3">
          <table:table-cell table:style-name="ce111" office:value-type="float" office:value="857143" calcext:value-type="float">
            <text:p>857143</text:p>
          </table:table-cell>
          <table:table-cell table:style-name="ce28" table:formula="of:=1/[.E39]" office:value-type="float" office:value="857142.857142857" calcext:value-type="float">
            <text:p>857142.86</text:p>
          </table:table-cell>
          <table:table-cell table:style-name="ce47" table:formula="of:=([.B39]/[.A39] -1)" office:value-type="percentage" office:value="-0.000000166666638823365" calcext:value-type="percentage">
            <text:p>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39]/9" office:value-type="float" office:value="0.00000116666666666667" calcext:value-type="float">
            <text:p>1.17E-06</text:p>
          </table:table-cell>
          <table:table-cell table:formula="of:=12000000/[.B39]" office:value-type="float" office:value="14" calcext:value-type="float">
            <text:p>14.00</text:p>
          </table:table-cell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17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style-name="ce28" table:formula="of:=1/[.E40]" office:value-type="float" office:value="923361.034164358" calcext:value-type="float">
            <text:p>923361.03</text:p>
          </table:table-cell>
          <table:table-cell table:style-name="ce47" table:formula="of:=([.B40]/[.A40] -1)" office:value-type="percentage" office:value="0.00191084436236788" calcext:value-type="percentage">
            <text:p>0.19%</text:p>
          </table:table-cell>
          <table:table-cell table:style-name="ce89" office:value-type="float" office:value="0.000009747" calcext:value-type="float">
            <text:p>9.75E-06</text:p>
          </table:table-cell>
          <table:table-cell table:style-name="ce89" table:formula="of:=[.D40]/9" office:value-type="float" office:value="0.000001083" calcext:value-type="float">
            <text:p>1.08E-06</text:p>
          </table:table-cell>
          <table:table-cell table:formula="of:=12000000/[.B40]" office:value-type="float" office:value="12.996" calcext:value-type="float">
            <text:p>13.00</text:p>
          </table:table-cell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28" table:formula="of:=1/[.E41]" office:value-type="float" office:value="1000000" calcext:value-type="float">
            <text:p>1000000.00</text:p>
          </table:table-cell>
          <table:table-cell table:style-name="ce47" table:formula="of:=([.B41]/[.A41] -1)" office:value-type="percentage" office:value="0" calcext:value-type="percentage">
            <text:p>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41]/9" office:value-type="float" office:value="0.000001" calcext:value-type="float">
            <text:p>1.00E-06</text:p>
          </table:table-cell>
          <table:table-cell table:formula="of:=12000000/[.B41]" office:value-type="float" office:value="12" calcext:value-type="float">
            <text:p>12.00</text:p>
          </table:table-cell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17"/>
        </table:table-row>
        <table:table-row table:style-name="ro3">
          <table:table-cell office:value-type="float" office:value="1090909" calcext:value-type="float">
            <text:p>1090909</text:p>
          </table:table-cell>
          <table:table-cell table:style-name="ce28" table:formula="of:=1/[.E42]" office:value-type="float" office:value="1091305.92942888" calcext:value-type="float">
            <text:p>1091305.93</text:p>
          </table:table-cell>
          <table:table-cell table:style-name="ce47" table:formula="of:=([.B42]/[.A42] -1)" office:value-type="percentage" office:value="0.000363852006797449" calcext:value-type="percentage">
            <text:p>0.04%</text:p>
          </table:table-cell>
          <table:table-cell table:style-name="ce89" office:value-type="float" office:value="0.000008247" calcext:value-type="float">
            <text:p>8.25E-06</text:p>
          </table:table-cell>
          <table:table-cell table:style-name="ce89" table:formula="of:=[.D42]/9" office:value-type="float" office:value="0.000000916333333333333" calcext:value-type="float">
            <text:p>9.16E-07</text:p>
          </table:table-cell>
          <table:table-cell table:formula="of:=12000000/[.B42]" office:value-type="float" office:value="10.996" calcext:value-type="float">
            <text:p>11.00</text:p>
          </table:table-cell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17"/>
        </table:table-row>
        <table:table-row table:style-name="ro3">
          <table:table-cell office:value-type="float" office:value="1200000" calcext:value-type="float">
            <text:p>1200000</text:p>
          </table:table-cell>
          <table:table-cell table:style-name="ce28" table:formula="of:=1/[.E43]" office:value-type="float" office:value="1200480.19207683" calcext:value-type="float">
            <text:p>1200480.19</text:p>
          </table:table-cell>
          <table:table-cell table:style-name="ce47" table:formula="of:=([.B43]/[.A43] -1)" office:value-type="percentage" office:value="0.000400160064025767" calcext:value-type="percentage">
            <text:p>0.04%</text:p>
          </table:table-cell>
          <table:table-cell table:style-name="ce89" office:value-type="float" office:value="0.000007497" calcext:value-type="float">
            <text:p>7.50E-06</text:p>
          </table:table-cell>
          <table:table-cell table:style-name="ce89" table:formula="of:=[.D43]/9" office:value-type="float" office:value="0.000000833" calcext:value-type="float">
            <text:p>8.33E-07</text:p>
          </table:table-cell>
          <table:table-cell table:formula="of:=12000000/[.B43]" office:value-type="float" office:value="9.996" calcext:value-type="float">
            <text:p>10.00</text:p>
          </table:table-cell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17"/>
        </table:table-row>
        <table:table-row table:style-name="ro3">
          <table:table-cell office:value-type="float" office:value="1333333" calcext:value-type="float">
            <text:p>1333333</text:p>
          </table:table-cell>
          <table:table-cell table:style-name="ce28" table:formula="of:=1/[.E44]" office:value-type="float" office:value="1333926.18941752" calcext:value-type="float">
            <text:p>1333926.19</text:p>
          </table:table-cell>
          <table:table-cell table:style-name="ce47" table:formula="of:=([.B44]/[.A44] -1)" office:value-type="percentage" office:value="0.000444892174362277" calcext:value-type="percentage">
            <text:p>0.04%</text:p>
          </table:table-cell>
          <table:table-cell table:style-name="ce89" office:value-type="float" office:value="0.000006747" calcext:value-type="float">
            <text:p>6.75E-06</text:p>
          </table:table-cell>
          <table:table-cell table:style-name="ce89" table:formula="of:=[.D44]/9" office:value-type="float" office:value="0.000000749666666666667" calcext:value-type="float">
            <text:p>7.50E-07</text:p>
          </table:table-cell>
          <table:table-cell table:formula="of:=12000000/[.B44]" office:value-type="float" office:value="8.996" calcext:value-type="float">
            <text:p>9.00</text:p>
          </table:table-cell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17"/>
        </table:table-row>
        <table:table-row table:style-name="ro3">
          <table:table-cell office:value-type="float" office:value="1500000" calcext:value-type="float">
            <text:p>1500000</text:p>
          </table:table-cell>
          <table:table-cell table:style-name="ce28" table:formula="of:=1/[.E45]" office:value-type="float" office:value="1500500.16672224" calcext:value-type="float">
            <text:p>1500500.17</text:p>
          </table:table-cell>
          <table:table-cell table:style-name="ce47" table:formula="of:=([.B45]/[.A45] -1)" office:value-type="percentage" office:value="0.00033344448149375" calcext:value-type="percentage">
            <text:p>0.03%</text:p>
          </table:table-cell>
          <table:table-cell table:style-name="ce89" office:value-type="float" office:value="0.000005998" calcext:value-type="float">
            <text:p>6.00E-06</text:p>
          </table:table-cell>
          <table:table-cell table:style-name="ce89" table:formula="of:=[.D45]/9" office:value-type="float" office:value="0.000000666444444444445" calcext:value-type="float">
            <text:p>6.66E-07</text:p>
          </table:table-cell>
          <table:table-cell table:formula="of:=12000000/[.B45]" office:value-type="float" office:value="7.99733333333333" calcext:value-type="float">
            <text:p>8.00</text:p>
          </table:table-cell>
          <table:table-cell office:value-type="string" calcext:value-type="string">
            <text:p>ch341.c: baud_rate 1500000, prescaler 1, prescaler_regvalue 0x87, divisor 4, divisor_regvalue 0xfc, foundDivisor 1</text:p>
          </table:table-cell>
          <table:table-cell table:number-columns-repeated="1017"/>
        </table:table-row>
        <table:table-row table:style-name="ro3">
          <table:table-cell office:value-type="float" office:value="2000000" calcext:value-type="float">
            <text:p>2000000</text:p>
          </table:table-cell>
          <table:table-cell table:style-name="ce28" table:formula="of:=1/[.E46]" office:value-type="float" office:value="2000889.28412628" calcext:value-type="float">
            <text:p>2000889.28</text:p>
          </table:table-cell>
          <table:table-cell table:style-name="ce47" table:formula="of:=([.B46]/[.A46] -1)" office:value-type="percentage" office:value="0.000444642063139211" calcext:value-type="percentage">
            <text:p>0.04%</text:p>
          </table:table-cell>
          <table:table-cell table:style-name="ce89" office:value-type="float" office:value="0.000004498" calcext:value-type="float">
            <text:p>4.50E-06</text:p>
          </table:table-cell>
          <table:table-cell table:style-name="ce89" table:formula="of:=[.D46]/9" office:value-type="float" office:value="0.000000499777777777778" calcext:value-type="float">
            <text:p>5.00E-07</text:p>
          </table:table-cell>
          <table:table-cell table:formula="of:=12000000/[.B46]" office:value-type="float" office:value="5.99733333333333" calcext:value-type="float">
            <text:p>6.00</text:p>
          </table:table-cell>
          <table:table-cell office:value-type="string" calcext:value-type="string">
            <text:p>ch341.c: baud_rate 2000000, prescaler 1, prescaler_regvalue 0x87, divisor 3, divisor_regvalue 0xfd, foundDivisor 1</text:p>
          </table:table-cell>
          <table:table-cell table:number-columns-repeated="1017"/>
        </table:table-row>
        <table:table-row table:style-name="ro3">
          <table:table-cell office:value-type="float" office:value="3000000" calcext:value-type="float">
            <text:p>3000000</text:p>
          </table:table-cell>
          <table:table-cell table:style-name="ce28" table:formula="of:=1/[.E47]" office:value-type="float" office:value="3000000" calcext:value-type="float">
            <text:p>3000000.00</text:p>
          </table:table-cell>
          <table:table-cell table:style-name="ce47" table:formula="of:=([.B47]/[.A47] -1)" office:value-type="percentage" office:value="0" calcext:value-type="percentage">
            <text:p>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47]/9" office:value-type="float" office:value="0.000000333333333333333" calcext:value-type="float">
            <text:p>3.33E-07</text:p>
          </table:table-cell>
          <table:table-cell table:formula="of:=12000000/[.B47]" office:value-type="float" office:value="4" calcext:value-type="float">
            <text:p>4.00</text:p>
          </table:table-cell>
          <table:table-cell office:value-type="string" calcext:value-type="string">
            <text:p>ch341.c: baud_rate 3000000, prescaler 1, prescaler_regvalue 0x87, divisor 2, divisor_regvalue 0xfe, foundDivisor 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fore adapting the divisor for values &lt;=8</text:p>
          </table:table-cell>
          <table:table-cell table:number-columns-repeated="1023"/>
        </table:table-row>
        <table:table-row table:style-name="ro3">
          <table:table-cell table:style-name="ce87" office:value-type="float" office:value="1500000" calcext:value-type="float">
            <text:p>1500000</text:p>
          </table:table-cell>
          <table:table-cell table:style-name="ce28" table:formula="of:=1/[.E52]" office:value-type="float" office:value="750000" calcext:value-type="float">
            <text:p>750000.00</text:p>
          </table:table-cell>
          <table:table-cell table:style-name="ce47" table:formula="of:=([.B52]/[.A52] -1)" office:value-type="percentage" office:value="-0.5" calcext:value-type="percentage">
            <text:p>-5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52]/9" office:value-type="float" office:value="0.00000133333333333333" calcext:value-type="float">
            <text:p>1.33E-06</text:p>
          </table:table-cell>
          <table:table-cell table:formula="of:=12000000/[.B52]" office:value-type="float" office:value="16" calcext:value-type="float">
            <text:p>16.00</text:p>
          </table:table-cell>
          <table:table-cell office:value-type="string" calcext:value-type="string">
            <text:p>[28844.694028] ch341.c: baud_rate 1500000, prescaler 1, prescaler_register_value 0x87, divisor 8, divisor_register_value 0xf8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714285" calcext:value-type="float">
            <text:p>1714285</text:p>
          </table:table-cell>
          <table:table-cell table:style-name="ce28" table:formula="of:=1/[.E53]" office:value-type="float" office:value="857142.857142857" calcext:value-type="float">
            <text:p>857142.86</text:p>
          </table:table-cell>
          <table:table-cell table:style-name="ce47" table:formula="of:=([.B53]/[.A53] -1)" office:value-type="percentage" office:value="-0.49999979166658" calcext:value-type="percentage">
            <text:p>-5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53]/9" office:value-type="float" office:value="0.00000116666666666667" calcext:value-type="float">
            <text:p>1.17E-06</text:p>
          </table:table-cell>
          <table:table-cell table:formula="of:=12000000/[.B53]" office:value-type="float" office:value="14" calcext:value-type="float">
            <text:p>14.00</text:p>
          </table:table-cell>
          <table:table-cell office:value-type="string" calcext:value-type="string">
            <text:p>[28793.426945] ch341.c: baud_rate 1714285, prescaler 1, prescaler_register_value 0x87, divisor 7, divisor_register_value 0xf9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000000" calcext:value-type="float">
            <text:p>2000000</text:p>
          </table:table-cell>
          <table:table-cell table:style-name="ce28" table:formula="of:=1/[.E54]" office:value-type="float" office:value="1000000" calcext:value-type="float">
            <text:p>1000000.00</text:p>
          </table:table-cell>
          <table:table-cell table:style-name="ce47" table:formula="of:=([.B54]/[.A54] -1)" office:value-type="percentage" office:value="-0.5" calcext:value-type="percentage">
            <text:p>-5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54]/9" office:value-type="float" office:value="0.000001" calcext:value-type="float">
            <text:p>1.00E-06</text:p>
          </table:table-cell>
          <table:table-cell table:formula="of:=12000000/[.B54]" office:value-type="float" office:value="12" calcext:value-type="float">
            <text:p>12.00</text:p>
          </table:table-cell>
          <table:table-cell office:value-type="string" calcext:value-type="string">
            <text:p>[26175.271220] ch341.c: baud_rate 2000000, prescaler 1, prescaler_register_value 0x87, divisor 6, divisor_register_value 0xfa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400000" calcext:value-type="float">
            <text:p>2400000</text:p>
          </table:table-cell>
          <table:table-cell table:style-name="ce28" table:formula="of:=1/[.E55]" office:value-type="float" office:value="1200000" calcext:value-type="float">
            <text:p>1200000.00</text:p>
          </table:table-cell>
          <table:table-cell table:style-name="ce47" table:formula="of:=([.B55]/[.A55] -1)" office:value-type="percentage" office:value="-0.5" calcext:value-type="percentage">
            <text:p>-50.00%</text:p>
          </table:table-cell>
          <table:table-cell table:style-name="ce89" office:value-type="float" office:value="0.0000075" calcext:value-type="float">
            <text:p>7.50E-06</text:p>
          </table:table-cell>
          <table:table-cell table:style-name="ce89" table:formula="of:=[.D55]/9" office:value-type="float" office:value="0.000000833333333333333" calcext:value-type="float">
            <text:p>8.33E-07</text:p>
          </table:table-cell>
          <table:table-cell table:formula="of:=12000000/[.B55]" office:value-type="float" office:value="10" calcext:value-type="float">
            <text:p>10.00</text:p>
          </table:table-cell>
          <table:table-cell office:value-type="string" calcext:value-type="string">
            <text:p>[28085.745913] ch341.c: baud_rate 2400000, prescaler 1, prescaler_register_value 0x87, divisor 5, divisor_register_value 0xfb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3000000" calcext:value-type="float">
            <text:p>3000000</text:p>
          </table:table-cell>
          <table:table-cell table:style-name="ce28" table:formula="of:=1/[.E56]" office:value-type="float" office:value="1500000" calcext:value-type="float">
            <text:p>1500000.00</text:p>
          </table:table-cell>
          <table:table-cell table:style-name="ce47" table:formula="of:=([.B56]/[.A56] -1)" office:value-type="percentage" office:value="-0.5" calcext:value-type="percentage">
            <text:p>-50.00%</text:p>
          </table:table-cell>
          <table:table-cell table:style-name="ce89" office:value-type="float" office:value="0.000006" calcext:value-type="float">
            <text:p>6.00E-06</text:p>
          </table:table-cell>
          <table:table-cell table:style-name="ce89" table:formula="of:=[.D56]/9" office:value-type="float" office:value="0.000000666666666666667" calcext:value-type="float">
            <text:p>6.67E-07</text:p>
          </table:table-cell>
          <table:table-cell table:formula="of:=12000000/[.B56]" office:value-type="float" office:value="8" calcext:value-type="float">
            <text:p>8.00</text:p>
          </table:table-cell>
          <table:table-cell office:value-type="string" calcext:value-type="string">
            <text:p>[26122.778474] ch341.c: baud_rate 3000000, prescaler 1, prescaler_register_value 0x87, divisor 4, divisor_register_value 0xfc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4000000" calcext:value-type="float">
            <text:p>4000000</text:p>
          </table:table-cell>
          <table:table-cell table:style-name="ce28" table:formula="of:=1/[.E57]" office:value-type="float" office:value="2000000" calcext:value-type="float">
            <text:p>2000000.00</text:p>
          </table:table-cell>
          <table:table-cell table:style-name="ce47" table:formula="of:=([.B57]/[.A57] -1)" office:value-type="percentage" office:value="-0.5" calcext:value-type="percentage">
            <text:p>-50.00%</text:p>
          </table:table-cell>
          <table:table-cell table:style-name="ce89" office:value-type="float" office:value="0.0000045" calcext:value-type="float">
            <text:p>4.50E-06</text:p>
          </table:table-cell>
          <table:table-cell table:style-name="ce89" table:formula="of:=[.D57]/9" office:value-type="float" office:value="0.0000005" calcext:value-type="float">
            <text:p>5.00E-07</text:p>
          </table:table-cell>
          <table:table-cell table:formula="of:=12000000/[.B57]" office:value-type="float" office:value="6" calcext:value-type="float">
            <text:p>6.00</text:p>
          </table:table-cell>
          <table:table-cell office:value-type="string" calcext:value-type="string">
            <text:p>[26284.472385] ch341.c: baud_rate 4000000, prescaler 1, prescaler_register_value 0x87, divisor 3, divisor_register_value 0xfd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6000000" calcext:value-type="float">
            <text:p>6000000</text:p>
          </table:table-cell>
          <table:table-cell table:style-name="ce28" table:formula="of:=1/[.E58]" office:value-type="float" office:value="3000000" calcext:value-type="float">
            <text:p>3000000.00</text:p>
          </table:table-cell>
          <table:table-cell table:style-name="ce47" table:formula="of:=([.B58]/[.A58] -1)" office:value-type="percentage" office:value="-0.5" calcext:value-type="percentage">
            <text:p>-5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58]/9" office:value-type="float" office:value="0.000000333333333333333" calcext:value-type="float">
            <text:p>3.33E-07</text:p>
          </table:table-cell>
          <table:table-cell table:formula="of:=12000000/[.B58]" office:value-type="float" office:value="4" calcext:value-type="float">
            <text:p>4.00</text:p>
          </table:table-cell>
          <table:table-cell office:value-type="string" calcext:value-type="string">
            <text:p>[26371.118031] ch341.c: baud_rate 6000000, prescaler 1, prescaler_register_value 0x87, divisor 2, divisor_register_value 0xfe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2000000" calcext:value-type="float">
            <text:p>12000000</text:p>
          </table:table-cell>
          <table:table-cell table:style-name="ce28" table:formula="of:=1/[.E59]" office:value-type="float" office:value="153846.153846154" calcext:value-type="float">
            <text:p>153846.15</text:p>
          </table:table-cell>
          <table:table-cell table:style-name="ce47" table:formula="of:=([.B59]/[.A59] -1)" office:value-type="percentage" office:value="-0.987179487179487" calcext:value-type="percentage">
            <text:p>-98.72%</text:p>
          </table:table-cell>
          <table:table-cell table:style-name="ce89" office:value-type="float" office:value="0.0000585" calcext:value-type="float">
            <text:p>5.85E-05</text:p>
          </table:table-cell>
          <table:table-cell table:style-name="ce89" table:formula="of:=[.D59]/9" office:value-type="float" office:value="0.0000065" calcext:value-type="float">
            <text:p>6.50E-06</text:p>
          </table:table-cell>
          <table:table-cell table:formula="of:=12000000/[.B59]" office:value-type="float" office:value="78" calcext:value-type="float">
            <text:p>78.00</text:p>
          </table:table-cell>
          <table:table-cell office:value-type="string" calcext:value-type="string">
            <text:p>[26454.152909] ch341.c: baud_rate 12000000, prescaler 1, prescaler_register_value 0x87, divisor 1, divisor_register_value 0xff, foundDivisor 1</text:p>
          </table:table-cell>
          <table:table-cell table:number-columns-repeated="1017"/>
        </table:table-row>
        <table:table-row table:style-name="ro3" table:number-rows-repeated="3">
          <table:table-cell table:style-name="ce101"/>
          <table:table-cell table:style-name="ce28"/>
          <table:table-cell table:style-name="ce47"/>
          <table:table-cell table:style-name="ce89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76" office:value-type="string" calcext:value-type="string">
            <text:p>Measurements with the unmodified kernel module</text:p>
          </table:table-cell>
          <table:table-cell table:number-columns-repeated="1023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style-name="ce28" table:formula="of:=1/[.E65]" office:value-type="float" office:value="38461.5384615385" calcext:value-type="float">
            <text:p>38461.54</text:p>
          </table:table-cell>
          <table:table-cell table:style-name="ce47" table:formula="of:=([.B65]/[.A65] -1)" office:value-type="percentage" office:value="0.0016025641025641" calcext:value-type="percentage">
            <text:p>0.16%</text:p>
          </table:table-cell>
          <table:table-cell table:style-name="ce89" office:value-type="float" office:value="0.000234" calcext:value-type="float">
            <text:p>2.34E-04</text:p>
          </table:table-cell>
          <table:table-cell table:style-name="ce89" table:formula="of:=[.D65]/9" office:value-type="float" office:value="0.000026" calcext:value-type="float">
            <text:p>2.60E-05</text:p>
          </table:table-cell>
          <table:table-cell table:formula="of:=12000000/[.B65]" office:value-type="float" office:value="312" calcext:value-type="float">
            <text:p>312.00</text:p>
          </table:table-cell>
          <table:table-cell table:number-columns-repeated="1018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style-name="ce28" table:formula="of:=1/[.E66]" office:value-type="float" office:value="57692.3076923077" calcext:value-type="float">
            <text:p>57692.31</text:p>
          </table:table-cell>
          <table:table-cell table:style-name="ce47" table:formula="of:=([.B66]/[.A66] -1)" office:value-type="percentage" office:value="0.0016025641025641" calcext:value-type="percentage">
            <text:p>0.16%</text:p>
          </table:table-cell>
          <table:table-cell table:style-name="ce89" office:value-type="float" office:value="0.000156" calcext:value-type="float">
            <text:p>1.56E-04</text:p>
          </table:table-cell>
          <table:table-cell table:style-name="ce89" table:formula="of:=[.D66]/9" office:value-type="float" office:value="0.0000173333333333333" calcext:value-type="float">
            <text:p>1.73E-05</text:p>
          </table:table-cell>
          <table:table-cell table:formula="of:=12000000/[.B66]" office:value-type="float" office:value="208" calcext:value-type="float">
            <text:p>208.00</text:p>
          </table:table-cell>
          <table:table-cell table:number-columns-repeated="1018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style-name="ce28" table:formula="of:=1/[.E67]" office:value-type="float" office:value="115399.410180792" calcext:value-type="float">
            <text:p>115399.41</text:p>
          </table:table-cell>
          <table:table-cell table:style-name="ce47" table:formula="of:=([.B67]/[.A67] -1)" office:value-type="percentage" office:value="0.00173099115271191" calcext:value-type="percentage">
            <text:p>0.17%</text:p>
          </table:table-cell>
          <table:table-cell table:style-name="ce89" office:value-type="float" office:value="0.00007799" calcext:value-type="float">
            <text:p>7.80E-05</text:p>
          </table:table-cell>
          <table:table-cell table:style-name="ce89" table:formula="of:=[.D67]/9" office:value-type="float" office:value="0.00000866555555555556" calcext:value-type="float">
            <text:p>8.67E-06</text:p>
          </table:table-cell>
          <table:table-cell table:formula="of:=12000000/[.B67]" office:value-type="float" office:value="103.986666666667" calcext:value-type="float">
            <text:p>103.99</text:p>
          </table:table-cell>
          <table:table-cell table:number-columns-repeated="1018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style-name="ce28" table:formula="of:=1/[.E68]" office:value-type="float" office:value="230769.230769231" calcext:value-type="float">
            <text:p>230769.23</text:p>
          </table:table-cell>
          <table:table-cell table:style-name="ce47" table:formula="of:=([.B68]/[.A68] -1)" office:value-type="percentage" office:value="0.0016025641025641" calcext:value-type="percentage">
            <text:p>0.16%</text:p>
          </table:table-cell>
          <table:table-cell table:style-name="ce89" office:value-type="float" office:value="0.000039" calcext:value-type="float">
            <text:p>3.90E-05</text:p>
          </table:table-cell>
          <table:table-cell table:style-name="ce89" table:formula="of:=[.D68]/9" office:value-type="float" office:value="0.00000433333333333333" calcext:value-type="float">
            <text:p>4.33E-06</text:p>
          </table:table-cell>
          <table:table-cell table:formula="of:=12000000/[.B68]" office:value-type="float" office:value="52" calcext:value-type="float">
            <text:p>52.00</text:p>
          </table:table-cell>
          <table:table-cell table:number-columns-repeated="1018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style-name="ce28" table:formula="of:=1/[.E69]" office:value-type="float" office:value="250000" calcext:value-type="float">
            <text:p>250000.00</text:p>
          </table:table-cell>
          <table:table-cell table:style-name="ce103" table:formula="of:=([.B69]/[.A69] -1)" office:value-type="percentage" office:value="-0.0234375" calcext:value-type="percentage">
            <text:p>-2.34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69]/9" office:value-type="float" office:value="0.000004" calcext:value-type="float">
            <text:p>4.00E-06</text:p>
          </table:table-cell>
          <table:table-cell table:formula="of:=12000000/[.B69]" office:value-type="float" office:value="48" calcext:value-type="float">
            <text:p>48.00</text:p>
          </table:table-cell>
          <table:table-cell office:value-type="string" calcext:value-type="string">
            <text:p>see scope pics in OrigLinuxKernel/256000_baud/0x00/F0016TEK.BMP</text:p>
          </table:table-cell>
          <table:table-cell table:number-columns-repeated="1017"/>
        </table:table-row>
        <table:table-row table:style-name="ro3">
          <table:table-cell office:value-type="float" office:value="460840" calcext:value-type="float">
            <text:p>460840</text:p>
          </table:table-cell>
          <table:table-cell table:style-name="ce28" table:formula="of:=1/[.E70]" office:value-type="float" office:value="461538.461538462" calcext:value-type="float">
            <text:p>461538.46</text:p>
          </table:table-cell>
          <table:table-cell table:style-name="ce47" table:formula="of:=([.B70]/[.A70] -1)" office:value-type="percentage" office:value="0.00151562698216634" calcext:value-type="percentage">
            <text:p>0.15%</text:p>
          </table:table-cell>
          <table:table-cell table:style-name="ce89" office:value-type="float" office:value="0.0000195" calcext:value-type="float">
            <text:p>1.95E-05</text:p>
          </table:table-cell>
          <table:table-cell table:style-name="ce89" table:formula="of:=[.D70]/9" office:value-type="float" office:value="0.00000216666666666667" calcext:value-type="float">
            <text:p>2.17E-06</text:p>
          </table:table-cell>
          <table:table-cell table:formula="of:=12000000/[.B70]" office:value-type="float" office:value="26" calcext:value-type="float">
            <text:p>26.00</text:p>
          </table:table-cell>
          <table:table-cell table:number-columns-repeated="1018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style-name="ce28" table:formula="of:=1/[.E71]" office:value-type="float" office:value="500000" calcext:value-type="float">
            <text:p>500000.00</text:p>
          </table:table-cell>
          <table:table-cell table:style-name="ce47" table:formula="of:=([.B71]/[.A71] -1)" office:value-type="percentage" office:value="0" calcext:value-type="percentage">
            <text:p>0.00%</text:p>
          </table:table-cell>
          <table:table-cell table:style-name="ce89" office:value-type="float" office:value="0.000018" calcext:value-type="float">
            <text:p>1.80E-05</text:p>
          </table:table-cell>
          <table:table-cell table:style-name="ce89" table:formula="of:=[.D71]/9" office:value-type="float" office:value="0.000002" calcext:value-type="float">
            <text:p>2.00E-06</text:p>
          </table:table-cell>
          <table:table-cell table:formula="of:=12000000/[.B71]" office:value-type="float" office:value="24" calcext:value-type="float">
            <text:p>24.00</text:p>
          </table:table-cell>
          <table:table-cell table:number-columns-repeated="1018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style-name="ce28" table:formula="of:=1/[.E72]" office:value-type="float" office:value="857142.857142857" calcext:value-type="float">
            <text:p>857142.86</text:p>
          </table:table-cell>
          <table:table-cell table:style-name="ce103" table:formula="of:=([.B72]/[.A72] -1)" office:value-type="percentage" office:value="-0.0699404761904762" calcext:value-type="percentage">
            <text:p>-6.99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72]/9" office:value-type="float" office:value="0.00000116666666666667" calcext:value-type="float">
            <text:p>1.17E-06</text:p>
          </table:table-cell>
          <table:table-cell table:formula="of:=12000000/[.B72]" office:value-type="float" office:value="14" calcext:value-type="float">
            <text:p>14.00</text:p>
          </table:table-cell>
          <table:table-cell office:value-type="string" calcext:value-type="string">
            <text:p>see scope pics in OrigLinuxKernel/921600_baud/0x00/F0011TEK.BMP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28" table:formula="of:=1/[.E73]" office:value-type="float" office:value="1000222.27161591" calcext:value-type="float">
            <text:p>1000222.27</text:p>
          </table:table-cell>
          <table:table-cell table:style-name="ce47" table:formula="of:=([.B73]/[.A73] -1)" office:value-type="percentage" office:value="0.000222271615914593" calcext:value-type="percentage">
            <text:p>0.02%</text:p>
          </table:table-cell>
          <table:table-cell table:style-name="ce89" office:value-type="float" office:value="0.000008998" calcext:value-type="float">
            <text:p>9.00E-06</text:p>
          </table:table-cell>
          <table:table-cell table:style-name="ce89" table:formula="of:=[.D73]/9" office:value-type="float" office:value="0.000000999777777777778" calcext:value-type="float">
            <text:p>1.00E-06</text:p>
          </table:table-cell>
          <table:table-cell table:formula="of:=12000000/[.B73]" office:value-type="float" office:value="11.9973333333333" calcext:value-type="float">
            <text:p>12.00</text:p>
          </table:table-cell>
          <table:table-cell table:number-columns-repeated="1018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ommon baud rates'.A58:'Common baud rates'.A5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reeBSD Table'.A13:'FreeBSD Table'.L1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ascading prescalers'.A7:'cascading prescalers'.G14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measurements.A65:measurements.F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6" loext:min-decimal-places="6" number:min-integer-digits="1"/>
    </number:number-style>
    <number:percentage-style style:name="N125">
      <number:text>-</number:text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1">00/00/0000</text:date>, <text:time style:data-style-name="N2" text:time-value="11:33:00.131033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Dreher</meta:initial-creator>
    <meta:creation-date>2019-10-19T20:10:29.469690016</meta:creation-date>
    <dc:date>2019-11-01T12:17:44.526275242</dc:date>
    <dc:creator>Michael Dreher</dc:creator>
    <meta:editing-duration>PT14H28M20S</meta:editing-duration>
    <meta:editing-cycles>168</meta:editing-cycles>
    <meta:generator>LibreOffice/5.3.1.2$MacOSX_X86_64 LibreOffice_project/e80a0e0fd1875e1696614d24c32df0f95f03deb2</meta:generator>
    <meta:document-statistic meta:table-count="6" meta:cell-count="1826" meta:object-count="0"/>
  </office:meta>
</office:document-meta>
</file>